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Pictures/2000000F000008D3000001FB4E348922FCF4C60B.svm" manifest:media-type=""/>
  <manifest:file-entry manifest:full-path="Object 11/Pictures/2000000F000008D3000001FBCB6FD892D0FDA7E9.svm" manifest:media-type=""/>
  <manifest:file-entry manifest:full-path="Object 11/Pictures/2000000F000008D3000001FBDAB7A99526FD63C7.svm" manifest:media-type="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Pictures/2000000F000008D3000001FB75FCC9DA5D33A0BF.svm" manifest:media-type=""/>
  <manifest:file-entry manifest:full-path="Object 6/Pictures/2000000F00000C20000001FBB71C4D73AC10BAB5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Pictures/2000000F000008D3000001FB4E348922FCF4C60B.svm" manifest:media-type=""/>
  <manifest:file-entry manifest:full-path="Object 1/Pictures/2000000F000008D3000001FBCB6FD892D0FDA7E9.svm" manifest:media-type=""/>
  <manifest:file-entry manifest:full-path="Object 1/Pictures/2000000F000008D3000001FBDAB7A99526FD63C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7.4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.56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9.34pt"/>
    </style:style>
    <style:style style:name="co8" style:family="table-column">
      <style:table-column-properties fo:break-before="auto" style:column-width="87.96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139.4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4"/>
    <style:style style:name="ce4" style:family="table-cell" style:parent-style-name="Default" style:data-style-name="N122"/>
    <style:style style:name="ce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6" style:family="table-cell" style:parent-style-name="Default" style:data-style-name="N2">
      <style:table-cell-properties fo:background-color="#ffff00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2">
      <style:table-cell-properties fo:background-color="#ff3333"/>
    </style:style>
    <style:style style:name="ce10" style:family="table-cell" style:parent-style-name="Default" style:data-style-name="N1">
      <style:table-cell-properties fo:background-color="#ff3333"/>
    </style:style>
    <style:style style:name="ce11" style:family="table-cell" style:parent-style-name="Default" style:data-style-name="N124">
      <style:table-cell-properties fo:background-color="#ff3333"/>
    </style:style>
    <style:style style:name="ce12" style:family="table-cell" style:parent-style-name="Default" style:data-style-name="N122">
      <style:table-cell-properties fo:background-color="#ff3333"/>
    </style:style>
    <style:style style:name="ce13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ce7"/>
        <table:table-column table:style-name="co3" table:number-columns-repeated="3" table:default-cell-style-name="Default"/>
        <table:table-column table:style-name="co3" table:default-cell-style-name="ce8"/>
        <table:table-column table:style-name="co3" table:visibility="collapse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visibility="collapse" table:number-columns-repeated="4" table:default-cell-style-name="Default"/>
        <table:table-column table:style-name="co3" table:number-columns-repeated="23" table:default-cell-style-name="Default"/>
        <table:table-row table:style-name="ro1">
          <table:table-cell office:value-type="string" calcext:value-type="string">
            <text:p>file </text:p>
          </table:table-cell>
          <table:table-cell office:value-type="string" calcext:value-type="string">
            <text:p><text:s/>slurm-2289533.out and <text:s/>slurm-2296205.out</text:p>
          </table:table-cell>
          <table:table-cell table:number-columns-repeated="2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alysis step:</text:p>
          </table:table-cell>
          <table:table-cell table:style-name="ce1" office:value-type="float" office:value="13.2136" calcext:value-type="float">
            <text:p>13.21</text:p>
          </table:table-cell>
          <table:table-cell table:style-name="ce1" office:value-type="float" office:value="13.2907" calcext:value-type="float">
            <text:p>13.29</text:p>
          </table:table-cell>
          <table:table-cell table:style-name="ce1" office:value-type="float" office:value="13.2404" calcext:value-type="float">
            <text:p>13.24</text:p>
          </table:table-cell>
          <table:table-cell table:style-name="ce6" table:formula="of:=IF(ISBLANK([all.D2]);&quot;&quot;;AVERAGE([all.B2:.D2]))" office:value-type="float" office:value="13.2482333333333" calcext:value-type="float">
            <text:p>13.25</text:p>
          </table:table-cell>
          <table:table-cell table:style-name="ce1" office:value-type="float" office:value="3.30572" calcext:value-type="float">
            <text:p>3.31</text:p>
          </table:table-cell>
          <table:table-cell table:style-name="ce1" office:value-type="float" office:value="3.28961" calcext:value-type="float">
            <text:p>3.29</text:p>
          </table:table-cell>
          <table:table-cell table:style-name="ce1" office:value-type="float" office:value="3.32011" calcext:value-type="float">
            <text:p>3.32</text:p>
          </table:table-cell>
          <table:table-cell table:style-name="ce6" table:formula="of:=IF(ISBLANK([all.H2]);&quot;&quot;;AVERAGE([all.F2:.H2]))" office:value-type="float" office:value="3.30514666666667" calcext:value-type="float">
            <text:p>3.31</text:p>
          </table:table-cell>
          <table:table-cell table:style-name="ce1" office:value-type="float" office:value="14.7013" calcext:value-type="float">
            <text:p>14.70</text:p>
          </table:table-cell>
          <table:table-cell table:style-name="ce1" office:value-type="float" office:value="14.7612" calcext:value-type="float">
            <text:p>14.76</text:p>
          </table:table-cell>
          <table:table-cell table:style-name="ce1" office:value-type="float" office:value="14.7977" calcext:value-type="float">
            <text:p>14.80</text:p>
          </table:table-cell>
          <table:table-cell table:style-name="ce6" table:formula="of:=IF(ISBLANK([all.L2]);&quot;&quot;;AVERAGE([all.J2:.L2]))" office:value-type="float" office:value="14.7534" calcext:value-type="float">
            <text:p>14.75</text:p>
          </table:table-cell>
          <table:table-cell table:style-name="ce1" office:value-type="float" office:value="3.74677" calcext:value-type="float">
            <text:p>3.75</text:p>
          </table:table-cell>
          <table:table-cell table:style-name="ce9" office:value-type="float" office:value="3.76546" calcext:value-type="float">
            <text:p>3.77</text:p>
          </table:table-cell>
          <table:table-cell table:style-name="ce1" office:value-type="float" office:value="3.77926" calcext:value-type="float">
            <text:p>3.78</text:p>
          </table:table-cell>
          <table:table-cell table:style-name="ce6" table:formula="of:=IF(ISBLANK([all.P2]);&quot;&quot;;AVERAGE([all.N2];[all.P2]))" office:value-type="float" office:value="3.763015" calcext:value-type="float">
            <text:p>3.76</text:p>
          </table:table-cell>
          <table:table-cell table:style-name="ce1" office:value-type="float" office:value="15.4941" calcext:value-type="float">
            <text:p>15.49</text:p>
          </table:table-cell>
          <table:table-cell table:style-name="ce1" office:value-type="float" office:value="15.5349" calcext:value-type="float">
            <text:p>15.53</text:p>
          </table:table-cell>
          <table:table-cell table:style-name="ce1" office:value-type="float" office:value="15.4847" calcext:value-type="float">
            <text:p>15.48</text:p>
          </table:table-cell>
          <table:table-cell table:style-name="ce6" table:formula="of:=IF(ISBLANK([all.T2]);&quot;&quot;;AVERAGE([all.R2:.T2]))" office:value-type="float" office:value="15.5045666666667" calcext:value-type="float">
            <text:p>15.50</text:p>
          </table:table-cell>
          <table:table-cell table:style-name="ce1" office:value-type="float" office:value="3.71532" calcext:value-type="float">
            <text:p>3.72</text:p>
          </table:table-cell>
          <table:table-cell table:style-name="ce1" office:value-type="float" office:value="3.70041" calcext:value-type="float">
            <text:p>3.70</text:p>
          </table:table-cell>
          <table:table-cell table:style-name="ce1" office:value-type="float" office:value="3.71253" calcext:value-type="float">
            <text:p>3.71</text:p>
          </table:table-cell>
          <table:table-cell table:style-name="ce6" table:formula="of:=IF(ISBLANK([all.X2]);&quot;&quot;;AVERAGE([all.V2:.X2]))" office:value-type="float" office:value="3.70942" calcext:value-type="float">
            <text:p>3.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ization step:</text:p>
          </table:table-cell>
          <table:table-cell table:style-name="ce1" office:value-type="float" office:value="23.8093" calcext:value-type="float">
            <text:p>23.81</text:p>
          </table:table-cell>
          <table:table-cell table:style-name="ce1" office:value-type="float" office:value="23.8489" calcext:value-type="float">
            <text:p>23.85</text:p>
          </table:table-cell>
          <table:table-cell table:style-name="ce1" office:value-type="float" office:value="23.8302" calcext:value-type="float">
            <text:p>23.83</text:p>
          </table:table-cell>
          <table:table-cell table:style-name="ce6" table:formula="of:=IF(ISBLANK([all.D3]);&quot;&quot;;AVERAGE([all.B3:.D3]))" office:value-type="float" office:value="23.8294666666667" calcext:value-type="float">
            <text:p>23.83</text:p>
          </table:table-cell>
          <table:table-cell table:style-name="ce1" office:value-type="float" office:value="21.188" calcext:value-type="float">
            <text:p>21.19</text:p>
          </table:table-cell>
          <table:table-cell table:style-name="ce1" office:value-type="float" office:value="21.0115" calcext:value-type="float">
            <text:p>21.01</text:p>
          </table:table-cell>
          <table:table-cell table:style-name="ce1" office:value-type="float" office:value="20.0499" calcext:value-type="float">
            <text:p>20.05</text:p>
          </table:table-cell>
          <table:table-cell table:style-name="ce6" table:formula="of:=IF(ISBLANK([all.H3]);&quot;&quot;;AVERAGE([all.F3:.H3]))" office:value-type="float" office:value="20.7498" calcext:value-type="float">
            <text:p>20.75</text:p>
          </table:table-cell>
          <table:table-cell table:style-name="ce1" office:value-type="float" office:value="23.8622" calcext:value-type="float">
            <text:p>23.86</text:p>
          </table:table-cell>
          <table:table-cell table:style-name="ce1" office:value-type="float" office:value="23.4974" calcext:value-type="float">
            <text:p>23.50</text:p>
          </table:table-cell>
          <table:table-cell table:style-name="ce1" office:value-type="float" office:value="24.0534" calcext:value-type="float">
            <text:p>24.05</text:p>
          </table:table-cell>
          <table:table-cell table:style-name="ce6" table:formula="of:=IF(ISBLANK([all.L3]);&quot;&quot;;AVERAGE([all.J3:.L3]))" office:value-type="float" office:value="23.8043333333333" calcext:value-type="float">
            <text:p>23.80</text:p>
          </table:table-cell>
          <table:table-cell table:style-name="ce1" office:value-type="float" office:value="19.2055" calcext:value-type="float">
            <text:p>19.21</text:p>
          </table:table-cell>
          <table:table-cell table:style-name="ce9" office:value-type="float" office:value="20.7095" calcext:value-type="float">
            <text:p>20.71</text:p>
          </table:table-cell>
          <table:table-cell table:style-name="ce1" office:value-type="float" office:value="20.663" calcext:value-type="float">
            <text:p>20.66</text:p>
          </table:table-cell>
          <table:table-cell table:style-name="ce6" table:formula="of:=IF(ISBLANK([all.P3]);&quot;&quot;;AVERAGE([all.N3];[all.P3]))" office:value-type="float" office:value="19.93425" calcext:value-type="float">
            <text:p>19.93</text:p>
          </table:table-cell>
          <table:table-cell table:style-name="ce1" office:value-type="float" office:value="24.5953" calcext:value-type="float">
            <text:p>24.60</text:p>
          </table:table-cell>
          <table:table-cell table:style-name="ce1" office:value-type="float" office:value="23.9602" calcext:value-type="float">
            <text:p>23.96</text:p>
          </table:table-cell>
          <table:table-cell table:style-name="ce1" office:value-type="float" office:value="23.6509" calcext:value-type="float">
            <text:p>23.65</text:p>
          </table:table-cell>
          <table:table-cell table:style-name="ce6" table:formula="of:=IF(ISBLANK([all.T3]);&quot;&quot;;AVERAGE([all.R3:.T3]))" office:value-type="float" office:value="24.0688" calcext:value-type="float">
            <text:p>24.07</text:p>
          </table:table-cell>
          <table:table-cell table:style-name="ce1" office:value-type="float" office:value="12.63" calcext:value-type="float">
            <text:p>12.63</text:p>
          </table:table-cell>
          <table:table-cell table:style-name="ce1" office:value-type="float" office:value="13.2343" calcext:value-type="float">
            <text:p>13.23</text:p>
          </table:table-cell>
          <table:table-cell table:style-name="ce1" office:value-type="float" office:value="13.1008" calcext:value-type="float">
            <text:p>13.10</text:p>
          </table:table-cell>
          <table:table-cell table:style-name="ce6" table:formula="of:=IF(ISBLANK([all.X3]);&quot;&quot;;AVERAGE([all.V3:.X3]))" office:value-type="float" office:value="12.9883666666667" calcext:value-type="float">
            <text:p>12.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ar Solver Preparation Time:</text:p>
          </table:table-cell>
          <table:table-cell table:style-name="ce1" office:value-type="float" office:value="37.084" calcext:value-type="float">
            <text:p>37.08</text:p>
          </table:table-cell>
          <table:table-cell table:style-name="ce1" office:value-type="float" office:value="37.2" calcext:value-type="float">
            <text:p>37.20</text:p>
          </table:table-cell>
          <table:table-cell table:style-name="ce1" office:value-type="float" office:value="37.132" calcext:value-type="float">
            <text:p>37.13</text:p>
          </table:table-cell>
          <table:table-cell table:style-name="ce6" table:formula="of:=IF(ISBLANK([all.D4]);&quot;&quot;;AVERAGE([all.B4:.D4]))" office:value-type="float" office:value="37.1386666666667" calcext:value-type="float">
            <text:p>37.14</text:p>
          </table:table-cell>
          <table:table-cell table:style-name="ce1" office:value-type="float" office:value="27.943" calcext:value-type="float">
            <text:p>27.94</text:p>
          </table:table-cell>
          <table:table-cell table:style-name="ce1" office:value-type="float" office:value="27.736" calcext:value-type="float">
            <text:p>27.74</text:p>
          </table:table-cell>
          <table:table-cell table:style-name="ce1" office:value-type="float" office:value="26.822" calcext:value-type="float">
            <text:p>26.82</text:p>
          </table:table-cell>
          <table:table-cell table:style-name="ce6" table:formula="of:=IF(ISBLANK([all.H4]);&quot;&quot;;AVERAGE([all.F4:.H4]))" office:value-type="float" office:value="27.5003333333333" calcext:value-type="float">
            <text:p>27.50</text:p>
          </table:table-cell>
          <table:table-cell table:style-name="ce1" office:value-type="float" office:value="38.605" calcext:value-type="float">
            <text:p>38.61</text:p>
          </table:table-cell>
          <table:table-cell table:style-name="ce1" office:value-type="float" office:value="38.301" calcext:value-type="float">
            <text:p>38.30</text:p>
          </table:table-cell>
          <table:table-cell table:style-name="ce1" office:value-type="float" office:value="38.893" calcext:value-type="float">
            <text:p>38.89</text:p>
          </table:table-cell>
          <table:table-cell table:style-name="ce6" table:formula="of:=IF(ISBLANK([all.L4]);&quot;&quot;;AVERAGE([all.J4:.L4]))" office:value-type="float" office:value="38.5996666666667" calcext:value-type="float">
            <text:p>38.60</text:p>
          </table:table-cell>
          <table:table-cell table:style-name="ce1" office:value-type="float" office:value="26.839" calcext:value-type="float">
            <text:p>26.84</text:p>
          </table:table-cell>
          <table:table-cell table:style-name="ce9" office:value-type="float" office:value="28.371" calcext:value-type="float">
            <text:p>28.37</text:p>
          </table:table-cell>
          <table:table-cell table:style-name="ce1" office:value-type="float" office:value="28.32" calcext:value-type="float">
            <text:p>28.32</text:p>
          </table:table-cell>
          <table:table-cell table:style-name="ce6" table:formula="of:=IF(ISBLANK([all.P4]);&quot;&quot;;AVERAGE([all.N4];[all.P4]))" office:value-type="float" office:value="27.5795" calcext:value-type="float">
            <text:p>27.58</text:p>
          </table:table-cell>
          <table:table-cell table:style-name="ce1" office:value-type="float" office:value="40.12" calcext:value-type="float">
            <text:p>40.12</text:p>
          </table:table-cell>
          <table:table-cell table:style-name="ce1" office:value-type="float" office:value="39.527" calcext:value-type="float">
            <text:p>39.53</text:p>
          </table:table-cell>
          <table:table-cell table:style-name="ce1" office:value-type="float" office:value="39.166" calcext:value-type="float">
            <text:p>39.17</text:p>
          </table:table-cell>
          <table:table-cell table:style-name="ce6" table:formula="of:=IF(ISBLANK([all.T4]);&quot;&quot;;AVERAGE([all.R4:.T4]))" office:value-type="float" office:value="39.6043333333333" calcext:value-type="float">
            <text:p>39.60</text:p>
          </table:table-cell>
          <table:table-cell table:style-name="ce1" office:value-type="float" office:value="20.541" calcext:value-type="float">
            <text:p>20.54</text:p>
          </table:table-cell>
          <table:table-cell table:style-name="ce1" office:value-type="float" office:value="21.135" calcext:value-type="float">
            <text:p>21.14</text:p>
          </table:table-cell>
          <table:table-cell table:style-name="ce1" office:value-type="float" office:value="21.002" calcext:value-type="float">
            <text:p>21.00</text:p>
          </table:table-cell>
          <table:table-cell table:style-name="ce6" table:formula="of:=IF(ISBLANK([all.X4]);&quot;&quot;;AVERAGE([all.V4:.X4]))" office:value-type="float" office:value="20.8926666666667" calcext:value-type="float">
            <text:p>20.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MPI processes: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all.D5]);&quot;&quot;;AVERAGE([all.B5:.D5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all.H5]);&quot;&quot;;AVERAGE([all.F5:.H5]))" office:value-type="float" office:value="32" calcext:value-type="float">
            <text:p>32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all.L5]);&quot;&quot;;AVERAGE([all.J5:.L5]))" office:value-type="float" office:value="64" calcext:value-type="float">
            <text:p>64.00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6" table:formula="of:=IF(ISBLANK([all.P5]);&quot;&quot;;AVERAGE([all.N5];[all.P5]))" office:value-type="float" office:value="64" calcext:value-type="float">
            <text:p>64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all.T5]);&quot;&quot;;AVERAGE([all.R5:.T5]))" office:value-type="float" office:value="128" calcext:value-type="float">
            <text:p>128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all.X5]);&quot;&quot;;AVERAGE([all.V5:.X5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compute nodes: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D6]);&quot;&quot;;AVERAGE([all.B6:.D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H6]);&quot;&quot;;AVERAGE([all.F6:.H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L6]);&quot;&quot;;AVERAGE([all.J6:.L6]))" office:value-type="float" office:value="4" calcext:value-type="float">
            <text:p>4.00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IF(ISBLANK([all.P6]);&quot;&quot;;AVERAGE([all.N6];[all.P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T6]);&quot;&quot;;AVERAGE([all.R6:.T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X6]);&quot;&quot;;AVERAGE([all.V6:.X6]))" office:value-type="float" office:value="4" calcext:value-type="float">
            <text:p>4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processes per node: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all.D7]);&quot;&quot;;AVERAGE([all.B7:.D7]))" office:value-type="float" office:value="8" calcext:value-type="float">
            <text:p>8.0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all.H7]);&quot;&quot;;AVERAGE([all.F7:.H7]))" office:value-type="float" office:value="8" calcext:value-type="float">
            <text:p>8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all.L7]);&quot;&quot;;AVERAGE([all.J7:.L7]))" office:value-type="float" office:value="16" calcext:value-type="float">
            <text:p>16.0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6" table:formula="of:=IF(ISBLANK([all.P7]);&quot;&quot;;AVERAGE([all.N7];[all.P7]))" office:value-type="float" office:value="16" calcext:value-type="float">
            <text:p>16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all.T7]);&quot;&quot;;AVERAGE([all.R7:.T7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all.X7]);&quot;&quot;;AVERAGE([all.V7:.X7]))" office:value-type="float" office:value="32" calcext:value-type="float">
            <text:p>32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peak memory usage</text:p>
          </table:table-cell>
          <table:table-cell table:style-name="ce1" office:value-type="float" office:value="2596.93" calcext:value-type="float">
            <text:p>2596.93</text:p>
          </table:table-cell>
          <table:table-cell table:style-name="ce1" office:value-type="float" office:value="2668.93" calcext:value-type="float">
            <text:p>2668.93</text:p>
          </table:table-cell>
          <table:table-cell table:style-name="ce1" office:value-type="float" office:value="2714.27" calcext:value-type="float">
            <text:p>2714.27</text:p>
          </table:table-cell>
          <table:table-cell table:style-name="ce6" table:formula="of:=IF(ISBLANK([all.D8]);&quot;&quot;;AVERAGE([all.B8:.D8]))" office:value-type="float" office:value="2660.04333333333" calcext:value-type="float">
            <text:p>2660.04</text:p>
          </table:table-cell>
          <table:table-cell table:style-name="ce1" office:value-type="float" office:value="3548.75" calcext:value-type="float">
            <text:p>3548.75</text:p>
          </table:table-cell>
          <table:table-cell table:style-name="ce1" office:value-type="float" office:value="3336.67" calcext:value-type="float">
            <text:p>3336.67</text:p>
          </table:table-cell>
          <table:table-cell table:style-name="ce1" office:value-type="float" office:value="3417.08" calcext:value-type="float">
            <text:p>3417.08</text:p>
          </table:table-cell>
          <table:table-cell table:style-name="ce6" table:formula="of:=IF(ISBLANK([all.H8]);&quot;&quot;;AVERAGE([all.F8:.H8]))" office:value-type="float" office:value="3434.16666666667" calcext:value-type="float">
            <text:p>3434.17</text:p>
          </table:table-cell>
          <table:table-cell table:style-name="ce1" office:value-type="float" office:value="2374.32" calcext:value-type="float">
            <text:p>2374.32</text:p>
          </table:table-cell>
          <table:table-cell table:style-name="ce1" office:value-type="float" office:value="2336.81" calcext:value-type="float">
            <text:p>2336.81</text:p>
          </table:table-cell>
          <table:table-cell table:style-name="ce1" office:value-type="float" office:value="2360.22" calcext:value-type="float">
            <text:p>2360.22</text:p>
          </table:table-cell>
          <table:table-cell table:style-name="ce6" table:formula="of:=IF(ISBLANK([all.L8]);&quot;&quot;;AVERAGE([all.J8:.L8]))" office:value-type="float" office:value="2357.11666666667" calcext:value-type="float">
            <text:p>2357.12</text:p>
          </table:table-cell>
          <table:table-cell table:style-name="ce1" office:value-type="float" office:value="3184.58" calcext:value-type="float">
            <text:p>3184.58</text:p>
          </table:table-cell>
          <table:table-cell table:style-name="ce9" office:value-type="float" office:value="3222.52" calcext:value-type="float">
            <text:p>3222.52</text:p>
          </table:table-cell>
          <table:table-cell table:style-name="ce1" office:value-type="float" office:value="3203.85" calcext:value-type="float">
            <text:p>3203.85</text:p>
          </table:table-cell>
          <table:table-cell table:style-name="ce6" table:formula="of:=IF(ISBLANK([all.P8]);&quot;&quot;;AVERAGE([all.N8];[all.P8]))" office:value-type="float" office:value="3194.215" calcext:value-type="float">
            <text:p>3194.22</text:p>
          </table:table-cell>
          <table:table-cell table:style-name="ce1" office:value-type="float" office:value="2870.97" calcext:value-type="float">
            <text:p>2870.97</text:p>
          </table:table-cell>
          <table:table-cell table:style-name="ce1" office:value-type="float" office:value="2862.21" calcext:value-type="float">
            <text:p>2862.21</text:p>
          </table:table-cell>
          <table:table-cell table:style-name="ce1" office:value-type="float" office:value="2804.97" calcext:value-type="float">
            <text:p>2804.97</text:p>
          </table:table-cell>
          <table:table-cell table:style-name="ce6" table:formula="of:=IF(ISBLANK([all.T8]);&quot;&quot;;AVERAGE([all.R8:.T8]))" office:value-type="float" office:value="2846.05" calcext:value-type="float">
            <text:p>2846.05</text:p>
          </table:table-cell>
          <table:table-cell table:style-name="ce1" office:value-type="float" office:value="3094.82" calcext:value-type="float">
            <text:p>3094.82</text:p>
          </table:table-cell>
          <table:table-cell table:style-name="ce1" office:value-type="float" office:value="3226.59" calcext:value-type="float">
            <text:p>3226.59</text:p>
          </table:table-cell>
          <table:table-cell table:style-name="ce1" office:value-type="float" office:value="3160.11" calcext:value-type="float">
            <text:p>3160.11</text:p>
          </table:table-cell>
          <table:table-cell table:style-name="ce6" table:formula="of:=IF(ISBLANK([all.X8]);&quot;&quot;;AVERAGE([all.V8:.X8]))" office:value-type="float" office:value="3160.50666666667" calcext:value-type="float">
            <text:p>3160.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ran in</text:p>
          </table:table-cell>
          <table:table-cell table:style-name="ce1" office:value-type="float" office:value="56.245925" calcext:value-type="float">
            <text:p>56.25</text:p>
          </table:table-cell>
          <table:table-cell table:style-name="ce1" office:value-type="float" office:value="56.20883" calcext:value-type="float">
            <text:p>56.21</text:p>
          </table:table-cell>
          <table:table-cell table:style-name="ce1" office:value-type="float" office:value="56.130527" calcext:value-type="float">
            <text:p>56.13</text:p>
          </table:table-cell>
          <table:table-cell table:style-name="ce6" table:formula="of:=IF(ISBLANK([all.D9]);&quot;&quot;;AVERAGE([all.B9:.D9]))" office:value-type="float" office:value="56.195094" calcext:value-type="float">
            <text:p>56.20</text:p>
          </table:table-cell>
          <table:table-cell table:style-name="ce1" office:value-type="float" office:value="45.049259" calcext:value-type="float">
            <text:p>45.05</text:p>
          </table:table-cell>
          <table:table-cell table:style-name="ce1" office:value-type="float" office:value="44.689828" calcext:value-type="float">
            <text:p>44.69</text:p>
          </table:table-cell>
          <table:table-cell table:style-name="ce1" office:value-type="float" office:value="43.923961" calcext:value-type="float">
            <text:p>43.92</text:p>
          </table:table-cell>
          <table:table-cell table:style-name="ce6" table:formula="of:=IF(ISBLANK([all.H9]);&quot;&quot;;AVERAGE([all.F9:.H9]))" office:value-type="float" office:value="44.5543493333333" calcext:value-type="float">
            <text:p>44.55</text:p>
          </table:table-cell>
          <table:table-cell table:style-name="ce1" office:value-type="float" office:value="50.314619" calcext:value-type="float">
            <text:p>50.31</text:p>
          </table:table-cell>
          <table:table-cell table:style-name="ce1" office:value-type="float" office:value="49.740921" calcext:value-type="float">
            <text:p>49.74</text:p>
          </table:table-cell>
          <table:table-cell table:style-name="ce1" office:value-type="float" office:value="50.311135" calcext:value-type="float">
            <text:p>50.31</text:p>
          </table:table-cell>
          <table:table-cell table:style-name="ce6" table:formula="of:=IF(ISBLANK([all.L9]);&quot;&quot;;AVERAGE([all.J9:.L9]))" office:value-type="float" office:value="50.122225" calcext:value-type="float">
            <text:p>50.12</text:p>
          </table:table-cell>
          <table:table-cell table:style-name="ce1" office:value-type="float" office:value="38.641213" calcext:value-type="float">
            <text:p>38.64</text:p>
          </table:table-cell>
          <table:table-cell table:style-name="ce9" office:value-type="float" office:value="70.442095" calcext:value-type="float">
            <text:p>70.44</text:p>
          </table:table-cell>
          <table:table-cell table:style-name="ce1" office:value-type="float" office:value="40.068169" calcext:value-type="float">
            <text:p>40.07</text:p>
          </table:table-cell>
          <table:table-cell table:style-name="ce6" table:formula="of:=IF(ISBLANK([all.P9]);&quot;&quot;;AVERAGE([all.N9];[all.P9]))" office:value-type="float" office:value="39.354691" calcext:value-type="float">
            <text:p>39.35</text:p>
          </table:table-cell>
          <table:table-cell table:style-name="ce1" office:value-type="float" office:value="49.339346" calcext:value-type="float">
            <text:p>49.34</text:p>
          </table:table-cell>
          <table:table-cell table:style-name="ce1" office:value-type="float" office:value="48.732436" calcext:value-type="float">
            <text:p>48.73</text:p>
          </table:table-cell>
          <table:table-cell table:style-name="ce1" office:value-type="float" office:value="48.271473" calcext:value-type="float">
            <text:p>48.27</text:p>
          </table:table-cell>
          <table:table-cell table:style-name="ce6" table:formula="of:=IF(ISBLANK([all.T9]);&quot;&quot;;AVERAGE([all.R9:.T9]))" office:value-type="float" office:value="48.781085" calcext:value-type="float">
            <text:p>48.78</text:p>
          </table:table-cell>
          <table:table-cell table:style-name="ce1" office:value-type="float" office:value="29.80741" calcext:value-type="float">
            <text:p>29.81</text:p>
          </table:table-cell>
          <table:table-cell table:style-name="ce1" office:value-type="float" office:value="30.224296" calcext:value-type="float">
            <text:p>30.22</text:p>
          </table:table-cell>
          <table:table-cell table:style-name="ce1" office:value-type="float" office:value="30.078621" calcext:value-type="float">
            <text:p>30.08</text:p>
          </table:table-cell>
          <table:table-cell table:style-name="ce6" table:formula="of:=IF(ISBLANK([all.X9]);&quot;&quot;;AVERAGE([all.V9:.X9]))" office:value-type="float" office:value="30.0367756666667" calcext:value-type="float">
            <text:p>30.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</text:p>
          </table:table-cell>
          <table:table-cell table:style-name="ce1" table:number-columns-repeated="3"/>
          <table:table-cell table:style-name="ce6" table:formula="of:=IF(ISBLANK([all.D10]);&quot;&quot;;AVERAGE([all.B10:.D10]))">
            <text:p/>
          </table:table-cell>
          <table:table-cell table:style-name="ce1" table:number-columns-repeated="3"/>
          <table:table-cell table:style-name="ce6" table:formula="of:=IF(ISBLANK([all.H10]);&quot;&quot;;AVERAGE([all.F10:.H10]))">
            <text:p/>
          </table:table-cell>
          <table:table-cell table:style-name="ce1" table:number-columns-repeated="3"/>
          <table:table-cell table:style-name="ce6" table:formula="of:=IF(ISBLANK([all.L10]);&quot;&quot;;AVERAGE([all.J10:.L10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all.P10]);&quot;&quot;;AVERAGE([all.N10];[all.P10]))">
            <text:p/>
          </table:table-cell>
          <table:table-cell table:style-name="ce1" table:number-columns-repeated="3"/>
          <table:table-cell table:style-name="ce6" table:formula="of:=IF(ISBLANK([all.T10]);&quot;&quot;;AVERAGE([all.R10:.T10]))">
            <text:p/>
          </table:table-cell>
          <table:table-cell table:style-name="ce1" table:number-columns-repeated="3"/>
          <table:table-cell table:style-name="ce6" table:formula="of:=IF(ISBLANK([all.X10]);&quot;&quot;;AVERAGE([all.V10:.X10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</text:p>
          </table:table-cell>
          <table:table-cell table:style-name="ce1" table:number-columns-repeated="3"/>
          <table:table-cell table:style-name="ce6" table:formula="of:=IF(ISBLANK([all.D11]);&quot;&quot;;AVERAGE([all.B11:.D11]))">
            <text:p/>
          </table:table-cell>
          <table:table-cell table:style-name="ce1" table:number-columns-repeated="3"/>
          <table:table-cell table:style-name="ce6" table:formula="of:=IF(ISBLANK([all.H11]);&quot;&quot;;AVERAGE([all.F11:.H11]))">
            <text:p/>
          </table:table-cell>
          <table:table-cell table:style-name="ce1" table:number-columns-repeated="3"/>
          <table:table-cell table:style-name="ce6" table:formula="of:=IF(ISBLANK([all.L11]);&quot;&quot;;AVERAGE([all.J11:.L11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all.P11]);&quot;&quot;;AVERAGE([all.N11];[all.P11]))">
            <text:p/>
          </table:table-cell>
          <table:table-cell table:style-name="ce1" table:number-columns-repeated="3"/>
          <table:table-cell table:style-name="ce6" table:formula="of:=IF(ISBLANK([all.T11]);&quot;&quot;;AVERAGE([all.R11:.T11]))">
            <text:p/>
          </table:table-cell>
          <table:table-cell table:style-name="ce1" table:number-columns-repeated="3"/>
          <table:table-cell table:style-name="ce6" table:formula="of:=IF(ISBLANK([all.X11]);&quot;&quot;;AVERAGE([all.V11:.X1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 \d*.\d* in</text:p>
          </table:table-cell>
          <table:table-cell table:style-name="ce1" table:number-columns-repeated="3"/>
          <table:table-cell table:style-name="ce6" table:formula="of:=IF(ISBLANK([all.D12]);&quot;&quot;;AVERAGE([all.B12:.D12]))">
            <text:p/>
          </table:table-cell>
          <table:table-cell table:style-name="ce1" table:number-columns-repeated="3"/>
          <table:table-cell table:style-name="ce6" table:formula="of:=IF(ISBLANK([all.H12]);&quot;&quot;;AVERAGE([all.F12:.H12]))">
            <text:p/>
          </table:table-cell>
          <table:table-cell table:style-name="ce1" table:number-columns-repeated="3"/>
          <table:table-cell table:style-name="ce6" table:formula="of:=IF(ISBLANK([all.L12]);&quot;&quot;;AVERAGE([all.J12:.L12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all.P12]);&quot;&quot;;AVERAGE([all.N12];[all.P12]))">
            <text:p/>
          </table:table-cell>
          <table:table-cell table:style-name="ce1" table:number-columns-repeated="3"/>
          <table:table-cell table:style-name="ce6" table:formula="of:=IF(ISBLANK([all.T12]);&quot;&quot;;AVERAGE([all.R12:.T12]))">
            <text:p/>
          </table:table-cell>
          <table:table-cell table:style-name="ce1" table:number-columns-repeated="3"/>
          <table:table-cell table:style-name="ce6" table:formula="of:=IF(ISBLANK([all.X12]);&quot;&quot;;AVERAGE([all.V12:.X12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shape</text:p>
          </table:table-cell>
          <table:table-cell table:style-name="ce1" table:number-columns-repeated="3"/>
          <table:table-cell table:style-name="ce6" table:formula="of:=IF(ISBLANK([all.D13]);&quot;&quot;;AVERAGE([all.B13:.D13]))">
            <text:p/>
          </table:table-cell>
          <table:table-cell table:style-name="ce1" table:number-columns-repeated="3"/>
          <table:table-cell table:style-name="ce6" table:formula="of:=IF(ISBLANK([all.H13]);&quot;&quot;;AVERAGE([all.F13:.H13]))">
            <text:p/>
          </table:table-cell>
          <table:table-cell table:style-name="ce1" table:number-columns-repeated="3"/>
          <table:table-cell table:style-name="ce6" table:formula="of:=IF(ISBLANK([all.L13]);&quot;&quot;;AVERAGE([all.J13:.L13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all.P13]);&quot;&quot;;AVERAGE([all.N13];[all.P13]))">
            <text:p/>
          </table:table-cell>
          <table:table-cell table:style-name="ce1" table:number-columns-repeated="3"/>
          <table:table-cell table:style-name="ce6" table:formula="of:=IF(ISBLANK([all.T13]);&quot;&quot;;AVERAGE([all.R13:.T13]))">
            <text:p/>
          </table:table-cell>
          <table:table-cell table:style-name="ce1" table:number-columns-repeated="3"/>
          <table:table-cell table:style-name="ce6" table:formula="of:=IF(ISBLANK([all.X13]);&quot;&quot;;AVERAGE([all.V13:.X13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to DM</text:p>
          </table:table-cell>
          <table:table-cell table:style-name="ce1" table:number-columns-repeated="3"/>
          <table:table-cell table:style-name="ce6" table:formula="of:=IF(ISBLANK([all.D14]);&quot;&quot;;AVERAGE([all.B14:.D14]))">
            <text:p/>
          </table:table-cell>
          <table:table-cell table:style-name="ce1" table:number-columns-repeated="3"/>
          <table:table-cell table:style-name="ce6" table:formula="of:=IF(ISBLANK([all.H14]);&quot;&quot;;AVERAGE([all.F14:.H14]))">
            <text:p/>
          </table:table-cell>
          <table:table-cell table:style-name="ce1" table:number-columns-repeated="3"/>
          <table:table-cell table:style-name="ce6" table:formula="of:=IF(ISBLANK([all.L14]);&quot;&quot;;AVERAGE([all.J14:.L14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all.P14]);&quot;&quot;;AVERAGE([all.N14];[all.P14]))">
            <text:p/>
          </table:table-cell>
          <table:table-cell table:style-name="ce1" table:number-columns-repeated="3"/>
          <table:table-cell table:style-name="ce6" table:formula="of:=IF(ISBLANK([all.T14]);&quot;&quot;;AVERAGE([all.R14:.T14]))">
            <text:p/>
          </table:table-cell>
          <table:table-cell table:style-name="ce1" table:number-columns-repeated="3"/>
          <table:table-cell table:style-name="ce6" table:formula="of:=IF(ISBLANK([all.X14]);&quot;&quot;;AVERAGE([all.V14:.X14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read</text:p>
          </table:table-cell>
          <table:table-cell table:style-name="ce1" table:number-columns-repeated="3"/>
          <table:table-cell table:style-name="ce6" table:formula="of:=IF(ISBLANK([all.D15]);&quot;&quot;;AVERAGE([all.B15:.D15]))">
            <text:p/>
          </table:table-cell>
          <table:table-cell table:style-name="ce1" table:number-columns-repeated="3"/>
          <table:table-cell table:style-name="ce6" table:formula="of:=IF(ISBLANK([all.H15]);&quot;&quot;;AVERAGE([all.F15:.H15]))">
            <text:p/>
          </table:table-cell>
          <table:table-cell table:style-name="ce1" table:number-columns-repeated="3"/>
          <table:table-cell table:style-name="ce6" table:formula="of:=IF(ISBLANK([all.L15]);&quot;&quot;;AVERAGE([all.J15:.L15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all.P15]);&quot;&quot;;AVERAGE([all.N15];[all.P15]))">
            <text:p/>
          </table:table-cell>
          <table:table-cell table:style-name="ce1" table:number-columns-repeated="3"/>
          <table:table-cell table:style-name="ce6" table:formula="of:=IF(ISBLANK([all.T15]);&quot;&quot;;AVERAGE([all.R15:.T15]))">
            <text:p/>
          </table:table-cell>
          <table:table-cell table:style-name="ce1" table:number-columns-repeated="3"/>
          <table:table-cell table:style-name="ce6" table:formula="of:=IF(ISBLANK([all.X15]);&quot;&quot;;AVERAGE([all.V15:.X15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Solver Time:</text:p>
          </table:table-cell>
          <table:table-cell table:style-name="ce1" office:value-type="float" office:value="5.7433" calcext:value-type="float">
            <text:p>5.74</text:p>
          </table:table-cell>
          <table:table-cell table:style-name="ce1" office:value-type="float" office:value="5.7205" calcext:value-type="float">
            <text:p>5.72</text:p>
          </table:table-cell>
          <table:table-cell table:style-name="ce1" office:value-type="float" office:value="5.6918" calcext:value-type="float">
            <text:p>5.69</text:p>
          </table:table-cell>
          <table:table-cell table:style-name="ce6" table:formula="of:=IF(ISBLANK([all.D16]);&quot;&quot;;AVERAGE([all.B16:.D16]))" office:value-type="float" office:value="5.71853333333333" calcext:value-type="float">
            <text:p>5.72</text:p>
          </table:table-cell>
          <table:table-cell table:style-name="ce1" office:value-type="float" office:value="3.8404" calcext:value-type="float">
            <text:p>3.84</text:p>
          </table:table-cell>
          <table:table-cell table:style-name="ce1" office:value-type="float" office:value="3.7384" calcext:value-type="float">
            <text:p>3.74</text:p>
          </table:table-cell>
          <table:table-cell table:style-name="ce1" office:value-type="float" office:value="3.8475" calcext:value-type="float">
            <text:p>3.85</text:p>
          </table:table-cell>
          <table:table-cell table:style-name="ce6" table:formula="of:=IF(ISBLANK([all.H16]);&quot;&quot;;AVERAGE([all.F16:.H16]))" office:value-type="float" office:value="3.80876666666667" calcext:value-type="float">
            <text:p>3.81</text:p>
          </table:table-cell>
          <table:table-cell table:style-name="ce1" office:value-type="float" office:value="3.7967" calcext:value-type="float">
            <text:p>3.80</text:p>
          </table:table-cell>
          <table:table-cell table:style-name="ce1" office:value-type="float" office:value="3.7966" calcext:value-type="float">
            <text:p>3.80</text:p>
          </table:table-cell>
          <table:table-cell table:style-name="ce1" office:value-type="float" office:value="3.7872" calcext:value-type="float">
            <text:p>3.79</text:p>
          </table:table-cell>
          <table:table-cell table:style-name="ce6" table:formula="of:=IF(ISBLANK([all.L16]);&quot;&quot;;AVERAGE([all.J16:.L16]))" office:value-type="float" office:value="3.7935" calcext:value-type="float">
            <text:p>3.79</text:p>
          </table:table-cell>
          <table:table-cell table:style-name="ce1" office:value-type="float" office:value="3.8434" calcext:value-type="float">
            <text:p>3.84</text:p>
          </table:table-cell>
          <table:table-cell table:style-name="ce9" office:value-type="float" office:value="3.7768" calcext:value-type="float">
            <text:p>3.78</text:p>
          </table:table-cell>
          <table:table-cell table:style-name="ce1" office:value-type="float" office:value="3.7551" calcext:value-type="float">
            <text:p>3.76</text:p>
          </table:table-cell>
          <table:table-cell table:style-name="ce6" table:formula="of:=IF(ISBLANK([all.P16]);&quot;&quot;;AVERAGE([all.N16];[all.P16]))" office:value-type="float" office:value="3.79925" calcext:value-type="float">
            <text:p>3.80</text:p>
          </table:table-cell>
          <table:table-cell table:style-name="ce1" office:value-type="float" office:value="3.4646" calcext:value-type="float">
            <text:p>3.46</text:p>
          </table:table-cell>
          <table:table-cell table:style-name="ce1" office:value-type="float" office:value="3.3949" calcext:value-type="float">
            <text:p>3.39</text:p>
          </table:table-cell>
          <table:table-cell table:style-name="ce1" office:value-type="float" office:value="3.4372" calcext:value-type="float">
            <text:p>3.44</text:p>
          </table:table-cell>
          <table:table-cell table:style-name="ce6" table:formula="of:=IF(ISBLANK([all.T16]);&quot;&quot;;AVERAGE([all.R16:.T16]))" office:value-type="float" office:value="3.43223333333333" calcext:value-type="float">
            <text:p>3.43</text:p>
          </table:table-cell>
          <table:table-cell table:style-name="ce1" office:value-type="float" office:value="3.2231" calcext:value-type="float">
            <text:p>3.22</text:p>
          </table:table-cell>
          <table:table-cell table:style-name="ce1" office:value-type="float" office:value="3.2126" calcext:value-type="float">
            <text:p>3.21</text:p>
          </table:table-cell>
          <table:table-cell table:style-name="ce1" office:value-type="float" office:value="3.1903" calcext:value-type="float">
            <text:p>3.19</text:p>
          </table:table-cell>
          <table:table-cell table:style-name="ce6" table:formula="of:=IF(ISBLANK([all.X16]);&quot;&quot;;AVERAGE([all.V16:.X16]))" office:value-type="float" office:value="3.20866666666667" calcext:value-type="float">
            <text:p>3.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checking the mesh quality</text:p>
          </table:table-cell>
          <table:table-cell table:style-name="ce3" office:value-type="float" office:value="0.169903039932251" calcext:value-type="float">
            <text:p>0.170</text:p>
          </table:table-cell>
          <table:table-cell table:style-name="ce3" office:value-type="float" office:value="0.169615983963013" calcext:value-type="float">
            <text:p>0.170</text:p>
          </table:table-cell>
          <table:table-cell table:style-name="ce3" office:value-type="float" office:value="0.169039964675903" calcext:value-type="float">
            <text:p>0.169</text:p>
          </table:table-cell>
          <table:table-cell table:style-name="ce6" table:formula="of:=IF(ISBLANK([all.D17]);&quot;&quot;;AVERAGE([all.B17:.D17]))" office:value-type="float" office:value="0.169519662857056" calcext:value-type="float">
            <text:p>0.17</text:p>
          </table:table-cell>
          <table:table-cell table:style-name="ce3" office:value-type="float" office:value="0.16747784614563" calcext:value-type="float">
            <text:p>0.167</text:p>
          </table:table-cell>
          <table:table-cell table:style-name="ce3" office:value-type="float" office:value="0.168560981750488" calcext:value-type="float">
            <text:p>0.169</text:p>
          </table:table-cell>
          <table:table-cell table:style-name="ce3" office:value-type="float" office:value="0.168087959289551" calcext:value-type="float">
            <text:p>0.168</text:p>
          </table:table-cell>
          <table:table-cell table:style-name="ce6" table:formula="of:=IF(ISBLANK([all.H17]);&quot;&quot;;AVERAGE([all.F17:.H17]))" office:value-type="float" office:value="0.168042262395223" calcext:value-type="float">
            <text:p>0.17</text:p>
          </table:table-cell>
          <table:table-cell table:style-name="ce3" office:value-type="float" office:value="0.115583181381226" calcext:value-type="float">
            <text:p>0.116</text:p>
          </table:table-cell>
          <table:table-cell table:style-name="ce3" office:value-type="float" office:value="0.116375923156738" calcext:value-type="float">
            <text:p>0.116</text:p>
          </table:table-cell>
          <table:table-cell table:style-name="ce3" office:value-type="float" office:value="0.116081953048706" calcext:value-type="float">
            <text:p>0.116</text:p>
          </table:table-cell>
          <table:table-cell table:style-name="ce6" table:formula="of:=IF(ISBLANK([all.L17]);&quot;&quot;;AVERAGE([all.J17:.L17]))" office:value-type="float" office:value="0.116013685862223" calcext:value-type="float">
            <text:p>0.12</text:p>
          </table:table-cell>
          <table:table-cell table:style-name="ce3" office:value-type="float" office:value="0.116183996200561" calcext:value-type="float">
            <text:p>0.116</text:p>
          </table:table-cell>
          <table:table-cell table:style-name="ce11" office:value-type="float" office:value="0.117176055908203" calcext:value-type="float">
            <text:p>0.117</text:p>
          </table:table-cell>
          <table:table-cell table:style-name="ce3" office:value-type="float" office:value="0.116424083709717" calcext:value-type="float">
            <text:p>0.116</text:p>
          </table:table-cell>
          <table:table-cell table:style-name="ce6" table:formula="of:=IF(ISBLANK([all.P17]);&quot;&quot;;AVERAGE([all.N17];[all.P17]))" office:value-type="float" office:value="0.116304039955139" calcext:value-type="float">
            <text:p>0.12</text:p>
          </table:table-cell>
          <table:table-cell table:style-name="ce3" office:value-type="float" office:value="0.0763897895812988" calcext:value-type="float">
            <text:p>0.076</text:p>
          </table:table-cell>
          <table:table-cell table:style-name="ce3" office:value-type="float" office:value="0.0763459205627441" calcext:value-type="float">
            <text:p>0.076</text:p>
          </table:table-cell>
          <table:table-cell table:style-name="ce3" office:value-type="float" office:value="0.0768401622772217" calcext:value-type="float">
            <text:p>0.077</text:p>
          </table:table-cell>
          <table:table-cell table:style-name="ce6" table:formula="of:=IF(ISBLANK([all.T17]);&quot;&quot;;AVERAGE([all.R17:.T17]))" office:value-type="float" office:value="0.0765252908070882" calcext:value-type="float">
            <text:p>0.08</text:p>
          </table:table-cell>
          <table:table-cell table:style-name="ce3" office:value-type="float" office:value="0.0758500099182129" calcext:value-type="float">
            <text:p>0.076</text:p>
          </table:table-cell>
          <table:table-cell table:style-name="ce3" office:value-type="float" office:value="0.0760900974273682" calcext:value-type="float">
            <text:p>0.076</text:p>
          </table:table-cell>
          <table:table-cell table:style-name="ce3" office:value-type="float" office:value="0.0763320922851563" calcext:value-type="float">
            <text:p>0.076</text:p>
          </table:table-cell>
          <table:table-cell table:style-name="ce6" table:formula="of:=IF(ISBLANK([all.X17]);&quot;&quot;;AVERAGE([all.V17:.X17]))" office:value-type="float" office:value="0.0760907332102458" calcext:value-type="float">
            <text:p>0.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reading the model</text:p>
          </table:table-cell>
          <table:table-cell table:style-name="ce3" office:value-type="float" office:value="0.538594961166382" calcext:value-type="float">
            <text:p>0.539</text:p>
          </table:table-cell>
          <table:table-cell table:style-name="ce3" office:value-type="float" office:value="0.536670923233032" calcext:value-type="float">
            <text:p>0.537</text:p>
          </table:table-cell>
          <table:table-cell table:style-name="ce3" office:value-type="float" office:value="0.51029896736145" calcext:value-type="float">
            <text:p>0.510</text:p>
          </table:table-cell>
          <table:table-cell table:style-name="ce6" table:formula="of:=IF(ISBLANK([all.D18]);&quot;&quot;;AVERAGE([all.B18:.D18]))" office:value-type="float" office:value="0.528521617253621" calcext:value-type="float">
            <text:p>0.53</text:p>
          </table:table-cell>
          <table:table-cell table:style-name="ce3" office:value-type="float" office:value="0.558115959167481" calcext:value-type="float">
            <text:p>0.558</text:p>
          </table:table-cell>
          <table:table-cell table:style-name="ce3" office:value-type="float" office:value="0.493104934692383" calcext:value-type="float">
            <text:p>0.493</text:p>
          </table:table-cell>
          <table:table-cell table:style-name="ce3" office:value-type="float" office:value="0.47006893157959" calcext:value-type="float">
            <text:p>0.470</text:p>
          </table:table-cell>
          <table:table-cell table:style-name="ce6" table:formula="of:=IF(ISBLANK([all.H18]);&quot;&quot;;AVERAGE([all.F18:.H18]))" office:value-type="float" office:value="0.507096608479818" calcext:value-type="float">
            <text:p>0.51</text:p>
          </table:table-cell>
          <table:table-cell table:style-name="ce3" office:value-type="float" office:value="0.731545925140381" calcext:value-type="float">
            <text:p>0.732</text:p>
          </table:table-cell>
          <table:table-cell table:style-name="ce3" office:value-type="float" office:value="0.619050979614258" calcext:value-type="float">
            <text:p>0.619</text:p>
          </table:table-cell>
          <table:table-cell table:style-name="ce3" office:value-type="float" office:value="0.619210958480835" calcext:value-type="float">
            <text:p>0.619</text:p>
          </table:table-cell>
          <table:table-cell table:style-name="ce6" table:formula="of:=IF(ISBLANK([all.L18]);&quot;&quot;;AVERAGE([all.J18:.L18]))" office:value-type="float" office:value="0.656602621078491" calcext:value-type="float">
            <text:p>0.66</text:p>
          </table:table-cell>
          <table:table-cell table:style-name="ce3" office:value-type="float" office:value="0.718820095062256" calcext:value-type="float">
            <text:p>0.719</text:p>
          </table:table-cell>
          <table:table-cell table:style-name="ce11" office:value-type="float" office:value="31.0375370979309" calcext:value-type="float">
            <text:p>31.038</text:p>
          </table:table-cell>
          <table:table-cell table:style-name="ce3" office:value-type="float" office:value="0.732071876525879" calcext:value-type="float">
            <text:p>0.732</text:p>
          </table:table-cell>
          <table:table-cell table:style-name="ce6" table:formula="of:=IF(ISBLANK([all.P18]);&quot;&quot;;AVERAGE([all.N18];[all.P18]))" office:value-type="float" office:value="0.725445985794068" calcext:value-type="float">
            <text:p>0.73</text:p>
          </table:table-cell>
          <table:table-cell table:style-name="ce3" office:value-type="float" office:value="0.828886985778809" calcext:value-type="float">
            <text:p>0.829</text:p>
          </table:table-cell>
          <table:table-cell table:style-name="ce3" office:value-type="float" office:value="0.863611936569214" calcext:value-type="float">
            <text:p>0.864</text:p>
          </table:table-cell>
          <table:table-cell table:style-name="ce3" office:value-type="float" office:value="0.77894401550293" calcext:value-type="float">
            <text:p>0.779</text:p>
          </table:table-cell>
          <table:table-cell table:style-name="ce6" table:formula="of:=IF(ISBLANK([all.T18]);&quot;&quot;;AVERAGE([all.R18:.T18]))" office:value-type="float" office:value="0.823814312616984" calcext:value-type="float">
            <text:p>0.82</text:p>
          </table:table-cell>
          <table:table-cell table:style-name="ce3" office:value-type="float" office:value="0.896198987960815" calcext:value-type="float">
            <text:p>0.896</text:p>
          </table:table-cell>
          <table:table-cell table:style-name="ce3" office:value-type="float" office:value="0.834399938583374" calcext:value-type="float">
            <text:p>0.834</text:p>
          </table:table-cell>
          <table:table-cell table:style-name="ce3" office:value-type="float" office:value="0.864428997039795" calcext:value-type="float">
            <text:p>0.864</text:p>
          </table:table-cell>
          <table:table-cell table:style-name="ce6" table:formula="of:=IF(ISBLANK([all.X18]);&quot;&quot;;AVERAGE([all.V18:.X18]))" office:value-type="float" office:value="0.865009307861328" calcext:value-type="float">
            <text:p>0.8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ave/load ComputationalMesh</text:p>
          </table:table-cell>
          <table:table-cell table:style-name="ce4" office:value-type="float" office:value="0.00152277946472168" calcext:value-type="float">
            <text:p>0.00152</text:p>
          </table:table-cell>
          <table:table-cell table:style-name="ce4" office:value-type="float" office:value="0.00171303749084473" calcext:value-type="float">
            <text:p>0.00171</text:p>
          </table:table-cell>
          <table:table-cell table:style-name="ce4" office:value-type="float" office:value="0.00148105621337891" calcext:value-type="float">
            <text:p>0.00148</text:p>
          </table:table-cell>
          <table:table-cell table:style-name="ce6" table:formula="of:=IF(ISBLANK([all.D19]);&quot;&quot;;AVERAGE([all.B19:.D19]))" office:value-type="float" office:value="0.00157229105631511" calcext:value-type="float">
            <text:p>0.00</text:p>
          </table:table-cell>
          <table:table-cell table:style-name="ce4" office:value-type="float" office:value="0.00188899040222168" calcext:value-type="float">
            <text:p>0.00189</text:p>
          </table:table-cell>
          <table:table-cell table:style-name="ce4" office:value-type="float" office:value="0.00154709815979004" calcext:value-type="float">
            <text:p>0.00155</text:p>
          </table:table-cell>
          <table:table-cell table:style-name="ce4" office:value-type="float" office:value="0.00202512741088867" calcext:value-type="float">
            <text:p>0.00203</text:p>
          </table:table-cell>
          <table:table-cell table:style-name="ce6" table:formula="of:=IF(ISBLANK([all.H19]);&quot;&quot;;AVERAGE([all.F19:.H19]))" office:value-type="float" office:value="0.00182040532430013" calcext:value-type="float">
            <text:p>0.00</text:p>
          </table:table-cell>
          <table:table-cell table:style-name="ce4" office:value-type="float" office:value="0.00136590003967285" calcext:value-type="float">
            <text:p>0.00137</text:p>
          </table:table-cell>
          <table:table-cell table:style-name="ce4" office:value-type="float" office:value="0.00136709213256836" calcext:value-type="float">
            <text:p>0.00137</text:p>
          </table:table-cell>
          <table:table-cell table:style-name="ce4" office:value-type="float" office:value="0.00171494483947754" calcext:value-type="float">
            <text:p>0.00171</text:p>
          </table:table-cell>
          <table:table-cell table:style-name="ce6" table:formula="of:=IF(ISBLANK([all.L19]);&quot;&quot;;AVERAGE([all.J19:.L19]))" office:value-type="float" office:value="0.00148264567057292" calcext:value-type="float">
            <text:p>0.00</text:p>
          </table:table-cell>
          <table:table-cell table:style-name="ce4" office:value-type="float" office:value="0.00197696685791016" calcext:value-type="float">
            <text:p>0.00198</text:p>
          </table:table-cell>
          <table:table-cell table:style-name="ce12" office:value-type="float" office:value="0.00176000595092773" calcext:value-type="float">
            <text:p>0.00176</text:p>
          </table:table-cell>
          <table:table-cell table:style-name="ce4" office:value-type="float" office:value="0.00177693367004395" calcext:value-type="float">
            <text:p>0.00178</text:p>
          </table:table-cell>
          <table:table-cell table:style-name="ce6" table:formula="of:=IF(ISBLANK([all.P19]);&quot;&quot;;AVERAGE([all.N19];[all.P19]))" office:value-type="float" office:value="0.00187695026397706" calcext:value-type="float">
            <text:p>0.00</text:p>
          </table:table-cell>
          <table:table-cell table:style-name="ce4" office:value-type="float" office:value="0.00171303749084473" calcext:value-type="float">
            <text:p>0.00171</text:p>
          </table:table-cell>
          <table:table-cell table:style-name="ce4" office:value-type="float" office:value="0.00159716606140137" calcext:value-type="float">
            <text:p>0.00160</text:p>
          </table:table-cell>
          <table:table-cell table:style-name="ce4" office:value-type="float" office:value="0.00163912773132324" calcext:value-type="float">
            <text:p>0.00164</text:p>
          </table:table-cell>
          <table:table-cell table:style-name="ce6" table:formula="of:=IF(ISBLANK([all.T19]);&quot;&quot;;AVERAGE([all.R19:.T19]))" office:value-type="float" office:value="0.00164977709452311" calcext:value-type="float">
            <text:p>0.00</text:p>
          </table:table-cell>
          <table:table-cell table:style-name="ce4" office:value-type="float" office:value="0.00148296356201172" calcext:value-type="float">
            <text:p>0.00148</text:p>
          </table:table-cell>
          <table:table-cell table:style-name="ce4" office:value-type="float" office:value="0.00163412094116211" calcext:value-type="float">
            <text:p>0.00163</text:p>
          </table:table-cell>
          <table:table-cell table:style-name="ce4" office:value-type="float" office:value="0.00169897079467773" calcext:value-type="float">
            <text:p>0.00170</text:p>
          </table:table-cell>
          <table:table-cell table:style-name="ce6" table:formula="of:=IF(ISBLANK([all.X19]);&quot;&quot;;AVERAGE([all.V19:.X19]))" office:value-type="float" office:value="0.00160535176595052" calcext:value-type="float">
            <text:p>0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etting up finite element framework:</text:p>
          </table:table-cell>
          <table:table-cell table:style-name="ce3" office:value-type="float" office:value="0.466663122177124" calcext:value-type="float">
            <text:p>0.467</text:p>
          </table:table-cell>
          <table:table-cell table:style-name="ce3" office:value-type="float" office:value="0.463279008865356" calcext:value-type="float">
            <text:p>0.463</text:p>
          </table:table-cell>
          <table:table-cell table:style-name="ce3" office:value-type="float" office:value="0.465378999710083" calcext:value-type="float">
            <text:p>0.465</text:p>
          </table:table-cell>
          <table:table-cell table:style-name="ce6" table:formula="of:=IF(ISBLANK([all.D20]);&quot;&quot;;AVERAGE([all.B20:.D20]))" office:value-type="float" office:value="0.465107043584188" calcext:value-type="float">
            <text:p>0.47</text:p>
          </table:table-cell>
          <table:table-cell table:style-name="ce3" office:value-type="float" office:value="0.466663122177124" calcext:value-type="float">
            <text:p>0.467</text:p>
          </table:table-cell>
          <table:table-cell table:style-name="ce3" office:value-type="float" office:value="0.464616060256958" calcext:value-type="float">
            <text:p>0.465</text:p>
          </table:table-cell>
          <table:table-cell table:style-name="ce3" office:value-type="float" office:value="0.464180946350098" calcext:value-type="float">
            <text:p>0.464</text:p>
          </table:table-cell>
          <table:table-cell table:style-name="ce6" table:formula="of:=IF(ISBLANK([all.H20]);&quot;&quot;;AVERAGE([all.F20:.H20]))" office:value-type="float" office:value="0.465153376261393" calcext:value-type="float">
            <text:p>0.47</text:p>
          </table:table-cell>
          <table:table-cell table:style-name="ce3" office:value-type="float" office:value="0.427383899688721" calcext:value-type="float">
            <text:p>0.427</text:p>
          </table:table-cell>
          <table:table-cell table:style-name="ce3" office:value-type="float" office:value="0.430797100067139" calcext:value-type="float">
            <text:p>0.431</text:p>
          </table:table-cell>
          <table:table-cell table:style-name="ce3" office:value-type="float" office:value="0.425536155700684" calcext:value-type="float">
            <text:p>0.426</text:p>
          </table:table-cell>
          <table:table-cell table:style-name="ce6" table:formula="of:=IF(ISBLANK([all.L20]);&quot;&quot;;AVERAGE([all.J20:.L20]))" office:value-type="float" office:value="0.427905718485515" calcext:value-type="float">
            <text:p>0.43</text:p>
          </table:table-cell>
          <table:table-cell table:style-name="ce3" office:value-type="float" office:value="0.428348064422607" calcext:value-type="float">
            <text:p>0.428</text:p>
          </table:table-cell>
          <table:table-cell table:style-name="ce11" office:value-type="float" office:value="0.426976919174194" calcext:value-type="float">
            <text:p>0.427</text:p>
          </table:table-cell>
          <table:table-cell table:style-name="ce3" office:value-type="float" office:value="0.428995132446289" calcext:value-type="float">
            <text:p>0.429</text:p>
          </table:table-cell>
          <table:table-cell table:style-name="ce6" table:formula="of:=IF(ISBLANK([all.P20]);&quot;&quot;;AVERAGE([all.N20];[all.P20]))" office:value-type="float" office:value="0.428671598434448" calcext:value-type="float">
            <text:p>0.43</text:p>
          </table:table-cell>
          <table:table-cell table:style-name="ce3" office:value-type="float" office:value="0.579939842224121" calcext:value-type="float">
            <text:p>0.580</text:p>
          </table:table-cell>
          <table:table-cell table:style-name="ce3" office:value-type="float" office:value="0.578076124191284" calcext:value-type="float">
            <text:p>0.578</text:p>
          </table:table-cell>
          <table:table-cell table:style-name="ce3" office:value-type="float" office:value="0.579360008239746" calcext:value-type="float">
            <text:p>0.579</text:p>
          </table:table-cell>
          <table:table-cell table:style-name="ce6" table:formula="of:=IF(ISBLANK([all.T20]);&quot;&quot;;AVERAGE([all.R20:.T20]))" office:value-type="float" office:value="0.57912532488505" calcext:value-type="float">
            <text:p>0.58</text:p>
          </table:table-cell>
          <table:table-cell table:style-name="ce3" office:value-type="float" office:value="0.574168920516968" calcext:value-type="float">
            <text:p>0.574</text:p>
          </table:table-cell>
          <table:table-cell table:style-name="ce3" office:value-type="float" office:value="0.573591947555542" calcext:value-type="float">
            <text:p>0.574</text:p>
          </table:table-cell>
          <table:table-cell table:style-name="ce3" office:value-type="float" office:value="0.57349705696106" calcext:value-type="float">
            <text:p>0.573</text:p>
          </table:table-cell>
          <table:table-cell table:style-name="ce6" table:formula="of:=IF(ISBLANK([all.X20]);&quot;&quot;;AVERAGE([all.V20:.X20]))" office:value-type="float" office:value="0.573752641677857" calcext:value-type="float">
            <text:p>0.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oltan balanced to</text:p>
          </table:table-cell>
          <table:table-cell table:style-name="ce3" table:number-columns-repeated="3"/>
          <table:table-cell table:style-name="ce6" table:formula="of:=IF(ISBLANK([all.D21]);&quot;&quot;;AVERAGE([all.B21:.D21]))">
            <text:p/>
          </table:table-cell>
          <table:table-cell table:style-name="ce3" table:number-columns-repeated="3"/>
          <table:table-cell table:style-name="ce6" table:formula="of:=IF(ISBLANK([all.H21]);&quot;&quot;;AVERAGE([all.F21:.H21]))">
            <text:p/>
          </table:table-cell>
          <table:table-cell table:style-name="ce3" table:number-columns-repeated="3"/>
          <table:table-cell table:style-name="ce6" table:formula="of:=IF(ISBLANK([all.L21]);&quot;&quot;;AVERAGE([all.J21:.L21]))">
            <text:p/>
          </table:table-cell>
          <table:table-cell table:style-name="ce3"/>
          <table:table-cell table:style-name="ce11"/>
          <table:table-cell table:style-name="ce3"/>
          <table:table-cell table:style-name="ce6" table:formula="of:=IF(ISBLANK([all.P21]);&quot;&quot;;AVERAGE([all.N21];[all.P21]))">
            <text:p/>
          </table:table-cell>
          <table:table-cell table:style-name="ce3" table:number-columns-repeated="3"/>
          <table:table-cell table:style-name="ce6" table:formula="of:=IF(ISBLANK([all.T21]);&quot;&quot;;AVERAGE([all.R21:.T21]))">
            <text:p/>
          </table:table-cell>
          <table:table-cell table:style-name="ce3" table:number-columns-repeated="3"/>
          <table:table-cell table:style-name="ce6" table:formula="of:=IF(ISBLANK([all.X21]);&quot;&quot;;AVERAGE([all.V21:.X2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 noreorder</text:p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all.D22]);&quot;&quot;;AVERAGE([all.B22:.D22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all.H22]);&quot;&quot;;AVERAGE([all.F22:.H22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all.L22]);&quot;&quot;;AVERAGE([all.J22:.L22]))" office:value-type="float" office:value="64" calcext:value-type="float">
            <text:p>64.00</text:p>
          </table:table-cell>
          <table:table-cell table:style-name="ce1"/>
          <table:table-cell table:style-name="ce9"/>
          <table:table-cell table:style-name="ce1"/>
          <table:table-cell table:style-name="ce6" table:formula="of:=IF(ISBLANK([all.P22]);&quot;&quot;;AVERAGE([all.N22];[all.P22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all.T22]);&quot;&quot;;AVERAGE([all.R22:.T22]))" office:value-type="float" office:value="128" calcext:value-type="float">
            <text:p>128.00</text:p>
          </table:table-cell>
          <table:table-cell table:style-name="ce1" table:number-columns-repeated="3"/>
          <table:table-cell table:style-name="ce6" table:formula="of:=IF(ISBLANK([all.X22]);&quot;&quot;;AVERAGE([all.V22:.X22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$</text:p>
          </table:table-cell>
          <table:table-cell table:style-name="ce1" table:number-columns-repeated="3"/>
          <table:table-cell table:style-name="ce6" table:formula="of:=IF(ISBLANK([all.D23]);&quot;&quot;;AVERAGE([all.B23:.D23]))">
            <text:p/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all.H23]);&quot;&quot;;AVERAGE([all.F23:.H23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all.L23]);&quot;&quot;;AVERAGE([all.J23:.L23]))">
            <text:p/>
          </table:table-cell>
          <table:table-cell table:style-name="ce1" office:value-type="float" office:value="64" calcext:value-type="float">
            <text:p>64.00</text:p>
          </table:table-cell>
          <table:table-cell table:style-name="ce9" office:value-type="float" office:value="64" calcext:value-type="float">
            <text:p>64.00</text:p>
          </table:table-cell>
          <table:table-cell table:style-name="ce1" office:value-type="float" office:value="64" calcext:value-type="float">
            <text:p>64.00</text:p>
          </table:table-cell>
          <table:table-cell table:style-name="ce6" table:formula="of:=IF(ISBLANK([all.P23]);&quot;&quot;;AVERAGE([all.N23];[all.P23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all.T23]);&quot;&quot;;AVERAGE([all.R23:.T23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all.X23]);&quot;&quot;;AVERAGE([all.V23:.X23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 noreorder</text:p>
          </table:table-cell>
          <table:table-cell table:style-name="ce1" table:number-columns-repeated="3"/>
          <table:table-cell table:style-name="ce6" table:formula="of:=IF(ISBLANK([all.D24]);&quot;&quot;;AVERAGE([all.B24:.D24]))">
            <text:p/>
          </table:table-cell>
          <table:table-cell table:style-name="ce1" table:number-columns-repeated="3"/>
          <table:table-cell table:style-name="ce6" table:formula="of:=IF(ISBLANK([all.H24]);&quot;&quot;;AVERAGE([all.F24:.H24]))">
            <text:p/>
          </table:table-cell>
          <table:table-cell table:style-name="ce1" table:number-columns-repeated="3"/>
          <table:table-cell table:style-name="ce6" table:formula="of:=IF(ISBLANK([all.L24]);&quot;&quot;;AVERAGE([all.J24:.L24]))">
            <text:p/>
          </table:table-cell>
          <table:table-cell table:style-name="ce1" table:number-columns-repeated="3"/>
          <table:table-cell table:style-name="ce6" table:formula="of:=IF(ISBLANK([all.P24]);&quot;&quot;;AVERAGE([all.N24];[all.P24]))">
            <text:p/>
          </table:table-cell>
          <table:table-cell table:style-name="ce1" table:number-columns-repeated="3"/>
          <table:table-cell table:style-name="ce6" table:formula="of:=IF(ISBLANK([all.T24]);&quot;&quot;;AVERAGE([all.R24:.T24]))">
            <text:p/>
          </table:table-cell>
          <table:table-cell table:style-name="ce1" table:number-columns-repeated="3"/>
          <table:table-cell table:style-name="ce6" table:formula="of:=IF(ISBLANK([all.X24]);&quot;&quot;;AVERAGE([all.V24:.X24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$</text:p>
          </table:table-cell>
          <table:table-cell table:style-name="ce1" table:number-columns-repeated="3"/>
          <table:table-cell table:style-name="ce6" table:formula="of:=IF(ISBLANK([all.D25]);&quot;&quot;;AVERAGE([all.B25:.D25]))">
            <text:p/>
          </table:table-cell>
          <table:table-cell table:style-name="ce1" table:number-columns-repeated="3"/>
          <table:table-cell table:style-name="ce6" table:formula="of:=IF(ISBLANK([all.H25]);&quot;&quot;;AVERAGE([all.F25:.H25]))">
            <text:p/>
          </table:table-cell>
          <table:table-cell table:style-name="ce1" table:number-columns-repeated="3"/>
          <table:table-cell table:style-name="ce6" table:formula="of:=IF(ISBLANK([all.L25]);&quot;&quot;;AVERAGE([all.J25:.L25]))">
            <text:p/>
          </table:table-cell>
          <table:table-cell table:style-name="ce1" table:number-columns-repeated="3"/>
          <table:table-cell table:style-name="ce6" table:formula="of:=IF(ISBLANK([all.P25]);&quot;&quot;;AVERAGE([all.N25];[all.P25]))">
            <text:p/>
          </table:table-cell>
          <table:table-cell table:style-name="ce1" table:number-columns-repeated="3"/>
          <table:table-cell table:style-name="ce6" table:formula="of:=IF(ISBLANK([all.T25]);&quot;&quot;;AVERAGE([all.R25:.T25]))">
            <text:p/>
          </table:table-cell>
          <table:table-cell table:style-name="ce1" table:number-columns-repeated="3"/>
          <table:table-cell table:style-name="ce6" table:formula="of:=IF(ISBLANK([all.X25]);&quot;&quot;;AVERAGE([all.V25:.X25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ned Zoltan balance to target imbalance</text:p>
          </table:table-cell>
          <table:table-cell table:style-name="ce1" table:number-columns-repeated="3"/>
          <table:table-cell table:style-name="ce6" table:formula="of:=IF(ISBLANK([all.D26]);&quot;&quot;;AVERAGE([all.B26:.D26]))">
            <text:p/>
          </table:table-cell>
          <table:table-cell table:style-name="ce1" table:number-columns-repeated="3"/>
          <table:table-cell table:style-name="ce6" table:formula="of:=IF(ISBLANK([all.H26]);&quot;&quot;;AVERAGE([all.F26:.H26]))">
            <text:p/>
          </table:table-cell>
          <table:table-cell table:style-name="ce1" table:number-columns-repeated="3"/>
          <table:table-cell table:style-name="ce6" table:formula="of:=IF(ISBLANK([all.L26]);&quot;&quot;;AVERAGE([all.J26:.L26]))">
            <text:p/>
          </table:table-cell>
          <table:table-cell table:style-name="ce1" table:number-columns-repeated="3"/>
          <table:table-cell table:style-name="ce6" table:formula="of:=IF(ISBLANK([all.P26]);&quot;&quot;;AVERAGE([all.N26];[all.P26]))">
            <text:p/>
          </table:table-cell>
          <table:table-cell table:style-name="ce1" table:number-columns-repeated="3"/>
          <table:table-cell table:style-name="ce6" table:formula="of:=IF(ISBLANK([all.T26]);&quot;&quot;;AVERAGE([all.R26:.T26]))">
            <text:p/>
          </table:table-cell>
          <table:table-cell table:style-name="ce1" table:number-columns-repeated="3"/>
          <table:table-cell table:style-name="ce6" table:formula="of:=IF(ISBLANK([all.X26]);&quot;&quot;;AVERAGE([all.V26:.X26]))">
            <text:p/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6" table:formula="of:=IF(ISBLANK([all.D27]);&quot;&quot;;AVERAGE([all.B27:.D27]))">
            <text:p/>
          </table:table-cell>
          <table:table-cell table:number-columns-repeated="3"/>
          <table:table-cell table:style-name="ce6" table:formula="of:=IF(ISBLANK([all.H27]);&quot;&quot;;AVERAGE([all.F27:.H27]))">
            <text:p/>
          </table:table-cell>
          <table:table-cell table:number-columns-repeated="3"/>
          <table:table-cell table:style-name="ce6" table:formula="of:=IF(ISBLANK([all.L27]);&quot;&quot;;AVERAGE([all.J27:.L27]))">
            <text:p/>
          </table:table-cell>
          <table:table-cell table:number-columns-repeated="3"/>
          <table:table-cell table:style-name="ce6" table:formula="of:=IF(ISBLANK([all.P27]);&quot;&quot;;AVERAGE([all.N27];[all.P27]))">
            <text:p/>
          </table:table-cell>
          <table:table-cell table:number-columns-repeated="3"/>
          <table:table-cell table:style-name="ce6" table:formula="of:=IF(ISBLANK([all.T27]);&quot;&quot;;AVERAGE([all.R27:.T27]))">
            <text:p/>
          </table:table-cell>
          <table:table-cell table:number-columns-repeated="3"/>
          <table:table-cell table:style-name="ce6" table:formula="of:=IF(ISBLANK([all.X27]);&quot;&quot;;AVERAGE([all.V27:.X27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+PUMI</text:p>
          </table:table-cell>
          <table:table-cell table:number-columns-repeated="3"/>
          <table:table-cell table:style-name="ce6" table:formula="of:=IF(ISBLANK([all.D28]);&quot;&quot;;AVERAGE([all.B28:.D28]))">
            <text:p/>
          </table:table-cell>
          <table:table-cell table:number-columns-repeated="3"/>
          <table:table-cell table:style-name="ce6" table:formula="of:=IF(ISBLANK([all.H28]);&quot;&quot;;AVERAGE([all.F28:.H28]))">
            <text:p/>
          </table:table-cell>
          <table:table-cell table:number-columns-repeated="3"/>
          <table:table-cell table:style-name="ce6" table:formula="of:=IF(ISBLANK([all.L28]);&quot;&quot;;AVERAGE([all.J28:.L28]))">
            <text:p/>
          </table:table-cell>
          <table:table-cell table:number-columns-repeated="3"/>
          <table:table-cell table:style-name="ce6" table:formula="of:=IF(ISBLANK([all.P28]);&quot;&quot;;AVERAGE([all.N28];[all.P28]))">
            <text:p/>
          </table:table-cell>
          <table:table-cell table:number-columns-repeated="3"/>
          <table:table-cell table:style-name="ce6" table:formula="of:=IF(ISBLANK([all.T28]);&quot;&quot;;AVERAGE([all.R28:.T28]))">
            <text:p/>
          </table:table-cell>
          <table:table-cell table:number-columns-repeated="3"/>
          <table:table-cell table:style-name="ce6" table:formula="of:=IF(ISBLANK([all.X28]);&quot;&quot;;AVERAGE([all.V28:.X28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Analysis step:</text:p>
          </table:table-cell>
          <table:table-cell table:style-name="ce1" office:value-type="float" office:value="13.2524" calcext:value-type="float">
            <text:p>13.25</text:p>
          </table:table-cell>
          <table:table-cell table:style-name="ce1" office:value-type="float" office:value="13.2477" calcext:value-type="float">
            <text:p>13.25</text:p>
          </table:table-cell>
          <table:table-cell table:style-name="ce1" office:value-type="float" office:value="13.2758" calcext:value-type="float">
            <text:p>13.28</text:p>
          </table:table-cell>
          <table:table-cell table:style-name="ce6" table:formula="of:=IF(ISBLANK([all.D29]);&quot;&quot;;AVERAGE([all.B29:.D29]))" office:value-type="float" office:value="13.2586333333333" calcext:value-type="float">
            <text:p>13.26</text:p>
          </table:table-cell>
          <table:table-cell table:style-name="ce1" office:value-type="float" office:value="3.35421" calcext:value-type="float">
            <text:p>3.35</text:p>
          </table:table-cell>
          <table:table-cell table:style-name="ce1" office:value-type="float" office:value="3.35226" calcext:value-type="float">
            <text:p>3.35</text:p>
          </table:table-cell>
          <table:table-cell table:style-name="ce1" office:value-type="float" office:value="3.35345" calcext:value-type="float">
            <text:p>3.35</text:p>
          </table:table-cell>
          <table:table-cell table:style-name="ce6" table:formula="of:=IF(ISBLANK([all.H29]);&quot;&quot;;AVERAGE([all.F29:.H29]))" office:value-type="float" office:value="3.35330666666667" calcext:value-type="float">
            <text:p>3.35</text:p>
          </table:table-cell>
          <table:table-cell table:style-name="ce1" office:value-type="float" office:value="14.803" calcext:value-type="float">
            <text:p>14.80</text:p>
          </table:table-cell>
          <table:table-cell table:style-name="ce1" office:value-type="float" office:value="14.7706" calcext:value-type="float">
            <text:p>14.77</text:p>
          </table:table-cell>
          <table:table-cell table:style-name="ce1" office:value-type="float" office:value="14.7947" calcext:value-type="float">
            <text:p>14.79</text:p>
          </table:table-cell>
          <table:table-cell table:style-name="ce6" table:formula="of:=IF(ISBLANK([all.L29]);&quot;&quot;;AVERAGE([all.J29:.L29]))" office:value-type="float" office:value="14.7894333333333" calcext:value-type="float">
            <text:p>14.79</text:p>
          </table:table-cell>
          <table:table-cell table:style-name="ce1" office:value-type="float" office:value="3.71808" calcext:value-type="float">
            <text:p>3.72</text:p>
          </table:table-cell>
          <table:table-cell table:style-name="ce1" office:value-type="float" office:value="3.69939" calcext:value-type="float">
            <text:p>3.70</text:p>
          </table:table-cell>
          <table:table-cell table:style-name="ce1" office:value-type="float" office:value="3.73216" calcext:value-type="float">
            <text:p>3.73</text:p>
          </table:table-cell>
          <table:table-cell table:style-name="ce6" table:formula="of:=IF(ISBLANK([all.P29]);&quot;&quot;;AVERAGE([all.N29:.P29]))" office:value-type="float" office:value="3.71654333333333" calcext:value-type="float">
            <text:p>3.72</text:p>
          </table:table-cell>
          <table:table-cell table:style-name="ce1" office:value-type="float" office:value="15.2906" calcext:value-type="float">
            <text:p>15.29</text:p>
          </table:table-cell>
          <table:table-cell table:style-name="ce1" office:value-type="float" office:value="15.2907" calcext:value-type="float">
            <text:p>15.29</text:p>
          </table:table-cell>
          <table:table-cell table:style-name="ce1" office:value-type="float" office:value="15.3241" calcext:value-type="float">
            <text:p>15.32</text:p>
          </table:table-cell>
          <table:table-cell table:style-name="ce6" table:formula="of:=IF(ISBLANK([all.T29]);&quot;&quot;;AVERAGE([all.R29:.T29]))" office:value-type="float" office:value="15.3018" calcext:value-type="float">
            <text:p>15.30</text:p>
          </table:table-cell>
          <table:table-cell table:style-name="ce1" office:value-type="float" office:value="3.89724" calcext:value-type="float">
            <text:p>3.90</text:p>
          </table:table-cell>
          <table:table-cell table:style-name="ce1" office:value-type="float" office:value="3.87718" calcext:value-type="float">
            <text:p>3.88</text:p>
          </table:table-cell>
          <table:table-cell table:style-name="ce1" office:value-type="float" office:value="3.87386" calcext:value-type="float">
            <text:p>3.87</text:p>
          </table:table-cell>
          <table:table-cell table:style-name="ce6" table:formula="of:=IF(ISBLANK([all.X29]);&quot;&quot;;AVERAGE([all.V29:.X29]))" office:value-type="float" office:value="3.88276" calcext:value-type="float">
            <text:p>3.8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ization step:</text:p>
          </table:table-cell>
          <table:table-cell table:style-name="ce1" office:value-type="float" office:value="24.6573" calcext:value-type="float">
            <text:p>24.66</text:p>
          </table:table-cell>
          <table:table-cell table:style-name="ce1" office:value-type="float" office:value="24.4771" calcext:value-type="float">
            <text:p>24.48</text:p>
          </table:table-cell>
          <table:table-cell table:style-name="ce1" office:value-type="float" office:value="24.3286" calcext:value-type="float">
            <text:p>24.33</text:p>
          </table:table-cell>
          <table:table-cell table:style-name="ce6" table:formula="of:=IF(ISBLANK([all.D30]);&quot;&quot;;AVERAGE([all.B30:.D30]))" office:value-type="float" office:value="24.4876666666667" calcext:value-type="float">
            <text:p>24.49</text:p>
          </table:table-cell>
          <table:table-cell table:style-name="ce1" office:value-type="float" office:value="22.8669" calcext:value-type="float">
            <text:p>22.87</text:p>
          </table:table-cell>
          <table:table-cell table:style-name="ce1" office:value-type="float" office:value="22.2797" calcext:value-type="float">
            <text:p>22.28</text:p>
          </table:table-cell>
          <table:table-cell table:style-name="ce1" office:value-type="float" office:value="24.8246" calcext:value-type="float">
            <text:p>24.82</text:p>
          </table:table-cell>
          <table:table-cell table:style-name="ce6" table:formula="of:=IF(ISBLANK([all.H30]);&quot;&quot;;AVERAGE([all.F30:.H30]))" office:value-type="float" office:value="23.3237333333333" calcext:value-type="float">
            <text:p>23.32</text:p>
          </table:table-cell>
          <table:table-cell table:style-name="ce1" office:value-type="float" office:value="20.08" calcext:value-type="float">
            <text:p>20.08</text:p>
          </table:table-cell>
          <table:table-cell table:style-name="ce1" office:value-type="float" office:value="20.2439" calcext:value-type="float">
            <text:p>20.24</text:p>
          </table:table-cell>
          <table:table-cell table:style-name="ce1" office:value-type="float" office:value="20.1047" calcext:value-type="float">
            <text:p>20.10</text:p>
          </table:table-cell>
          <table:table-cell table:style-name="ce6" table:formula="of:=IF(ISBLANK([all.L30]);&quot;&quot;;AVERAGE([all.J30:.L30]))" office:value-type="float" office:value="20.1428666666667" calcext:value-type="float">
            <text:p>20.14</text:p>
          </table:table-cell>
          <table:table-cell table:style-name="ce1" office:value-type="float" office:value="17.246" calcext:value-type="float">
            <text:p>17.25</text:p>
          </table:table-cell>
          <table:table-cell table:style-name="ce1" office:value-type="float" office:value="17.3305" calcext:value-type="float">
            <text:p>17.33</text:p>
          </table:table-cell>
          <table:table-cell table:style-name="ce1" office:value-type="float" office:value="15.9855" calcext:value-type="float">
            <text:p>15.99</text:p>
          </table:table-cell>
          <table:table-cell table:style-name="ce6" table:formula="of:=IF(ISBLANK([all.P30]);&quot;&quot;;AVERAGE([all.N30:.P30]))" office:value-type="float" office:value="16.854" calcext:value-type="float">
            <text:p>16.85</text:p>
          </table:table-cell>
          <table:table-cell table:style-name="ce1" office:value-type="float" office:value="24.9036" calcext:value-type="float">
            <text:p>24.90</text:p>
          </table:table-cell>
          <table:table-cell table:style-name="ce1" office:value-type="float" office:value="25.0014" calcext:value-type="float">
            <text:p>25.00</text:p>
          </table:table-cell>
          <table:table-cell table:style-name="ce1" office:value-type="float" office:value="24.8901" calcext:value-type="float">
            <text:p>24.89</text:p>
          </table:table-cell>
          <table:table-cell table:style-name="ce6" table:formula="of:=IF(ISBLANK([all.T30]);&quot;&quot;;AVERAGE([all.R30:.T30]))" office:value-type="float" office:value="24.9317" calcext:value-type="float">
            <text:p>24.93</text:p>
          </table:table-cell>
          <table:table-cell table:style-name="ce1" office:value-type="float" office:value="14.5019" calcext:value-type="float">
            <text:p>14.50</text:p>
          </table:table-cell>
          <table:table-cell table:style-name="ce1" office:value-type="float" office:value="15.0431" calcext:value-type="float">
            <text:p>15.04</text:p>
          </table:table-cell>
          <table:table-cell table:style-name="ce1" office:value-type="float" office:value="14.4665" calcext:value-type="float">
            <text:p>14.47</text:p>
          </table:table-cell>
          <table:table-cell table:style-name="ce6" table:formula="of:=IF(ISBLANK([all.X30]);&quot;&quot;;AVERAGE([all.V30:.X30]))" office:value-type="float" office:value="14.6705" calcext:value-type="float">
            <text:p>14.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ar Solver Preparation Time:</text:p>
          </table:table-cell>
          <table:table-cell table:style-name="ce1" office:value-type="float" office:value="37.969" calcext:value-type="float">
            <text:p>37.97</text:p>
          </table:table-cell>
          <table:table-cell table:style-name="ce1" office:value-type="float" office:value="37.783" calcext:value-type="float">
            <text:p>37.78</text:p>
          </table:table-cell>
          <table:table-cell table:style-name="ce1" office:value-type="float" office:value="37.658" calcext:value-type="float">
            <text:p>37.66</text:p>
          </table:table-cell>
          <table:table-cell table:style-name="ce6" table:formula="of:=IF(ISBLANK([all.D31]);&quot;&quot;;AVERAGE([all.B31:.D31]))" office:value-type="float" office:value="37.8033333333333" calcext:value-type="float">
            <text:p>37.80</text:p>
          </table:table-cell>
          <table:table-cell table:style-name="ce1" office:value-type="float" office:value="29.589" calcext:value-type="float">
            <text:p>29.59</text:p>
          </table:table-cell>
          <table:table-cell table:style-name="ce1" office:value-type="float" office:value="29.003" calcext:value-type="float">
            <text:p>29.00</text:p>
          </table:table-cell>
          <table:table-cell table:style-name="ce1" office:value-type="float" office:value="31.563" calcext:value-type="float">
            <text:p>31.56</text:p>
          </table:table-cell>
          <table:table-cell table:style-name="ce6" table:formula="of:=IF(ISBLANK([all.H31]);&quot;&quot;;AVERAGE([all.F31:.H31]))" office:value-type="float" office:value="30.0516666666667" calcext:value-type="float">
            <text:p>30.05</text:p>
          </table:table-cell>
          <table:table-cell table:style-name="ce1" office:value-type="float" office:value="34.932" calcext:value-type="float">
            <text:p>34.93</text:p>
          </table:table-cell>
          <table:table-cell table:style-name="ce1" office:value-type="float" office:value="35.055" calcext:value-type="float">
            <text:p>35.06</text:p>
          </table:table-cell>
          <table:table-cell table:style-name="ce1" office:value-type="float" office:value="34.937" calcext:value-type="float">
            <text:p>34.94</text:p>
          </table:table-cell>
          <table:table-cell table:style-name="ce6" table:formula="of:=IF(ISBLANK([all.L31]);&quot;&quot;;AVERAGE([all.J31:.L31]))" office:value-type="float" office:value="34.9746666666667" calcext:value-type="float">
            <text:p>34.97</text:p>
          </table:table-cell>
          <table:table-cell table:style-name="ce1" office:value-type="float" office:value="24.865" calcext:value-type="float">
            <text:p>24.87</text:p>
          </table:table-cell>
          <table:table-cell table:style-name="ce1" office:value-type="float" office:value="24.971" calcext:value-type="float">
            <text:p>24.97</text:p>
          </table:table-cell>
          <table:table-cell table:style-name="ce1" office:value-type="float" office:value="23.622" calcext:value-type="float">
            <text:p>23.62</text:p>
          </table:table-cell>
          <table:table-cell table:style-name="ce6" table:formula="of:=IF(ISBLANK([all.P31]);&quot;&quot;;AVERAGE([all.N31:.P31]))" office:value-type="float" office:value="24.486" calcext:value-type="float">
            <text:p>24.49</text:p>
          </table:table-cell>
          <table:table-cell table:style-name="ce1" office:value-type="float" office:value="40.223" calcext:value-type="float">
            <text:p>40.22</text:p>
          </table:table-cell>
          <table:table-cell table:style-name="ce1" office:value-type="float" office:value="40.321" calcext:value-type="float">
            <text:p>40.32</text:p>
          </table:table-cell>
          <table:table-cell table:style-name="ce1" office:value-type="float" office:value="40.245" calcext:value-type="float">
            <text:p>40.25</text:p>
          </table:table-cell>
          <table:table-cell table:style-name="ce6" table:formula="of:=IF(ISBLANK([all.T31]);&quot;&quot;;AVERAGE([all.R31:.T31]))" office:value-type="float" office:value="40.263" calcext:value-type="float">
            <text:p>40.26</text:p>
          </table:table-cell>
          <table:table-cell table:style-name="ce1" office:value-type="float" office:value="22.58" calcext:value-type="float">
            <text:p>22.58</text:p>
          </table:table-cell>
          <table:table-cell table:style-name="ce1" office:value-type="float" office:value="23.111" calcext:value-type="float">
            <text:p>23.11</text:p>
          </table:table-cell>
          <table:table-cell table:style-name="ce1" office:value-type="float" office:value="22.514" calcext:value-type="float">
            <text:p>22.51</text:p>
          </table:table-cell>
          <table:table-cell table:style-name="ce6" table:formula="of:=IF(ISBLANK([all.X31]);&quot;&quot;;AVERAGE([all.V31:.X31]))" office:value-type="float" office:value="22.735" calcext:value-type="float">
            <text:p>22.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MPI processes: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all.D32]);&quot;&quot;;AVERAGE([all.B32:.D32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all.H32]);&quot;&quot;;AVERAGE([all.F32:.H32]))" office:value-type="float" office:value="32" calcext:value-type="float">
            <text:p>32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all.L32]);&quot;&quot;;AVERAGE([all.J32:.L32]))" office:value-type="float" office:value="64" calcext:value-type="float">
            <text:p>64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all.P32]);&quot;&quot;;AVERAGE([all.N32:.P32]))" office:value-type="float" office:value="64" calcext:value-type="float">
            <text:p>64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all.T32]);&quot;&quot;;AVERAGE([all.R32:.T32]))" office:value-type="float" office:value="128" calcext:value-type="float">
            <text:p>128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all.X32]);&quot;&quot;;AVERAGE([all.V32:.X32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compute nodes: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D33]);&quot;&quot;;AVERAGE([all.B33:.D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H33]);&quot;&quot;;AVERAGE([all.F33:.H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L33]);&quot;&quot;;AVERAGE([all.J33:.L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P33]);&quot;&quot;;AVERAGE([all.N33:.P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T33]);&quot;&quot;;AVERAGE([all.R33:.T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all.X33]);&quot;&quot;;AVERAGE([all.V33:.X33]))" office:value-type="float" office:value="4" calcext:value-type="float">
            <text:p>4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processes per node: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all.D34]);&quot;&quot;;AVERAGE([all.B34:.D34]))" office:value-type="float" office:value="8" calcext:value-type="float">
            <text:p>8.0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all.H34]);&quot;&quot;;AVERAGE([all.F34:.H34]))" office:value-type="float" office:value="8" calcext:value-type="float">
            <text:p>8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all.L34]);&quot;&quot;;AVERAGE([all.J34:.L34]))" office:value-type="float" office:value="16" calcext:value-type="float">
            <text:p>16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all.P34]);&quot;&quot;;AVERAGE([all.N34:.P34]))" office:value-type="float" office:value="16" calcext:value-type="float">
            <text:p>16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all.T34]);&quot;&quot;;AVERAGE([all.R34:.T34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all.X34]);&quot;&quot;;AVERAGE([all.V34:.X34]))" office:value-type="float" office:value="32" calcext:value-type="float">
            <text:p>32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peak memory usage</text:p>
          </table:table-cell>
          <table:table-cell table:style-name="ce1" office:value-type="float" office:value="2828.38" calcext:value-type="float">
            <text:p>2828.38</text:p>
          </table:table-cell>
          <table:table-cell table:style-name="ce1" office:value-type="float" office:value="2789.55" calcext:value-type="float">
            <text:p>2789.55</text:p>
          </table:table-cell>
          <table:table-cell table:style-name="ce1" office:value-type="float" office:value="2881.98" calcext:value-type="float">
            <text:p>2881.98</text:p>
          </table:table-cell>
          <table:table-cell table:style-name="ce6" table:formula="of:=IF(ISBLANK([all.D35]);&quot;&quot;;AVERAGE([all.B35:.D35]))" office:value-type="float" office:value="2833.30333333333" calcext:value-type="float">
            <text:p>2833.30</text:p>
          </table:table-cell>
          <table:table-cell table:style-name="ce1" office:value-type="float" office:value="3513.91" calcext:value-type="float">
            <text:p>3513.91</text:p>
          </table:table-cell>
          <table:table-cell table:style-name="ce1" office:value-type="float" office:value="3435" calcext:value-type="float">
            <text:p>3435.00</text:p>
          </table:table-cell>
          <table:table-cell table:style-name="ce1" office:value-type="float" office:value="3509.35" calcext:value-type="float">
            <text:p>3509.35</text:p>
          </table:table-cell>
          <table:table-cell table:style-name="ce6" table:formula="of:=IF(ISBLANK([all.H35]);&quot;&quot;;AVERAGE([all.F35:.H35]))" office:value-type="float" office:value="3486.08666666667" calcext:value-type="float">
            <text:p>3486.09</text:p>
          </table:table-cell>
          <table:table-cell table:style-name="ce1" office:value-type="float" office:value="2483.06" calcext:value-type="float">
            <text:p>2483.06</text:p>
          </table:table-cell>
          <table:table-cell table:style-name="ce1" office:value-type="float" office:value="2525.27" calcext:value-type="float">
            <text:p>2525.27</text:p>
          </table:table-cell>
          <table:table-cell table:style-name="ce1" office:value-type="float" office:value="2500.55" calcext:value-type="float">
            <text:p>2500.55</text:p>
          </table:table-cell>
          <table:table-cell table:style-name="ce6" table:formula="of:=IF(ISBLANK([all.L35]);&quot;&quot;;AVERAGE([all.J35:.L35]))" office:value-type="float" office:value="2502.96" calcext:value-type="float">
            <text:p>2502.96</text:p>
          </table:table-cell>
          <table:table-cell table:style-name="ce1" office:value-type="float" office:value="3173.09" calcext:value-type="float">
            <text:p>3173.09</text:p>
          </table:table-cell>
          <table:table-cell table:style-name="ce1" office:value-type="float" office:value="3260.17" calcext:value-type="float">
            <text:p>3260.17</text:p>
          </table:table-cell>
          <table:table-cell table:style-name="ce1" office:value-type="float" office:value="3142.69" calcext:value-type="float">
            <text:p>3142.69</text:p>
          </table:table-cell>
          <table:table-cell table:style-name="ce6" table:formula="of:=IF(ISBLANK([all.P35]);&quot;&quot;;AVERAGE([all.N35:.P35]))" office:value-type="float" office:value="3191.98333333333" calcext:value-type="float">
            <text:p>3191.98</text:p>
          </table:table-cell>
          <table:table-cell table:style-name="ce1" office:value-type="float" office:value="2728.04" calcext:value-type="float">
            <text:p>2728.04</text:p>
          </table:table-cell>
          <table:table-cell table:style-name="ce1" office:value-type="float" office:value="2940.44" calcext:value-type="float">
            <text:p>2940.44</text:p>
          </table:table-cell>
          <table:table-cell table:style-name="ce1" office:value-type="float" office:value="2836.07" calcext:value-type="float">
            <text:p>2836.07</text:p>
          </table:table-cell>
          <table:table-cell table:style-name="ce6" table:formula="of:=IF(ISBLANK([all.T35]);&quot;&quot;;AVERAGE([all.R35:.T35]))" office:value-type="float" office:value="2834.85" calcext:value-type="float">
            <text:p>2834.85</text:p>
          </table:table-cell>
          <table:table-cell table:style-name="ce1" office:value-type="float" office:value="3364.64" calcext:value-type="float">
            <text:p>3364.64</text:p>
          </table:table-cell>
          <table:table-cell table:style-name="ce1" office:value-type="float" office:value="3311.29" calcext:value-type="float">
            <text:p>3311.29</text:p>
          </table:table-cell>
          <table:table-cell table:style-name="ce1" office:value-type="float" office:value="3331.54" calcext:value-type="float">
            <text:p>3331.54</text:p>
          </table:table-cell>
          <table:table-cell table:style-name="ce6" table:formula="of:=IF(ISBLANK([all.X35]);&quot;&quot;;AVERAGE([all.V35:.X35]))" office:value-type="float" office:value="3335.82333333333" calcext:value-type="float">
            <text:p>3335.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ran in</text:p>
          </table:table-cell>
          <table:table-cell table:style-name="ce1" office:value-type="float" office:value="54.240705" calcext:value-type="float">
            <text:p>54.24</text:p>
          </table:table-cell>
          <table:table-cell table:style-name="ce1" office:value-type="float" office:value="54.317893" calcext:value-type="float">
            <text:p>54.32</text:p>
          </table:table-cell>
          <table:table-cell table:style-name="ce1" office:value-type="float" office:value="54.164735" calcext:value-type="float">
            <text:p>54.16</text:p>
          </table:table-cell>
          <table:table-cell table:style-name="ce6" table:formula="of:=IF(ISBLANK([all.D36]);&quot;&quot;;AVERAGE([all.B36:.D36]))" office:value-type="float" office:value="54.241111" calcext:value-type="float">
            <text:p>54.24</text:p>
          </table:table-cell>
          <table:table-cell table:style-name="ce1" office:value-type="float" office:value="46.239497" calcext:value-type="float">
            <text:p>46.24</text:p>
          </table:table-cell>
          <table:table-cell table:style-name="ce1" office:value-type="float" office:value="45.234475" calcext:value-type="float">
            <text:p>45.23</text:p>
          </table:table-cell>
          <table:table-cell table:style-name="ce1" office:value-type="float" office:value="47.892717" calcext:value-type="float">
            <text:p>47.89</text:p>
          </table:table-cell>
          <table:table-cell table:style-name="ce6" table:formula="of:=IF(ISBLANK([all.H36]);&quot;&quot;;AVERAGE([all.F36:.H36]))" office:value-type="float" office:value="46.455563" calcext:value-type="float">
            <text:p>46.46</text:p>
          </table:table-cell>
          <table:table-cell table:style-name="ce1" office:value-type="float" office:value="45.570379" calcext:value-type="float">
            <text:p>45.57</text:p>
          </table:table-cell>
          <table:table-cell table:style-name="ce1" office:value-type="float" office:value="45.837906" calcext:value-type="float">
            <text:p>45.84</text:p>
          </table:table-cell>
          <table:table-cell table:style-name="ce1" office:value-type="float" office:value="45.837574" calcext:value-type="float">
            <text:p>45.84</text:p>
          </table:table-cell>
          <table:table-cell table:style-name="ce6" table:formula="of:=IF(ISBLANK([all.L36]);&quot;&quot;;AVERAGE([all.J36:.L36]))" office:value-type="float" office:value="45.7486196666667" calcext:value-type="float">
            <text:p>45.75</text:p>
          </table:table-cell>
          <table:table-cell table:style-name="ce1" office:value-type="float" office:value="35.344931" calcext:value-type="float">
            <text:p>35.34</text:p>
          </table:table-cell>
          <table:table-cell table:style-name="ce1" office:value-type="float" office:value="35.677194" calcext:value-type="float">
            <text:p>35.68</text:p>
          </table:table-cell>
          <table:table-cell table:style-name="ce1" office:value-type="float" office:value="34.2587" calcext:value-type="float">
            <text:p>34.26</text:p>
          </table:table-cell>
          <table:table-cell table:style-name="ce6" table:formula="of:=IF(ISBLANK([all.P36]);&quot;&quot;;AVERAGE([all.N36:.P36]))" office:value-type="float" office:value="35.0936083333333" calcext:value-type="float">
            <text:p>35.09</text:p>
          </table:table-cell>
          <table:table-cell table:style-name="ce1" office:value-type="float" office:value="49.186045" calcext:value-type="float">
            <text:p>49.19</text:p>
          </table:table-cell>
          <table:table-cell table:style-name="ce1" office:value-type="float" office:value="49.24316" calcext:value-type="float">
            <text:p>49.24</text:p>
          </table:table-cell>
          <table:table-cell table:style-name="ce1" office:value-type="float" office:value="49.237525" calcext:value-type="float">
            <text:p>49.24</text:p>
          </table:table-cell>
          <table:table-cell table:style-name="ce6" table:formula="of:=IF(ISBLANK([all.T36]);&quot;&quot;;AVERAGE([all.R36:.T36]))" office:value-type="float" office:value="49.2222433333333" calcext:value-type="float">
            <text:p>49.22</text:p>
          </table:table-cell>
          <table:table-cell table:style-name="ce1" office:value-type="float" office:value="31.321949" calcext:value-type="float">
            <text:p>31.32</text:p>
          </table:table-cell>
          <table:table-cell table:style-name="ce1" office:value-type="float" office:value="31.524632" calcext:value-type="float">
            <text:p>31.52</text:p>
          </table:table-cell>
          <table:table-cell table:style-name="ce1" office:value-type="float" office:value="31.080243" calcext:value-type="float">
            <text:p>31.08</text:p>
          </table:table-cell>
          <table:table-cell table:style-name="ce6" table:formula="of:=IF(ISBLANK([all.X36]);&quot;&quot;;AVERAGE([all.V36:.X36]))" office:value-type="float" office:value="31.3089413333333" calcext:value-type="float">
            <text:p>31.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</text:p>
          </table:table-cell>
          <table:table-cell table:number-columns-repeated="3" table:style-name="ce1" office:value-type="float" office:value="2" calcext:value-type="float">
            <text:p>2.00</text:p>
          </table:table-cell>
          <table:table-cell table:style-name="ce6" table:formula="of:=IF(ISBLANK([all.D37]);&quot;&quot;;AVERAGE([all.B37:.D37]))" office:value-type="float" office:value="2" calcext:value-type="float">
            <text:p>2.00</text:p>
          </table:table-cell>
          <table:table-cell table:number-columns-repeated="3" table:style-name="ce1" office:value-type="float" office:value="2" calcext:value-type="float">
            <text:p>2.00</text:p>
          </table:table-cell>
          <table:table-cell table:style-name="ce6" table:formula="of:=IF(ISBLANK([all.H37]);&quot;&quot;;AVERAGE([all.F37:.H37]))" office:value-type="float" office:value="2" calcext:value-type="float">
            <text:p>2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all.L37]);&quot;&quot;;AVERAGE([all.J37:.L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all.P37]);&quot;&quot;;AVERAGE([all.N37:.P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all.T37]);&quot;&quot;;AVERAGE([all.R37:.T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all.X37]);&quot;&quot;;AVERAGE([all.V37:.X37]))" office:value-type="float" office:value="3" calcext:value-type="float">
            <text:p>3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all.D38]);&quot;&quot;;AVERAGE([all.B38:.D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all.H38]);&quot;&quot;;AVERAGE([all.F38:.H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all.L38]);&quot;&quot;;AVERAGE([all.J38:.L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all.P38]);&quot;&quot;;AVERAGE([all.N38:.P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all.T38]);&quot;&quot;;AVERAGE([all.R38:.T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all.X38]);&quot;&quot;;AVERAGE([all.V38:.X38]))" office:value-type="float" office:value="1.1" calcext:value-type="float">
            <text:p>1.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 \d*.\d* in</text:p>
          </table:table-cell>
          <table:table-cell table:style-name="ce1" office:value-type="float" office:value="0.289142" calcext:value-type="float">
            <text:p>0.29</text:p>
          </table:table-cell>
          <table:table-cell table:style-name="ce1" office:value-type="float" office:value="0.290183" calcext:value-type="float">
            <text:p>0.29</text:p>
          </table:table-cell>
          <table:table-cell table:style-name="ce1" office:value-type="float" office:value="0.290222" calcext:value-type="float">
            <text:p>0.29</text:p>
          </table:table-cell>
          <table:table-cell table:style-name="ce6" table:formula="of:=IF(ISBLANK([all.D39]);&quot;&quot;;AVERAGE([all.B39:.D39]))" office:value-type="float" office:value="0.289849" calcext:value-type="float">
            <text:p>0.29</text:p>
          </table:table-cell>
          <table:table-cell table:style-name="ce1" office:value-type="float" office:value="0.290477" calcext:value-type="float">
            <text:p>0.29</text:p>
          </table:table-cell>
          <table:table-cell table:style-name="ce1" office:value-type="float" office:value="0.289776" calcext:value-type="float">
            <text:p>0.29</text:p>
          </table:table-cell>
          <table:table-cell table:style-name="ce1" office:value-type="float" office:value="0.288842" calcext:value-type="float">
            <text:p>0.29</text:p>
          </table:table-cell>
          <table:table-cell table:style-name="ce6" table:formula="of:=IF(ISBLANK([all.H39]);&quot;&quot;;AVERAGE([all.F39:.H39]))" office:value-type="float" office:value="0.289698333333333" calcext:value-type="float">
            <text:p>0.29</text:p>
          </table:table-cell>
          <table:table-cell table:style-name="ce1" office:value-type="float" office:value="0.281663" calcext:value-type="float">
            <text:p>0.28</text:p>
          </table:table-cell>
          <table:table-cell table:style-name="ce1" office:value-type="float" office:value="0.283158" calcext:value-type="float">
            <text:p>0.28</text:p>
          </table:table-cell>
          <table:table-cell table:style-name="ce1" office:value-type="float" office:value="0.282423" calcext:value-type="float">
            <text:p>0.28</text:p>
          </table:table-cell>
          <table:table-cell table:style-name="ce6" table:formula="of:=IF(ISBLANK([all.L39]);&quot;&quot;;AVERAGE([all.J39:.L39]))" office:value-type="float" office:value="0.282414666666667" calcext:value-type="float">
            <text:p>0.28</text:p>
          </table:table-cell>
          <table:table-cell table:style-name="ce1" office:value-type="float" office:value="0.283012" calcext:value-type="float">
            <text:p>0.28</text:p>
          </table:table-cell>
          <table:table-cell table:style-name="ce1" office:value-type="float" office:value="0.282018" calcext:value-type="float">
            <text:p>0.28</text:p>
          </table:table-cell>
          <table:table-cell table:style-name="ce1" office:value-type="float" office:value="0.281557" calcext:value-type="float">
            <text:p>0.28</text:p>
          </table:table-cell>
          <table:table-cell table:style-name="ce6" table:formula="of:=IF(ISBLANK([all.P39]);&quot;&quot;;AVERAGE([all.N39:.P39]))" office:value-type="float" office:value="0.282195666666667" calcext:value-type="float">
            <text:p>0.28</text:p>
          </table:table-cell>
          <table:table-cell table:style-name="ce1" office:value-type="float" office:value="0.177786" calcext:value-type="float">
            <text:p>0.18</text:p>
          </table:table-cell>
          <table:table-cell table:style-name="ce1" office:value-type="float" office:value="0.177589" calcext:value-type="float">
            <text:p>0.18</text:p>
          </table:table-cell>
          <table:table-cell table:style-name="ce1" office:value-type="float" office:value="0.177675" calcext:value-type="float">
            <text:p>0.18</text:p>
          </table:table-cell>
          <table:table-cell table:style-name="ce6" table:formula="of:=IF(ISBLANK([all.T39]);&quot;&quot;;AVERAGE([all.R39:.T39]))" office:value-type="float" office:value="0.177683333333333" calcext:value-type="float">
            <text:p>0.18</text:p>
          </table:table-cell>
          <table:table-cell table:style-name="ce1" office:value-type="float" office:value="0.177731" calcext:value-type="float">
            <text:p>0.18</text:p>
          </table:table-cell>
          <table:table-cell table:style-name="ce1" office:value-type="float" office:value="0.177703" calcext:value-type="float">
            <text:p>0.18</text:p>
          </table:table-cell>
          <table:table-cell table:style-name="ce1" office:value-type="float" office:value="0.177575" calcext:value-type="float">
            <text:p>0.18</text:p>
          </table:table-cell>
          <table:table-cell table:style-name="ce6" table:formula="of:=IF(ISBLANK([all.X39]);&quot;&quot;;AVERAGE([all.V39:.X39]))" office:value-type="float" office:value="0.177669666666667" calcext:value-type="float">
            <text:p>0.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shape</text:p>
          </table:table-cell>
          <table:table-cell table:style-name="ce1" office:value-type="float" office:value="0.076246" calcext:value-type="float">
            <text:p>0.08</text:p>
          </table:table-cell>
          <table:table-cell table:style-name="ce1" office:value-type="float" office:value="0.076726" calcext:value-type="float">
            <text:p>0.08</text:p>
          </table:table-cell>
          <table:table-cell table:style-name="ce1" office:value-type="float" office:value="0.076421" calcext:value-type="float">
            <text:p>0.08</text:p>
          </table:table-cell>
          <table:table-cell table:style-name="ce6" table:formula="of:=IF(ISBLANK([all.D40]);&quot;&quot;;AVERAGE([all.B40:.D40]))" office:value-type="float" office:value="0.0764643333333333" calcext:value-type="float">
            <text:p>0.08</text:p>
          </table:table-cell>
          <table:table-cell table:style-name="ce1" office:value-type="float" office:value="0.076406" calcext:value-type="float">
            <text:p>0.08</text:p>
          </table:table-cell>
          <table:table-cell table:style-name="ce1" office:value-type="float" office:value="0.077991" calcext:value-type="float">
            <text:p>0.08</text:p>
          </table:table-cell>
          <table:table-cell table:style-name="ce1" office:value-type="float" office:value="0.075856" calcext:value-type="float">
            <text:p>0.08</text:p>
          </table:table-cell>
          <table:table-cell table:style-name="ce6" table:formula="of:=IF(ISBLANK([all.H40]);&quot;&quot;;AVERAGE([all.F40:.H40]))" office:value-type="float" office:value="0.076751" calcext:value-type="float">
            <text:p>0.08</text:p>
          </table:table-cell>
          <table:table-cell table:style-name="ce1" office:value-type="float" office:value="0.061295" calcext:value-type="float">
            <text:p>0.06</text:p>
          </table:table-cell>
          <table:table-cell table:style-name="ce1" office:value-type="float" office:value="0.061345" calcext:value-type="float">
            <text:p>0.06</text:p>
          </table:table-cell>
          <table:table-cell table:style-name="ce1" office:value-type="float" office:value="0.062565" calcext:value-type="float">
            <text:p>0.06</text:p>
          </table:table-cell>
          <table:table-cell table:style-name="ce6" table:formula="of:=IF(ISBLANK([all.L40]);&quot;&quot;;AVERAGE([all.J40:.L40]))" office:value-type="float" office:value="0.061735" calcext:value-type="float">
            <text:p>0.06</text:p>
          </table:table-cell>
          <table:table-cell table:style-name="ce1" office:value-type="float" office:value="0.061809" calcext:value-type="float">
            <text:p>0.06</text:p>
          </table:table-cell>
          <table:table-cell table:style-name="ce1" office:value-type="float" office:value="0.061871" calcext:value-type="float">
            <text:p>0.06</text:p>
          </table:table-cell>
          <table:table-cell table:style-name="ce1" office:value-type="float" office:value="0.061032" calcext:value-type="float">
            <text:p>0.06</text:p>
          </table:table-cell>
          <table:table-cell table:style-name="ce6" table:formula="of:=IF(ISBLANK([all.P40]);&quot;&quot;;AVERAGE([all.N40:.P40]))" office:value-type="float" office:value="0.0615706666666667" calcext:value-type="float">
            <text:p>0.06</text:p>
          </table:table-cell>
          <table:table-cell table:style-name="ce1" office:value-type="float" office:value="0.054439" calcext:value-type="float">
            <text:p>0.05</text:p>
          </table:table-cell>
          <table:table-cell table:style-name="ce1" office:value-type="float" office:value="0.054776" calcext:value-type="float">
            <text:p>0.05</text:p>
          </table:table-cell>
          <table:table-cell table:style-name="ce1" office:value-type="float" office:value="0.053561" calcext:value-type="float">
            <text:p>0.05</text:p>
          </table:table-cell>
          <table:table-cell table:style-name="ce6" table:formula="of:=IF(ISBLANK([all.T40]);&quot;&quot;;AVERAGE([all.R40:.T40]))" office:value-type="float" office:value="0.0542586666666667" calcext:value-type="float">
            <text:p>0.05</text:p>
          </table:table-cell>
          <table:table-cell table:style-name="ce1" office:value-type="float" office:value="0.053808" calcext:value-type="float">
            <text:p>0.05</text:p>
          </table:table-cell>
          <table:table-cell table:style-name="ce1" office:value-type="float" office:value="0.054509" calcext:value-type="float">
            <text:p>0.05</text:p>
          </table:table-cell>
          <table:table-cell table:style-name="ce1" office:value-type="float" office:value="0.053963" calcext:value-type="float">
            <text:p>0.05</text:p>
          </table:table-cell>
          <table:table-cell table:style-name="ce6" table:formula="of:=IF(ISBLANK([all.X40]);&quot;&quot;;AVERAGE([all.V40:.X40]))" office:value-type="float" office:value="0.0540933333333333" calcext:value-type="float">
            <text:p>0.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to DM</text:p>
          </table:table-cell>
          <table:table-cell table:style-name="ce1" office:value-type="float" office:value="0.03378" calcext:value-type="float">
            <text:p>0.03</text:p>
          </table:table-cell>
          <table:table-cell table:style-name="ce1" office:value-type="float" office:value="0.033946" calcext:value-type="float">
            <text:p>0.03</text:p>
          </table:table-cell>
          <table:table-cell table:style-name="ce1" office:value-type="float" office:value="0.033957" calcext:value-type="float">
            <text:p>0.03</text:p>
          </table:table-cell>
          <table:table-cell table:style-name="ce6" table:formula="of:=IF(ISBLANK([all.D41]);&quot;&quot;;AVERAGE([all.B41:.D41]))" office:value-type="float" office:value="0.0338943333333333" calcext:value-type="float">
            <text:p>0.03</text:p>
          </table:table-cell>
          <table:table-cell table:style-name="ce1" office:value-type="float" office:value="0.033702" calcext:value-type="float">
            <text:p>0.03</text:p>
          </table:table-cell>
          <table:table-cell table:style-name="ce1" office:value-type="float" office:value="0.03404" calcext:value-type="float">
            <text:p>0.03</text:p>
          </table:table-cell>
          <table:table-cell table:style-name="ce1" office:value-type="float" office:value="0.033882" calcext:value-type="float">
            <text:p>0.03</text:p>
          </table:table-cell>
          <table:table-cell table:style-name="ce6" table:formula="of:=IF(ISBLANK([all.H41]);&quot;&quot;;AVERAGE([all.F41:.H41]))" office:value-type="float" office:value="0.0338746666666667" calcext:value-type="float">
            <text:p>0.03</text:p>
          </table:table-cell>
          <table:table-cell table:style-name="ce1" office:value-type="float" office:value="0.027013" calcext:value-type="float">
            <text:p>0.03</text:p>
          </table:table-cell>
          <table:table-cell table:style-name="ce1" office:value-type="float" office:value="0.0266" calcext:value-type="float">
            <text:p>0.03</text:p>
          </table:table-cell>
          <table:table-cell table:style-name="ce1" office:value-type="float" office:value="0.027738" calcext:value-type="float">
            <text:p>0.03</text:p>
          </table:table-cell>
          <table:table-cell table:style-name="ce6" table:formula="of:=IF(ISBLANK([all.L41]);&quot;&quot;;AVERAGE([all.J41:.L41]))" office:value-type="float" office:value="0.027117" calcext:value-type="float">
            <text:p>0.03</text:p>
          </table:table-cell>
          <table:table-cell table:style-name="ce1" office:value-type="float" office:value="0.027381" calcext:value-type="float">
            <text:p>0.03</text:p>
          </table:table-cell>
          <table:table-cell table:style-name="ce1" office:value-type="float" office:value="0.027546" calcext:value-type="float">
            <text:p>0.03</text:p>
          </table:table-cell>
          <table:table-cell table:style-name="ce1" office:value-type="float" office:value="0.026602" calcext:value-type="float">
            <text:p>0.03</text:p>
          </table:table-cell>
          <table:table-cell table:style-name="ce6" table:formula="of:=IF(ISBLANK([all.P41]);&quot;&quot;;AVERAGE([all.N41:.P41]))" office:value-type="float" office:value="0.0271763333333333" calcext:value-type="float">
            <text:p>0.03</text:p>
          </table:table-cell>
          <table:table-cell table:style-name="ce1" office:value-type="float" office:value="0.018919" calcext:value-type="float">
            <text:p>0.02</text:p>
          </table:table-cell>
          <table:table-cell table:style-name="ce1" office:value-type="float" office:value="0.018781" calcext:value-type="float">
            <text:p>0.02</text:p>
          </table:table-cell>
          <table:table-cell table:style-name="ce1" office:value-type="float" office:value="0.01882" calcext:value-type="float">
            <text:p>0.02</text:p>
          </table:table-cell>
          <table:table-cell table:style-name="ce6" table:formula="of:=IF(ISBLANK([all.T41]);&quot;&quot;;AVERAGE([all.R41:.T41]))" office:value-type="float" office:value="0.01884" calcext:value-type="float">
            <text:p>0.02</text:p>
          </table:table-cell>
          <table:table-cell table:style-name="ce1" office:value-type="float" office:value="0.019011" calcext:value-type="float">
            <text:p>0.02</text:p>
          </table:table-cell>
          <table:table-cell table:style-name="ce1" office:value-type="float" office:value="0.018961" calcext:value-type="float">
            <text:p>0.02</text:p>
          </table:table-cell>
          <table:table-cell table:style-name="ce1" office:value-type="float" office:value="0.018951" calcext:value-type="float">
            <text:p>0.02</text:p>
          </table:table-cell>
          <table:table-cell table:style-name="ce6" table:formula="of:=IF(ISBLANK([all.X41]);&quot;&quot;;AVERAGE([all.V41:.X41]))" office:value-type="float" office:value="0.0189743333333333" calcext:value-type="float">
            <text:p>0.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read</text:p>
          </table:table-cell>
          <table:table-cell table:style-name="ce1" office:value-type="float" office:value="1.511808" calcext:value-type="float">
            <text:p>1.51</text:p>
          </table:table-cell>
          <table:table-cell table:style-name="ce1" office:value-type="float" office:value="1.537085" calcext:value-type="float">
            <text:p>1.54</text:p>
          </table:table-cell>
          <table:table-cell table:style-name="ce1" office:value-type="float" office:value="1.552969" calcext:value-type="float">
            <text:p>1.55</text:p>
          </table:table-cell>
          <table:table-cell table:style-name="ce6" table:formula="of:=IF(ISBLANK([all.D42]);&quot;&quot;;AVERAGE([all.B42:.D42]))" office:value-type="float" office:value="1.533954" calcext:value-type="float">
            <text:p>1.53</text:p>
          </table:table-cell>
          <table:table-cell table:style-name="ce1" office:value-type="float" office:value="1.50977" calcext:value-type="float">
            <text:p>1.51</text:p>
          </table:table-cell>
          <table:table-cell table:style-name="ce1" office:value-type="float" office:value="1.523749" calcext:value-type="float">
            <text:p>1.52</text:p>
          </table:table-cell>
          <table:table-cell table:style-name="ce1" office:value-type="float" office:value="1.564288" calcext:value-type="float">
            <text:p>1.56</text:p>
          </table:table-cell>
          <table:table-cell table:style-name="ce6" table:formula="of:=IF(ISBLANK([all.H42]);&quot;&quot;;AVERAGE([all.F42:.H42]))" office:value-type="float" office:value="1.53260233333333" calcext:value-type="float">
            <text:p>1.53</text:p>
          </table:table-cell>
          <table:table-cell table:style-name="ce1" office:value-type="float" office:value="1.307844" calcext:value-type="float">
            <text:p>1.31</text:p>
          </table:table-cell>
          <table:table-cell table:style-name="ce1" office:value-type="float" office:value="1.40204" calcext:value-type="float">
            <text:p>1.40</text:p>
          </table:table-cell>
          <table:table-cell table:style-name="ce1" office:value-type="float" office:value="1.455352" calcext:value-type="float">
            <text:p>1.46</text:p>
          </table:table-cell>
          <table:table-cell table:style-name="ce6" table:formula="of:=IF(ISBLANK([all.L42]);&quot;&quot;;AVERAGE([all.J42:.L42]))" office:value-type="float" office:value="1.388412" calcext:value-type="float">
            <text:p>1.39</text:p>
          </table:table-cell>
          <table:table-cell table:style-name="ce1" office:value-type="float" office:value="1.398875" calcext:value-type="float">
            <text:p>1.40</text:p>
          </table:table-cell>
          <table:table-cell table:style-name="ce1" office:value-type="float" office:value="1.414554" calcext:value-type="float">
            <text:p>1.41</text:p>
          </table:table-cell>
          <table:table-cell table:style-name="ce1" office:value-type="float" office:value="1.433434" calcext:value-type="float">
            <text:p>1.43</text:p>
          </table:table-cell>
          <table:table-cell table:style-name="ce6" table:formula="of:=IF(ISBLANK([all.P42]);&quot;&quot;;AVERAGE([all.N42:.P42]))" office:value-type="float" office:value="1.415621" calcext:value-type="float">
            <text:p>1.42</text:p>
          </table:table-cell>
          <table:table-cell table:style-name="ce1" office:value-type="float" office:value="1.380929" calcext:value-type="float">
            <text:p>1.38</text:p>
          </table:table-cell>
          <table:table-cell table:style-name="ce1" office:value-type="float" office:value="1.382896" calcext:value-type="float">
            <text:p>1.38</text:p>
          </table:table-cell>
          <table:table-cell table:style-name="ce1" office:value-type="float" office:value="1.389424" calcext:value-type="float">
            <text:p>1.39</text:p>
          </table:table-cell>
          <table:table-cell table:style-name="ce6" table:formula="of:=IF(ISBLANK([all.T42]);&quot;&quot;;AVERAGE([all.R42:.T42]))" office:value-type="float" office:value="1.38441633333333" calcext:value-type="float">
            <text:p>1.38</text:p>
          </table:table-cell>
          <table:table-cell table:style-name="ce1" office:value-type="float" office:value="1.380494" calcext:value-type="float">
            <text:p>1.38</text:p>
          </table:table-cell>
          <table:table-cell table:style-name="ce1" office:value-type="float" office:value="1.355587" calcext:value-type="float">
            <text:p>1.36</text:p>
          </table:table-cell>
          <table:table-cell table:style-name="ce1" office:value-type="float" office:value="1.393578" calcext:value-type="float">
            <text:p>1.39</text:p>
          </table:table-cell>
          <table:table-cell table:style-name="ce6" table:formula="of:=IF(ISBLANK([all.X42]);&quot;&quot;;AVERAGE([all.V42:.X42]))" office:value-type="float" office:value="1.376553" calcext:value-type="float">
            <text:p>1.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lver Time:</text:p>
          </table:table-cell>
          <table:table-cell table:style-name="ce1" office:value-type="float" office:value="4.8366" calcext:value-type="float">
            <text:p>4.84</text:p>
          </table:table-cell>
          <table:table-cell table:style-name="ce1" office:value-type="float" office:value="4.9014" calcext:value-type="float">
            <text:p>4.90</text:p>
          </table:table-cell>
          <table:table-cell table:style-name="ce1" office:value-type="float" office:value="4.9273" calcext:value-type="float">
            <text:p>4.93</text:p>
          </table:table-cell>
          <table:table-cell table:style-name="ce6" table:formula="of:=IF(ISBLANK([all.D43]);&quot;&quot;;AVERAGE([all.B43:.D43]))" office:value-type="float" office:value="4.88843333333333" calcext:value-type="float">
            <text:p>4.89</text:p>
          </table:table-cell>
          <table:table-cell table:style-name="ce1" office:value-type="float" office:value="4.5918" calcext:value-type="float">
            <text:p>4.59</text:p>
          </table:table-cell>
          <table:table-cell table:style-name="ce1" office:value-type="float" office:value="4.6834" calcext:value-type="float">
            <text:p>4.68</text:p>
          </table:table-cell>
          <table:table-cell table:style-name="ce1" office:value-type="float" office:value="4.743" calcext:value-type="float">
            <text:p>4.74</text:p>
          </table:table-cell>
          <table:table-cell table:style-name="ce6" table:formula="of:=IF(ISBLANK([all.H43]);&quot;&quot;;AVERAGE([all.F43:.H43]))" office:value-type="float" office:value="4.67273333333333" calcext:value-type="float">
            <text:p>4.67</text:p>
          </table:table-cell>
          <table:table-cell table:style-name="ce1" office:value-type="float" office:value="2.9287" calcext:value-type="float">
            <text:p>2.93</text:p>
          </table:table-cell>
          <table:table-cell table:style-name="ce1" office:value-type="float" office:value="2.9218" calcext:value-type="float">
            <text:p>2.92</text:p>
          </table:table-cell>
          <table:table-cell table:style-name="ce1" office:value-type="float" office:value="2.9186" calcext:value-type="float">
            <text:p>2.92</text:p>
          </table:table-cell>
          <table:table-cell table:style-name="ce6" table:formula="of:=IF(ISBLANK([all.L43]);&quot;&quot;;AVERAGE([all.J43:.L43]))" office:value-type="float" office:value="2.92303333333333" calcext:value-type="float">
            <text:p>2.92</text:p>
          </table:table-cell>
          <table:table-cell table:style-name="ce1" office:value-type="float" office:value="2.5838" calcext:value-type="float">
            <text:p>2.58</text:p>
          </table:table-cell>
          <table:table-cell table:style-name="ce1" office:value-type="float" office:value="2.6979" calcext:value-type="float">
            <text:p>2.70</text:p>
          </table:table-cell>
          <table:table-cell table:style-name="ce1" office:value-type="float" office:value="2.6709" calcext:value-type="float">
            <text:p>2.67</text:p>
          </table:table-cell>
          <table:table-cell table:style-name="ce6" table:formula="of:=IF(ISBLANK([all.P43]);&quot;&quot;;AVERAGE([all.N43:.P43]))" office:value-type="float" office:value="2.65086666666667" calcext:value-type="float">
            <text:p>2.65</text:p>
          </table:table-cell>
          <table:table-cell table:style-name="ce1" office:value-type="float" office:value="2.6892" calcext:value-type="float">
            <text:p>2.69</text:p>
          </table:table-cell>
          <table:table-cell table:style-name="ce1" office:value-type="float" office:value="2.7113" calcext:value-type="float">
            <text:p>2.71</text:p>
          </table:table-cell>
          <table:table-cell table:style-name="ce1" office:value-type="float" office:value="2.7283" calcext:value-type="float">
            <text:p>2.73</text:p>
          </table:table-cell>
          <table:table-cell table:style-name="ce6" table:formula="of:=IF(ISBLANK([all.T43]);&quot;&quot;;AVERAGE([all.R43:.T43]))" office:value-type="float" office:value="2.7096" calcext:value-type="float">
            <text:p>2.71</text:p>
          </table:table-cell>
          <table:table-cell table:style-name="ce1" office:value-type="float" office:value="2.3539" calcext:value-type="float">
            <text:p>2.35</text:p>
          </table:table-cell>
          <table:table-cell table:style-name="ce1" office:value-type="float" office:value="2.2234" calcext:value-type="float">
            <text:p>2.22</text:p>
          </table:table-cell>
          <table:table-cell table:style-name="ce1" office:value-type="float" office:value="2.2107" calcext:value-type="float">
            <text:p>2.21</text:p>
          </table:table-cell>
          <table:table-cell table:style-name="ce6" table:formula="of:=IF(ISBLANK([all.X43]);&quot;&quot;;AVERAGE([all.V43:.X43]))" office:value-type="float" office:value="2.26266666666667" calcext:value-type="float">
            <text:p>2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checking the mesh quality</text:p>
          </table:table-cell>
          <table:table-cell table:style-name="ce3" office:value-type="float" office:value="0.243382930755615" calcext:value-type="float">
            <text:p>0.243</text:p>
          </table:table-cell>
          <table:table-cell table:style-name="ce3" office:value-type="float" office:value="0.247895002365112" calcext:value-type="float">
            <text:p>0.248</text:p>
          </table:table-cell>
          <table:table-cell table:style-name="ce3" office:value-type="float" office:value="0.245679140090942" calcext:value-type="float">
            <text:p>0.246</text:p>
          </table:table-cell>
          <table:table-cell table:style-name="ce6" table:formula="of:=IF(ISBLANK([all.D44]);&quot;&quot;;AVERAGE([all.B44:.D44]))" office:value-type="float" office:value="0.245652357737223" calcext:value-type="float">
            <text:p>0.25</text:p>
          </table:table-cell>
          <table:table-cell table:style-name="ce3" office:value-type="float" office:value="0.246846914291382" calcext:value-type="float">
            <text:p>0.247</text:p>
          </table:table-cell>
          <table:table-cell table:style-name="ce3" office:value-type="float" office:value="0.246229887008667" calcext:value-type="float">
            <text:p>0.246</text:p>
          </table:table-cell>
          <table:table-cell table:style-name="ce3" office:value-type="float" office:value="0.247088193893433" calcext:value-type="float">
            <text:p>0.247</text:p>
          </table:table-cell>
          <table:table-cell table:style-name="ce6" table:formula="of:=IF(ISBLANK([all.H44]);&quot;&quot;;AVERAGE([all.F44:.H44]))" office:value-type="float" office:value="0.246721665064494" calcext:value-type="float">
            <text:p>0.25</text:p>
          </table:table-cell>
          <table:table-cell table:style-name="ce3" office:value-type="float" office:value="0.147428035736084" calcext:value-type="float">
            <text:p>0.147</text:p>
          </table:table-cell>
          <table:table-cell table:style-name="ce3" office:value-type="float" office:value="0.147371053695679" calcext:value-type="float">
            <text:p>0.147</text:p>
          </table:table-cell>
          <table:table-cell table:style-name="ce3" office:value-type="float" office:value="0.146752119064331" calcext:value-type="float">
            <text:p>0.147</text:p>
          </table:table-cell>
          <table:table-cell table:style-name="ce6" table:formula="of:=IF(ISBLANK([all.L44]);&quot;&quot;;AVERAGE([all.J44:.L44]))" office:value-type="float" office:value="0.147183736165365" calcext:value-type="float">
            <text:p>0.15</text:p>
          </table:table-cell>
          <table:table-cell table:style-name="ce3" office:value-type="float" office:value="0.147358894348144" calcext:value-type="float">
            <text:p>0.147</text:p>
          </table:table-cell>
          <table:table-cell table:style-name="ce3" office:value-type="float" office:value="0.14794397354126" calcext:value-type="float">
            <text:p>0.148</text:p>
          </table:table-cell>
          <table:table-cell table:style-name="ce3" office:value-type="float" office:value="0.146913051605225" calcext:value-type="float">
            <text:p>0.147</text:p>
          </table:table-cell>
          <table:table-cell table:style-name="ce6" table:formula="of:=IF(ISBLANK([all.P44]);&quot;&quot;;AVERAGE([all.N44:.P44]))" office:value-type="float" office:value="0.14740530649821" calcext:value-type="float">
            <text:p>0.15</text:p>
          </table:table-cell>
          <table:table-cell table:style-name="ce3" office:value-type="float" office:value="0.0842750072479248" calcext:value-type="float">
            <text:p>0.084</text:p>
          </table:table-cell>
          <table:table-cell table:style-name="ce3" office:value-type="float" office:value="0.0849118232727051" calcext:value-type="float">
            <text:p>0.085</text:p>
          </table:table-cell>
          <table:table-cell table:style-name="ce3" office:value-type="float" office:value="0.0847399234771729" calcext:value-type="float">
            <text:p>0.085</text:p>
          </table:table-cell>
          <table:table-cell table:style-name="ce6" table:formula="of:=IF(ISBLANK([all.T44]);&quot;&quot;;AVERAGE([all.R44:.T44]))" office:value-type="float" office:value="0.0846422513326009" calcext:value-type="float">
            <text:p>0.08</text:p>
          </table:table-cell>
          <table:table-cell table:style-name="ce3" office:value-type="float" office:value="0.0846140384674072" calcext:value-type="float">
            <text:p>0.085</text:p>
          </table:table-cell>
          <table:table-cell table:style-name="ce3" office:value-type="float" office:value="0.0849330425262451" calcext:value-type="float">
            <text:p>0.085</text:p>
          </table:table-cell>
          <table:table-cell table:style-name="ce3" office:value-type="float" office:value="0.084550142288208" calcext:value-type="float">
            <text:p>0.085</text:p>
          </table:table-cell>
          <table:table-cell table:style-name="ce6" table:formula="of:=IF(ISBLANK([all.X44]);&quot;&quot;;AVERAGE([all.V44:.X44]))" office:value-type="float" office:value="0.0846990744272868" calcext:value-type="float">
            <text:p>0.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reading the model</text:p>
          </table:table-cell>
          <table:table-cell table:style-name="ce3" office:value-type="float" office:value="2.9641010761261" calcext:value-type="float">
            <text:p>2.964</text:p>
          </table:table-cell>
          <table:table-cell table:style-name="ce3" office:value-type="float" office:value="2.99332284927368" calcext:value-type="float">
            <text:p>2.993</text:p>
          </table:table-cell>
          <table:table-cell table:style-name="ce3" office:value-type="float" office:value="3.00799107551575" calcext:value-type="float">
            <text:p>3.008</text:p>
          </table:table-cell>
          <table:table-cell table:style-name="ce6" table:formula="of:=IF(ISBLANK([all.D45]);&quot;&quot;;AVERAGE([all.B45:.D45]))" office:value-type="float" office:value="2.98847166697184" calcext:value-type="float">
            <text:p>2.99</text:p>
          </table:table-cell>
          <table:table-cell table:style-name="ce3" office:value-type="float" office:value="2.96892714500427" calcext:value-type="float">
            <text:p>2.969</text:p>
          </table:table-cell>
          <table:table-cell table:style-name="ce3" office:value-type="float" office:value="3.01647400856018" calcext:value-type="float">
            <text:p>3.016</text:p>
          </table:table-cell>
          <table:table-cell table:style-name="ce3" office:value-type="float" office:value="3.01709413528442" calcext:value-type="float">
            <text:p>3.017</text:p>
          </table:table-cell>
          <table:table-cell table:style-name="ce6" table:formula="of:=IF(ISBLANK([all.H45]);&quot;&quot;;AVERAGE([all.F45:.H45]))" office:value-type="float" office:value="3.00083176294962" calcext:value-type="float">
            <text:p>3.00</text:p>
          </table:table-cell>
          <table:table-cell table:style-name="ce3" office:value-type="float" office:value="2.47882103919983" calcext:value-type="float">
            <text:p>2.479</text:p>
          </table:table-cell>
          <table:table-cell table:style-name="ce3" office:value-type="float" office:value="2.56961798667908" calcext:value-type="float">
            <text:p>2.570</text:p>
          </table:table-cell>
          <table:table-cell table:style-name="ce3" office:value-type="float" office:value="2.62653112411499" calcext:value-type="float">
            <text:p>2.627</text:p>
          </table:table-cell>
          <table:table-cell table:style-name="ce6" table:formula="of:=IF(ISBLANK([all.L45]);&quot;&quot;;AVERAGE([all.J45:.L45]))" office:value-type="float" office:value="2.5583233833313" calcext:value-type="float">
            <text:p>2.56</text:p>
          </table:table-cell>
          <table:table-cell table:style-name="ce3" office:value-type="float" office:value="2.57116103172302" calcext:value-type="float">
            <text:p>2.571</text:p>
          </table:table-cell>
          <table:table-cell table:style-name="ce3" office:value-type="float" office:value="2.58400106430054" calcext:value-type="float">
            <text:p>2.584</text:p>
          </table:table-cell>
          <table:table-cell table:style-name="ce3" office:value-type="float" office:value="2.60172510147095" calcext:value-type="float">
            <text:p>2.602</text:p>
          </table:table-cell>
          <table:table-cell table:style-name="ce6" table:formula="of:=IF(ISBLANK([all.P45]);&quot;&quot;;AVERAGE([all.N45:.P45]))" office:value-type="float" office:value="2.5856290658315" calcext:value-type="float">
            <text:p>2.59</text:p>
          </table:table-cell>
          <table:table-cell table:style-name="ce3" office:value-type="float" office:value="2.23092484474182" calcext:value-type="float">
            <text:p>2.231</text:p>
          </table:table-cell>
          <table:table-cell table:style-name="ce3" office:value-type="float" office:value="2.22393703460693" calcext:value-type="float">
            <text:p>2.224</text:p>
          </table:table-cell>
          <table:table-cell table:style-name="ce3" office:value-type="float" office:value="2.2232780456543" calcext:value-type="float">
            <text:p>2.223</text:p>
          </table:table-cell>
          <table:table-cell table:style-name="ce6" table:formula="of:=IF(ISBLANK([all.T45]);&quot;&quot;;AVERAGE([all.R45:.T45]))" office:value-type="float" office:value="2.22604664166768" calcext:value-type="float">
            <text:p>2.23</text:p>
          </table:table-cell>
          <table:table-cell table:style-name="ce3" office:value-type="float" office:value="2.23211193084717" calcext:value-type="float">
            <text:p>2.232</text:p>
          </table:table-cell>
          <table:table-cell table:style-name="ce3" office:value-type="float" office:value="2.19115090370178" calcext:value-type="float">
            <text:p>2.191</text:p>
          </table:table-cell>
          <table:table-cell table:style-name="ce3" office:value-type="float" office:value="2.23509502410889" calcext:value-type="float">
            <text:p>2.235</text:p>
          </table:table-cell>
          <table:table-cell table:style-name="ce6" table:formula="of:=IF(ISBLANK([all.X45]);&quot;&quot;;AVERAGE([all.V45:.X45]))" office:value-type="float" office:value="2.21945261955261" calcext:value-type="float">
            <text:p>2.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ave/load ComputationalMesh</text:p>
          </table:table-cell>
          <table:table-cell table:style-name="ce4" office:value-type="float" office:value="0.0028231143951416" calcext:value-type="float">
            <text:p>0.00282</text:p>
          </table:table-cell>
          <table:table-cell table:style-name="ce4" office:value-type="float" office:value="0.00246500968933106" calcext:value-type="float">
            <text:p>0.00247</text:p>
          </table:table-cell>
          <table:table-cell table:style-name="ce4" office:value-type="float" office:value="0.00267982482910156" calcext:value-type="float">
            <text:p>0.00268</text:p>
          </table:table-cell>
          <table:table-cell table:style-name="ce6" table:formula="of:=IF(ISBLANK([all.D46]);&quot;&quot;;AVERAGE([all.B46:.D46]))" office:value-type="float" office:value="0.00265598297119141" calcext:value-type="float">
            <text:p>0.00</text:p>
          </table:table-cell>
          <table:table-cell table:style-name="ce4" office:value-type="float" office:value="0.581700086593628" calcext:value-type="float">
            <text:p>0.58170</text:p>
          </table:table-cell>
          <table:table-cell table:style-name="ce4" office:value-type="float" office:value="0.00290298461914062" calcext:value-type="float">
            <text:p>0.00290</text:p>
          </table:table-cell>
          <table:table-cell table:style-name="ce4" office:value-type="float" office:value="0.0108458995819092" calcext:value-type="float">
            <text:p>0.01085</text:p>
          </table:table-cell>
          <table:table-cell table:style-name="ce6" table:formula="of:=IF(ISBLANK([all.H46]);&quot;&quot;;AVERAGE([all.F46:.H46]))" office:value-type="float" office:value="0.198482990264893" calcext:value-type="float">
            <text:p>0.20</text:p>
          </table:table-cell>
          <table:table-cell table:style-name="ce4" office:value-type="float" office:value="0.00231289863586426" calcext:value-type="float">
            <text:p>0.00231</text:p>
          </table:table-cell>
          <table:table-cell table:style-name="ce4" office:value-type="float" office:value="0.00258898735046387" calcext:value-type="float">
            <text:p>0.00259</text:p>
          </table:table-cell>
          <table:table-cell table:style-name="ce4" office:value-type="float" office:value="0.00661206245422363" calcext:value-type="float">
            <text:p>0.00661</text:p>
          </table:table-cell>
          <table:table-cell table:style-name="ce6" table:formula="of:=IF(ISBLANK([all.L46]);&quot;&quot;;AVERAGE([all.J46:.L46]))" office:value-type="float" office:value="0.00383798281351725" calcext:value-type="float">
            <text:p>0.00</text:p>
          </table:table-cell>
          <table:table-cell table:style-name="ce4" office:value-type="float" office:value="0.00272107124328613" calcext:value-type="float">
            <text:p>0.00272</text:p>
          </table:table-cell>
          <table:table-cell table:style-name="ce4" office:value-type="float" office:value="0.00250816345214844" calcext:value-type="float">
            <text:p>0.00251</text:p>
          </table:table-cell>
          <table:table-cell table:style-name="ce4" office:value-type="float" office:value="0.00289297103881836" calcext:value-type="float">
            <text:p>0.00289</text:p>
          </table:table-cell>
          <table:table-cell table:style-name="ce6" table:formula="of:=IF(ISBLANK([all.P46]);&quot;&quot;;AVERAGE([all.N46:.P46]))" office:value-type="float" office:value="0.00270740191141764" calcext:value-type="float">
            <text:p>0.00</text:p>
          </table:table-cell>
          <table:table-cell table:style-name="ce4" office:value-type="float" office:value="0.00214600563049316" calcext:value-type="float">
            <text:p>0.00215</text:p>
          </table:table-cell>
          <table:table-cell table:style-name="ce4" office:value-type="float" office:value="0.00172805786132813" calcext:value-type="float">
            <text:p>0.00173</text:p>
          </table:table-cell>
          <table:table-cell table:style-name="ce4" office:value-type="float" office:value="0.00202298164367676" calcext:value-type="float">
            <text:p>0.00202</text:p>
          </table:table-cell>
          <table:table-cell table:style-name="ce6" table:formula="of:=IF(ISBLANK([all.T46]);&quot;&quot;;AVERAGE([all.R46:.T46]))" office:value-type="float" office:value="0.00196568171183268" calcext:value-type="float">
            <text:p>0.00</text:p>
          </table:table-cell>
          <table:table-cell table:style-name="ce4" office:value-type="float" office:value="0.00178599357604981" calcext:value-type="float">
            <text:p>0.00179</text:p>
          </table:table-cell>
          <table:table-cell table:style-name="ce4" office:value-type="float" office:value="0.0137979984283447" calcext:value-type="float">
            <text:p>0.01380</text:p>
          </table:table-cell>
          <table:table-cell table:style-name="ce4" office:value-type="float" office:value="0.00165700912475586" calcext:value-type="float">
            <text:p>0.00166</text:p>
          </table:table-cell>
          <table:table-cell table:style-name="ce6" table:formula="of:=IF(ISBLANK([all.X46]);&quot;&quot;;AVERAGE([all.V46:.X46]))" office:value-type="float" office:value="0.00574700037638346" calcext:value-type="float">
            <text:p>0.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etting up finite element framework:</text:p>
          </table:table-cell>
          <table:table-cell table:style-name="ce3" office:value-type="float" office:value="0.280163049697876" calcext:value-type="float">
            <text:p>0.280</text:p>
          </table:table-cell>
          <table:table-cell table:style-name="ce3" office:value-type="float" office:value="0.280297040939331" calcext:value-type="float">
            <text:p>0.280</text:p>
          </table:table-cell>
          <table:table-cell table:style-name="ce3" office:value-type="float" office:value="0.28025484085083" calcext:value-type="float">
            <text:p>0.280</text:p>
          </table:table-cell>
          <table:table-cell table:style-name="ce6" table:formula="of:=IF(ISBLANK([all.D47]);&quot;&quot;;AVERAGE([all.B47:.D47]))" office:value-type="float" office:value="0.280238310496012" calcext:value-type="float">
            <text:p>0.28</text:p>
          </table:table-cell>
          <table:table-cell table:style-name="ce3" office:value-type="float" office:value="0.279417991638184" calcext:value-type="float">
            <text:p>0.279</text:p>
          </table:table-cell>
          <table:table-cell table:style-name="ce3" office:value-type="float" office:value="0.281913042068481" calcext:value-type="float">
            <text:p>0.282</text:p>
          </table:table-cell>
          <table:table-cell table:style-name="ce3" office:value-type="float" office:value="0.28121280670166" calcext:value-type="float">
            <text:p>0.281</text:p>
          </table:table-cell>
          <table:table-cell table:style-name="ce6" table:formula="of:=IF(ISBLANK([all.H47]);&quot;&quot;;AVERAGE([all.F47:.H47]))" office:value-type="float" office:value="0.280847946802775" calcext:value-type="float">
            <text:p>0.28</text:p>
          </table:table-cell>
          <table:table-cell table:style-name="ce3" office:value-type="float" office:value="0.242325067520142" calcext:value-type="float">
            <text:p>0.242</text:p>
          </table:table-cell>
          <table:table-cell table:style-name="ce3" office:value-type="float" office:value="0.242721080780029" calcext:value-type="float">
            <text:p>0.243</text:p>
          </table:table-cell>
          <table:table-cell table:style-name="ce3" office:value-type="float" office:value="0.242357015609741" calcext:value-type="float">
            <text:p>0.242</text:p>
          </table:table-cell>
          <table:table-cell table:style-name="ce6" table:formula="of:=IF(ISBLANK([all.L47]);&quot;&quot;;AVERAGE([all.J47:.L47]))" office:value-type="float" office:value="0.242467721303304" calcext:value-type="float">
            <text:p>0.24</text:p>
          </table:table-cell>
          <table:table-cell table:style-name="ce3" office:value-type="float" office:value="0.242904901504517" calcext:value-type="float">
            <text:p>0.243</text:p>
          </table:table-cell>
          <table:table-cell table:style-name="ce3" office:value-type="float" office:value="0.242935180664062" calcext:value-type="float">
            <text:p>0.243</text:p>
          </table:table-cell>
          <table:table-cell table:style-name="ce3" office:value-type="float" office:value="0.242187023162842" calcext:value-type="float">
            <text:p>0.242</text:p>
          </table:table-cell>
          <table:table-cell table:style-name="ce6" table:formula="of:=IF(ISBLANK([all.P47]);&quot;&quot;;AVERAGE([all.N47:.P47]))" office:value-type="float" office:value="0.24267570177714" calcext:value-type="float">
            <text:p>0.24</text:p>
          </table:table-cell>
          <table:table-cell table:style-name="ce3" office:value-type="float" office:value="0.254223108291626" calcext:value-type="float">
            <text:p>0.254</text:p>
          </table:table-cell>
          <table:table-cell table:style-name="ce3" office:value-type="float" office:value="0.253178834915161" calcext:value-type="float">
            <text:p>0.253</text:p>
          </table:table-cell>
          <table:table-cell table:style-name="ce3" office:value-type="float" office:value="0.252701997756958" calcext:value-type="float">
            <text:p>0.253</text:p>
          </table:table-cell>
          <table:table-cell table:style-name="ce6" table:formula="of:=IF(ISBLANK([all.T47]);&quot;&quot;;AVERAGE([all.R47:.T47]))" office:value-type="float" office:value="0.253367980321248" calcext:value-type="float">
            <text:p>0.25</text:p>
          </table:table-cell>
          <table:table-cell table:style-name="ce3" office:value-type="float" office:value="0.253043174743652" calcext:value-type="float">
            <text:p>0.253</text:p>
          </table:table-cell>
          <table:table-cell table:style-name="ce3" office:value-type="float" office:value="0.253542900085449" calcext:value-type="float">
            <text:p>0.254</text:p>
          </table:table-cell>
          <table:table-cell table:style-name="ce3" office:value-type="float" office:value="0.253062963485718" calcext:value-type="float">
            <text:p>0.253</text:p>
          </table:table-cell>
          <table:table-cell table:style-name="ce6" table:formula="of:=IF(ISBLANK([all.X47]);&quot;&quot;;AVERAGE([all.V47:.X47]))" office:value-type="float" office:value="0.25321634610494" calcext:value-type="float">
            <text:p>0.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oltan balanced to</text:p>
          </table:table-cell>
          <table:table-cell table:style-name="ce3" office:value-type="float" office:value="0.979854" calcext:value-type="float">
            <text:p>0.980</text:p>
          </table:table-cell>
          <table:table-cell table:style-name="ce3" office:value-type="float" office:value="0.981893" calcext:value-type="float">
            <text:p>0.982</text:p>
          </table:table-cell>
          <table:table-cell table:style-name="ce3" office:value-type="float" office:value="0.982065" calcext:value-type="float">
            <text:p>0.982</text:p>
          </table:table-cell>
          <table:table-cell table:style-name="ce6" table:formula="of:=IF(ISBLANK([all.D48]);&quot;&quot;;AVERAGE([all.B48:.D48]))" office:value-type="float" office:value="0.981270666666667" calcext:value-type="float">
            <text:p>0.98</text:p>
          </table:table-cell>
          <table:table-cell table:style-name="ce3" office:value-type="float" office:value="0.986221" calcext:value-type="float">
            <text:p>0.986</text:p>
          </table:table-cell>
          <table:table-cell table:style-name="ce3" office:value-type="float" office:value="1.019398" calcext:value-type="float">
            <text:p>1.019</text:p>
          </table:table-cell>
          <table:table-cell table:style-name="ce3" office:value-type="float" office:value="0.980416" calcext:value-type="float">
            <text:p>0.980</text:p>
          </table:table-cell>
          <table:table-cell table:style-name="ce6" table:formula="of:=IF(ISBLANK([all.H48]);&quot;&quot;;AVERAGE([all.F48:.H48]))" office:value-type="float" office:value="0.995345" calcext:value-type="float">
            <text:p>1.00</text:p>
          </table:table-cell>
          <table:table-cell table:style-name="ce3" office:value-type="float" office:value="0.767336" calcext:value-type="float">
            <text:p>0.767</text:p>
          </table:table-cell>
          <table:table-cell table:style-name="ce3" office:value-type="float" office:value="0.762414" calcext:value-type="float">
            <text:p>0.762</text:p>
          </table:table-cell>
          <table:table-cell table:style-name="ce3" office:value-type="float" office:value="0.764372" calcext:value-type="float">
            <text:p>0.764</text:p>
          </table:table-cell>
          <table:table-cell table:style-name="ce6" table:formula="of:=IF(ISBLANK([all.L48]);&quot;&quot;;AVERAGE([all.J48:.L48]))" office:value-type="float" office:value="0.764707333333333" calcext:value-type="float">
            <text:p>0.76</text:p>
          </table:table-cell>
          <table:table-cell table:style-name="ce3" office:value-type="float" office:value="0.766886" calcext:value-type="float">
            <text:p>0.767</text:p>
          </table:table-cell>
          <table:table-cell table:style-name="ce3" office:value-type="float" office:value="0.763476" calcext:value-type="float">
            <text:p>0.763</text:p>
          </table:table-cell>
          <table:table-cell table:style-name="ce3" office:value-type="float" office:value="0.764679" calcext:value-type="float">
            <text:p>0.765</text:p>
          </table:table-cell>
          <table:table-cell table:style-name="ce6" table:formula="of:=IF(ISBLANK([all.P48]);&quot;&quot;;AVERAGE([all.N48:.P48]))" office:value-type="float" office:value="0.765013666666667" calcext:value-type="float">
            <text:p>0.77</text:p>
          </table:table-cell>
          <table:table-cell table:style-name="ce3" office:value-type="float" office:value="0.584257" calcext:value-type="float">
            <text:p>0.584</text:p>
          </table:table-cell>
          <table:table-cell table:style-name="ce3" office:value-type="float" office:value="0.57534" calcext:value-type="float">
            <text:p>0.575</text:p>
          </table:table-cell>
          <table:table-cell table:style-name="ce3" office:value-type="float" office:value="0.569099" calcext:value-type="float">
            <text:p>0.569</text:p>
          </table:table-cell>
          <table:table-cell table:style-name="ce6" table:formula="of:=IF(ISBLANK([all.T48]);&quot;&quot;;AVERAGE([all.R48:.T48]))" office:value-type="float" office:value="0.576232" calcext:value-type="float">
            <text:p>0.58</text:p>
          </table:table-cell>
          <table:table-cell table:style-name="ce3" office:value-type="float" office:value="0.585982" calcext:value-type="float">
            <text:p>0.586</text:p>
          </table:table-cell>
          <table:table-cell table:style-name="ce3" office:value-type="float" office:value="0.569779" calcext:value-type="float">
            <text:p>0.570</text:p>
          </table:table-cell>
          <table:table-cell table:style-name="ce3" office:value-type="float" office:value="0.576089" calcext:value-type="float">
            <text:p>0.576</text:p>
          </table:table-cell>
          <table:table-cell table:style-name="ce6" table:formula="of:=IF(ISBLANK([all.X48]);&quot;&quot;;AVERAGE([all.V48:.X48]))" office:value-type="float" office:value="0.577283333333333" calcext:value-type="float">
            <text:p>0.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 noreorder</text:p>
          </table:table-cell>
          <table:table-cell table:style-name="ce1" table:number-columns-repeated="3"/>
          <table:table-cell table:style-name="ce6" table:formula="of:=IF(ISBLANK([all.D49]);&quot;&quot;;AVERAGE([all.B49:.D49]))">
            <text:p/>
          </table:table-cell>
          <table:table-cell table:style-name="ce1" table:number-columns-repeated="3"/>
          <table:table-cell table:style-name="ce6" table:formula="of:=IF(ISBLANK([all.H49]);&quot;&quot;;AVERAGE([all.F49:.H49]))">
            <text:p/>
          </table:table-cell>
          <table:table-cell table:style-name="ce1" table:number-columns-repeated="3"/>
          <table:table-cell table:style-name="ce6" table:formula="of:=IF(ISBLANK([all.L49]);&quot;&quot;;AVERAGE([all.J49:.L49]))">
            <text:p/>
          </table:table-cell>
          <table:table-cell table:style-name="ce1" table:number-columns-repeated="3"/>
          <table:table-cell table:style-name="ce6" table:formula="of:=IF(ISBLANK([all.P49]);&quot;&quot;;AVERAGE([all.N49:.P49]))">
            <text:p/>
          </table:table-cell>
          <table:table-cell table:style-name="ce1" table:number-columns-repeated="3"/>
          <table:table-cell table:style-name="ce6" table:formula="of:=IF(ISBLANK([all.T49]);&quot;&quot;;AVERAGE([all.R49:.T49]))">
            <text:p/>
          </table:table-cell>
          <table:table-cell table:style-name="ce1" table:number-columns-repeated="3"/>
          <table:table-cell table:style-name="ce6" table:formula="of:=IF(ISBLANK([all.X49]);&quot;&quot;;AVERAGE([all.V49:.X49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$</text:p>
          </table:table-cell>
          <table:table-cell table:style-name="ce1" table:number-columns-repeated="3"/>
          <table:table-cell table:style-name="ce6" table:formula="of:=IF(ISBLANK([all.D50]);&quot;&quot;;AVERAGE([all.B50:.D50]))">
            <text:p/>
          </table:table-cell>
          <table:table-cell table:style-name="ce1" table:number-columns-repeated="3"/>
          <table:table-cell table:style-name="ce6" table:formula="of:=IF(ISBLANK([all.H50]);&quot;&quot;;AVERAGE([all.F50:.H50]))">
            <text:p/>
          </table:table-cell>
          <table:table-cell table:style-name="ce1" table:number-columns-repeated="3"/>
          <table:table-cell table:style-name="ce6" table:formula="of:=IF(ISBLANK([all.L50]);&quot;&quot;;AVERAGE([all.J50:.L50]))">
            <text:p/>
          </table:table-cell>
          <table:table-cell table:style-name="ce1" table:number-columns-repeated="3"/>
          <table:table-cell table:style-name="ce6" table:formula="of:=IF(ISBLANK([all.P50]);&quot;&quot;;AVERAGE([all.N50:.P50]))">
            <text:p/>
          </table:table-cell>
          <table:table-cell table:style-name="ce1" table:number-columns-repeated="3"/>
          <table:table-cell table:style-name="ce6" table:formula="of:=IF(ISBLANK([all.T50]);&quot;&quot;;AVERAGE([all.R50:.T50]))">
            <text:p/>
          </table:table-cell>
          <table:table-cell table:style-name="ce1" table:number-columns-repeated="3"/>
          <table:table-cell table:style-name="ce6" table:formula="of:=IF(ISBLANK([all.X50]);&quot;&quot;;AVERAGE([all.V50:.X50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 noreorder</text:p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all.D51]);&quot;&quot;;AVERAGE([all.B51:.D51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all.H51]);&quot;&quot;;AVERAGE([all.F51:.H51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all.L51]);&quot;&quot;;AVERAGE([all.J51:.L51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all.P51]);&quot;&quot;;AVERAGE([all.N51:.P51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all.T51]);&quot;&quot;;AVERAGE([all.R51:.T51]))" office:value-type="float" office:value="128" calcext:value-type="float">
            <text:p>128.00</text:p>
          </table:table-cell>
          <table:table-cell table:style-name="ce1" table:number-columns-repeated="3"/>
          <table:table-cell table:style-name="ce6" table:formula="of:=IF(ISBLANK([all.X51]);&quot;&quot;;AVERAGE([all.V51:.X5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$</text:p>
          </table:table-cell>
          <table:table-cell table:style-name="ce1" table:number-columns-repeated="3"/>
          <table:table-cell table:style-name="ce6" table:formula="of:=IF(ISBLANK([all.D52]);&quot;&quot;;AVERAGE([all.B52:.D52]))">
            <text:p/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all.H52]);&quot;&quot;;AVERAGE([all.F52:.H52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all.L52]);&quot;&quot;;AVERAGE([all.J52:.L52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all.P52]);&quot;&quot;;AVERAGE([all.N52:.P52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all.T52]);&quot;&quot;;AVERAGE([all.R52:.T52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all.X52]);&quot;&quot;;AVERAGE([all.V52:.X52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ned Zoltan balance to target imbalance</text:p>
          </table:table-cell>
          <table:table-cell table:style-name="ce3" office:value-type="float" office:value="0.101577" calcext:value-type="float">
            <text:p>0.102</text:p>
          </table:table-cell>
          <table:table-cell table:style-name="ce3" office:value-type="float" office:value="0.101754" calcext:value-type="float">
            <text:p>0.102</text:p>
          </table:table-cell>
          <table:table-cell table:style-name="ce3" office:value-type="float" office:value="0.101277" calcext:value-type="float">
            <text:p>0.101</text:p>
          </table:table-cell>
          <table:table-cell table:style-name="ce6" table:formula="of:=IF(ISBLANK([all.D53]);&quot;&quot;;AVERAGE([all.B53:.D53]))" office:value-type="float" office:value="0.101536" calcext:value-type="float">
            <text:p>0.10</text:p>
          </table:table-cell>
          <table:table-cell table:style-name="ce3" office:value-type="float" office:value="0.106442" calcext:value-type="float">
            <text:p>0.106</text:p>
          </table:table-cell>
          <table:table-cell table:style-name="ce3" office:value-type="float" office:value="0.136676" calcext:value-type="float">
            <text:p>0.137</text:p>
          </table:table-cell>
          <table:table-cell table:style-name="ce3" office:value-type="float" office:value="0.100422" calcext:value-type="float">
            <text:p>0.100</text:p>
          </table:table-cell>
          <table:table-cell table:style-name="ce6" table:formula="of:=IF(ISBLANK([all.H53]);&quot;&quot;;AVERAGE([all.F53:.H53]))" office:value-type="float" office:value="0.114513333333333" calcext:value-type="float">
            <text:p>0.11</text:p>
          </table:table-cell>
          <table:table-cell table:style-name="ce3" office:value-type="float" office:value="0.09293" calcext:value-type="float">
            <text:p>0.093</text:p>
          </table:table-cell>
          <table:table-cell table:style-name="ce3" office:value-type="float" office:value="0.092674" calcext:value-type="float">
            <text:p>0.093</text:p>
          </table:table-cell>
          <table:table-cell table:style-name="ce3" office:value-type="float" office:value="0.092901" calcext:value-type="float">
            <text:p>0.093</text:p>
          </table:table-cell>
          <table:table-cell table:style-name="ce6" table:formula="of:=IF(ISBLANK([all.L53]);&quot;&quot;;AVERAGE([all.J53:.L53]))" office:value-type="float" office:value="0.092835" calcext:value-type="float">
            <text:p>0.09</text:p>
          </table:table-cell>
          <table:table-cell table:style-name="ce3" office:value-type="float" office:value="0.093401" calcext:value-type="float">
            <text:p>0.093</text:p>
          </table:table-cell>
          <table:table-cell table:style-name="ce3" office:value-type="float" office:value="0.092892" calcext:value-type="float">
            <text:p>0.093</text:p>
          </table:table-cell>
          <table:table-cell table:style-name="ce3" office:value-type="float" office:value="0.092788" calcext:value-type="float">
            <text:p>0.093</text:p>
          </table:table-cell>
          <table:table-cell table:style-name="ce6" table:formula="of:=IF(ISBLANK([all.P53]);&quot;&quot;;AVERAGE([all.N53:.P53]))" office:value-type="float" office:value="0.093027" calcext:value-type="float">
            <text:p>0.09</text:p>
          </table:table-cell>
          <table:table-cell table:style-name="ce3" office:value-type="float" office:value="0.149524" calcext:value-type="float">
            <text:p>0.150</text:p>
          </table:table-cell>
          <table:table-cell table:style-name="ce3" office:value-type="float" office:value="0.14258" calcext:value-type="float">
            <text:p>0.143</text:p>
          </table:table-cell>
          <table:table-cell table:style-name="ce3" office:value-type="float" office:value="0.137475" calcext:value-type="float">
            <text:p>0.137</text:p>
          </table:table-cell>
          <table:table-cell table:style-name="ce6" table:formula="of:=IF(ISBLANK([all.T53]);&quot;&quot;;AVERAGE([all.R53:.T53]))" office:value-type="float" office:value="0.143193" calcext:value-type="float">
            <text:p>0.14</text:p>
          </table:table-cell>
          <table:table-cell table:style-name="ce3" office:value-type="float" office:value="0.152213" calcext:value-type="float">
            <text:p>0.152</text:p>
          </table:table-cell>
          <table:table-cell table:style-name="ce3" office:value-type="float" office:value="0.135895" calcext:value-type="float">
            <text:p>0.136</text:p>
          </table:table-cell>
          <table:table-cell table:style-name="ce3" office:value-type="float" office:value="0.142186" calcext:value-type="float">
            <text:p>0.142</text:p>
          </table:table-cell>
          <table:table-cell table:style-name="ce6" table:formula="of:=IF(ISBLANK([all.X53]);&quot;&quot;;AVERAGE([all.V53:.X53]))" office:value-type="float" office:value="0.143431333333333" calcext:value-type="float">
            <text:p>0.14</text:p>
          </table:table-cell>
          <table:table-cell table:number-columns-repeated="19"/>
        </table:table-row>
        <table:table-row table:style-name="ro1" table:number-rows-repeated="1048522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time" table:style-name="ta1">
        <table:shapes>
          <draw:frame draw:z-index="0" draw:style-name="gr1" draw:text-style-name="P1" svg:width="879.11pt" svg:height="577.45pt" svg:x="387.78pt" svg:y="16.92pt">
            <loext:p draw:notify-on-update-of-ranges="time.B1:time.D1 time.A3:time.A3 time.B3:time.D3 time.A5:time.A5 time.B5:time.D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total (s)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-NR</text:p>
          </table:table-cell>
          <table:table-cell office:value-type="float" office:value="56.195094" calcext:value-type="float">
            <text:p>56.20</text:p>
          </table:table-cell>
          <table:table-cell office:value-type="float" office:value="50.122225" calcext:value-type="float">
            <text:p>50.12</text:p>
          </table:table-cell>
          <table:table-cell office:value-type="float" office:value="48.781085" calcext:value-type="float">
            <text:p>48.7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44.5543493333333" calcext:value-type="float">
            <text:p>44.55</text:p>
          </table:table-cell>
          <table:table-cell office:value-type="float" office:value="39.354691" calcext:value-type="float">
            <text:p>39.35</text:p>
          </table:table-cell>
          <table:table-cell office:value-type="float" office:value="30.0367756666667" calcext:value-type="float">
            <text:p>30.04</text:p>
          </table:table-cell>
        </table:table-row>
        <table:table-row table:style-name="ro1">
          <table:table-cell office:value-type="string" calcext:value-type="string">
            <text:p>Omega3P+PUMI-NR</text:p>
          </table:table-cell>
          <table:table-cell office:value-type="float" office:value="54.241111" calcext:value-type="float">
            <text:p>54.24</text:p>
          </table:table-cell>
          <table:table-cell office:value-type="float" office:value="45.7486196666667" calcext:value-type="float">
            <text:p>45.75</text:p>
          </table:table-cell>
          <table:table-cell office:value-type="float" office:value="49.2222433333333" calcext:value-type="float">
            <text:p>49.22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46.455563" calcext:value-type="float">
            <text:p>46.46</text:p>
          </table:table-cell>
          <table:table-cell office:value-type="float" office:value="35.0936083333333" calcext:value-type="float">
            <text:p>35.09</text:p>
          </table:table-cell>
          <table:table-cell office:value-type="float" office:value="31.3089413333333" calcext:value-type="float">
            <text:p>31.31</text:p>
          </table:table-cell>
        </table:table-row>
        <table:table-row table:style-name="ro1">
          <table:table-cell/>
          <table:table-cell table:formula="of:=[time.B5]/[time.B3]" office:value-type="float" office:value="1.04267178614691" calcext:value-type="float">
            <text:p>1.04</text:p>
          </table:table-cell>
          <table:table-cell table:formula="of:=[time.C5]/[time.C3]" office:value-type="float" office:value="0.891726181596326" calcext:value-type="float">
            <text:p>0.89</text:p>
          </table:table-cell>
          <table:table-cell table:formula="of:=[time.D5]/[time.D3]" office:value-type="float" office:value="1.0423536028229" calcext:value-type="float">
            <text:p>1.04</text:p>
          </table:table-cell>
        </table:table-row>
      </table:table>
      <table:table table:name="cav17-mem" table:style-name="ta1">
        <table:shapes>
          <draw:frame draw:z-index="0" draw:style-name="gr1" draw:text-style-name="P1" svg:width="879.11pt" svg:height="577.45pt" svg:x="283.58pt" svg:y="14.37pt">
            <loext:p draw:notify-on-update-of-ranges="'cav17-mem'.B1:'cav17-mem'.D1 'cav17-mem'.A2:'cav17-mem'.A2 'cav17-mem'.B2:'cav17-mem'.D2 'cav17-mem'.A3:'cav17-mem'.A3 'cav17-mem'.B3:'cav17-mem'.D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total (s)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table:formula="of:=[all.I8]" office:value-type="float" office:value="3434.16666666667" calcext:value-type="float">
            <text:p>3434.17</text:p>
          </table:table-cell>
          <table:table-cell table:formula="of:=[all.Q8]" office:value-type="float" office:value="3194.215" calcext:value-type="float">
            <text:p>3194.22</text:p>
          </table:table-cell>
          <table:table-cell table:formula="of:=[all.Y8]" office:value-type="float" office:value="3160.50666666667" calcext:value-type="float">
            <text:p>3160.51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table:formula="of:=[all.I35]" office:value-type="float" office:value="3486.08666666667" calcext:value-type="float">
            <text:p>3486.09</text:p>
          </table:table-cell>
          <table:table-cell table:formula="of:=[all.Q35]" office:value-type="float" office:value="3191.98333333333" calcext:value-type="float">
            <text:p>3191.98</text:p>
          </table:table-cell>
          <table:table-cell table:formula="of:=[all.Y35]" office:value-type="float" office:value="3335.82333333333" calcext:value-type="float">
            <text:p>3335.82</text:p>
          </table:table-cell>
        </table:table-row>
        <table:table-row table:style-name="ro1">
          <table:table-cell/>
          <table:table-cell table:formula="of:=['cav17-mem'.B3]/['cav17-mem'.B2]" office:value-type="float" office:value="1.01511866051929" calcext:value-type="float">
            <text:p>1.02</text:p>
          </table:table-cell>
          <table:table-cell table:style-name="ce3" table:formula="of:=['cav17-mem'.C3]/['cav17-mem'.C2]" office:value-type="float" office:value="0.999301341122414" calcext:value-type="float">
            <text:p>0.999</text:p>
          </table:table-cell>
          <table:table-cell table:formula="of:=['cav17-mem'.D3]/['cav17-mem'.D2]" office:value-type="float" office:value="1.0554710637113" calcext:value-type="float">
            <text:p>1.06</text:p>
          </table:table-cell>
        </table:table-row>
      </table:table>
      <table:table table:name="cav17-imb" table:style-name="ta1">
        <table:shapes>
          <draw:frame draw:z-index="0" draw:style-name="gr1" draw:text-style-name="P1" svg:width="878.83pt" svg:height="577.79pt" svg:x="577.56pt" svg:y="36.62pt">
            <loext:p draw:notify-on-update-of-ranges="'cav17-imb'.C24:'cav17-imb'.E24 'cav17-imb'.B26:'cav17-imb'.B26 'cav17-imb'.C26:'cav17-imb'.E26 'cav17-imb'.B32:'cav17-imb'.B32 'cav17-imb'.C32:'cav17-imb'.E3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878.83pt" svg:height="577.79pt" svg:x="1501.88pt" svg:y="30.53pt">
            <loext:p draw:notify-on-update-of-ranges="'cav17-imb'.C30:'cav17-imb'.E30 'cav17-imb'.B27:'cav17-imb'.B27 'cav17-imb'.C27:'cav17-imb'.E27 'cav17-imb'.B33:'cav17-imb'.B33 'cav17-imb'.C33:'cav17-imb'.E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78.83pt" svg:height="577.79pt" svg:x="1493.66pt" svg:y="640.18pt">
            <loext:p draw:notify-on-update-of-ranges="'cav17-imb'.B47:'cav17-imb'.D47 'cav17-imb'.A6:'cav17-imb'.A6 'cav17-imb'.B44:'cav17-imb'.D44 'cav17-imb'.A7:'cav17-imb'.A7 'cav17-imb'.B50:'cav17-imb'.D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878.83pt" svg:height="577.79pt" svg:x="580.28pt" svg:y="635.24pt">
            <loext:p draw:notify-on-update-of-ranges="'cav17-imb'.B1:'cav17-imb'.D1 'cav17-imb'.A2:'cav17-imb'.A2 'cav17-imb'.B43:'cav17-imb'.D43 'cav17-imb'.A3:'cav17-imb'.A3 'cav17-imb'.B49:'cav17-imb'.D4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Vertex Imbalance (max/avg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.241369" calcext:value-type="float">
            <text:p>1.241369</text:p>
          </table:table-cell>
          <table:table-cell office:value-type="float" office:value="1.268664" calcext:value-type="float">
            <text:p>1.268664</text:p>
          </table:table-cell>
          <table:table-cell office:value-type="float" office:value="1.360156" calcext:value-type="float">
            <text:p>1.360156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.136614" calcext:value-type="float">
            <text:p>1.136614</text:p>
          </table:table-cell>
          <table:table-cell office:value-type="float" office:value="1.109912" calcext:value-type="float">
            <text:p>1.109912</text:p>
          </table:table-cell>
          <table:table-cell office:value-type="float" office:value="1.124219" calcext:value-type="float">
            <text:p>1.1242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 Imbalance (max/avg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.152114" calcext:value-type="float">
            <text:p>1.152114</text:p>
          </table:table-cell>
          <table:table-cell office:value-type="float" office:value="1.222664" calcext:value-type="float">
            <text:p>1.222664</text:p>
          </table:table-cell>
          <table:table-cell office:value-type="float" office:value="1.312085" calcext:value-type="float">
            <text:p>1.312085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.092278" calcext:value-type="float">
            <text:p>1.092278</text:p>
          </table:table-cell>
          <table:table-cell office:value-type="float" office:value="1.084769" calcext:value-type="float">
            <text:p>1.084769</text:p>
          </table:table-cell>
          <table:table-cell office:value-type="float" office:value="1.0885" calcext:value-type="float">
            <text:p>1.088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 Verte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3331" calcext:value-type="float">
            <text:p>3331</text:p>
          </table:table-cell>
          <table:table-cell office:value-type="float" office:value="2036" calcext:value-type="float">
            <text:p>2036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3272" calcext:value-type="float">
            <text:p>3272</text:p>
          </table:table-cell>
          <table:table-cell office:value-type="float" office:value="2038" calcext:value-type="float">
            <text:p>2038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/>
          <table:table-cell table:formula="of:=['cav17-imb'.B10]/['cav17-imb'.B11]" office:value-type="float" office:value="1.01803178484108" calcext:value-type="float">
            <text:p>1.0180317848</text:p>
          </table:table-cell>
          <table:table-cell table:formula="of:=['cav17-imb'.C10]/['cav17-imb'.C11]" office:value-type="float" office:value="0.999018645731109" calcext:value-type="float">
            <text:p>0.9990186457</text:p>
          </table:table-cell>
          <table:table-cell table:formula="of:=['cav17-imb'.D10]/['cav17-imb'.D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erage Elemen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3010" calcext:value-type="float">
            <text:p>13010</text:p>
          </table:table-cell>
          <table:table-cell office:value-type="float" office:value="7298" calcext:value-type="float">
            <text:p>7298</text:p>
          </table:table-cell>
          <table:table-cell office:value-type="float" office:value="4220" calcext:value-type="float">
            <text:p>4220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2885" calcext:value-type="float">
            <text:p>12885</text:p>
          </table:table-cell>
          <table:table-cell office:value-type="float" office:value="7314" calcext:value-type="float">
            <text:p>7314</text:p>
          </table:table-cell>
          <table:table-cell office:value-type="float" office:value="4226" calcext:value-type="float">
            <text:p>4226</text:p>
          </table:table-cell>
          <table:table-cell/>
        </table:table-row>
        <table:table-row table:style-name="ro1">
          <table:table-cell/>
          <table:table-cell table:formula="of:=['cav17-imb'.B14]/['cav17-imb'.B15]" office:value-type="float" office:value="1.00970120294917" calcext:value-type="float">
            <text:p>1.0097012029</text:p>
          </table:table-cell>
          <table:table-cell table:formula="of:=['cav17-imb'.C14]/['cav17-imb'.C15]" office:value-type="float" office:value="0.997812414547443" calcext:value-type="float">
            <text:p>0.9978124145</text:p>
          </table:table-cell>
          <table:table-cell table:formula="of:=['cav17-imb'.D14]/['cav17-imb'.D15]" office:value-type="float" office:value="0.998580217699953" calcext:value-type="float">
            <text:p>0.9985802177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omega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coun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tx</text:p>
          </table:table-cell>
          <table:table-cell office:value-type="string" calcext:value-type="string">
            <text:p>Omega3P</text:p>
          </table:table-cell>
          <table:table-cell office:value-type="float" office:value="51223" calcext:value-type="float">
            <text:p>51223</text:p>
          </table:table-cell>
          <table:table-cell office:value-type="float" office:value="54576" calcext:value-type="float">
            <text:p>54576</text:p>
          </table:table-cell>
          <table:table-cell office:value-type="float" office:value="59389" calcext:value-type="float">
            <text:p>59389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mega3P</text:p>
          </table:table-cell>
          <table:table-cell office:value-type="float" office:value="524669" calcext:value-type="float">
            <text:p>524669</text:p>
          </table:table-cell>
          <table:table-cell office:value-type="float" office:value="615965" calcext:value-type="float">
            <text:p>615965</text:p>
          </table:table-cell>
          <table:table-cell office:value-type="float" office:value="747726" calcext:value-type="float">
            <text:p>747726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Omega3P</text:p>
          </table:table-cell>
          <table:table-cell office:value-type="float" office:value="860005" calcext:value-type="float">
            <text:p>860005</text:p>
          </table:table-cell>
          <table:table-cell office:value-type="float" office:value="983655" calcext:value-type="float">
            <text:p>983655</text:p>
          </table:table-cell>
          <table:table-cell office:value-type="float" office:value="1161371" calcext:value-type="float">
            <text:p>1161371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Omega3P</text:p>
          </table:table-cell>
          <table:table-cell office:value-type="float" office:value="416322" calcext:value-type="float">
            <text:p>416322</text:p>
          </table:table-cell>
          <table:table-cell office:value-type="float" office:value="467119" calcext:value-type="float">
            <text:p>467119</text:p>
          </table:table-cell>
          <table:table-cell office:value-type="float" office:value="540198" calcext:value-type="float">
            <text:p>540198</text:p>
          </table:table-cell>
        </table:table-row>
        <table:table-row table:style-name="ro1">
          <table:table-cell office:value-type="string" calcext:value-type="string">
            <text:p>omega3p_pu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coun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tx</text:p>
          </table:table-cell>
          <table:table-cell office:value-type="string" calcext:value-type="string">
            <text:p>Omega3P+PUMI</text:p>
          </table:table-cell>
          <table:table-cell office:value-type="float" office:value="50883" calcext:value-type="float">
            <text:p>50883</text:p>
          </table:table-cell>
          <table:table-cell office:value-type="float" office:value="54532" calcext:value-type="float">
            <text:p>54532</text:p>
          </table:table-cell>
          <table:table-cell office:value-type="float" office:value="59232" calcext:value-type="float">
            <text:p>59232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mega3P+PUMI</text:p>
          </table:table-cell>
          <table:table-cell office:value-type="float" office:value="516975" calcext:value-type="float">
            <text:p>516975</text:p>
          </table:table-cell>
          <table:table-cell office:value-type="float" office:value="617183" calcext:value-type="float">
            <text:p>617183</text:p>
          </table:table-cell>
          <table:table-cell office:value-type="float" office:value="747971" calcext:value-type="float">
            <text:p>747971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Omega3P+PUMI</text:p>
          </table:table-cell>
          <table:table-cell office:value-type="float" office:value="849972" calcext:value-type="float">
            <text:p>849972</text:p>
          </table:table-cell>
          <table:table-cell office:value-type="float" office:value="985649" calcext:value-type="float">
            <text:p>985649</text:p>
          </table:table-cell>
          <table:table-cell office:value-type="float" office:value="1162467" calcext:value-type="float">
            <text:p>1162467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Omega3P+PUMI</text:p>
          </table:table-cell>
          <table:table-cell office:value-type="float" office:value="412341" calcext:value-type="float">
            <text:p>412341</text:p>
          </table:table-cell>
          <table:table-cell office:value-type="float" office:value="468136" calcext:value-type="float">
            <text:p>468136</text:p>
          </table:table-cell>
          <table:table-cell office:value-type="float" office:value="540961" calcext:value-type="float">
            <text:p>5409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ta edge</text:p>
          </table:table-cell>
          <table:table-cell/>
          <table:table-cell table:style-name="ce3" table:formula="of:=['cav17-imb'.C32]/['cav17-imb'.C26]" office:value-type="float" office:value="0.985335516296941" calcext:value-type="float">
            <text:p>0.985</text:p>
          </table:table-cell>
          <table:table-cell table:style-name="ce3" table:formula="of:=['cav17-imb'.D32]/['cav17-imb'.D26]" office:value-type="float" office:value="1.0019773850787" calcext:value-type="float">
            <text:p>1.002</text:p>
          </table:table-cell>
          <table:table-cell table:style-name="ce3" table:formula="of:=['cav17-imb'.E32]/['cav17-imb'.E26]" office:value-type="float" office:value="1.00032766013219" calcext:value-type="float">
            <text:p>1.000</text:p>
          </table:table-cell>
        </table:table-row>
        <table:table-row table:style-name="ro1">
          <table:table-cell office:value-type="string" calcext:value-type="string">
            <text:p>delta face</text:p>
          </table:table-cell>
          <table:table-cell/>
          <table:table-cell table:style-name="ce3" table:formula="of:=['cav17-imb'.C33]/['cav17-imb'.C27]" office:value-type="float" office:value="0.988333788757042" calcext:value-type="float">
            <text:p>0.988</text:p>
          </table:table-cell>
          <table:table-cell table:style-name="ce3" table:formula="of:=['cav17-imb'.D33]/['cav17-imb'.D27]" office:value-type="float" office:value="1.00202713349701" calcext:value-type="float">
            <text:p>1.002</text:p>
          </table:table-cell>
          <table:table-cell table:style-name="ce3" table:formula="of:=['cav17-imb'.E33]/['cav17-imb'.E27]" office:value-type="float" office:value="1.00094371221599" calcext:value-type="float">
            <text:p>1.001</text:p>
          </table:table-cell>
        </table:table-row>
        <table:table-row table:style-name="ro1">
          <table:table-cell office:value-type="string" calcext:value-type="string">
            <text:p>delta region</text:p>
          </table:table-cell>
          <table:table-cell/>
          <table:table-cell table:style-name="ce3" table:formula="of:=['cav17-imb'.C34]/['cav17-imb'.C28]" office:value-type="float" office:value="0.990437690057215" calcext:value-type="float">
            <text:p>0.990</text:p>
          </table:table-cell>
          <table:table-cell table:style-name="ce3" table:formula="of:=['cav17-imb'.D34]/['cav17-imb'.D28]" office:value-type="float" office:value="1.00217717540926" calcext:value-type="float">
            <text:p>1.002</text:p>
          </table:table-cell>
          <table:table-cell table:style-name="ce3" table:formula="of:=['cav17-imb'.E34]/['cav17-imb'.E28]" office:value-type="float" office:value="1.00141244506644" calcext:value-type="float">
            <text:p>1.0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mega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imbalanc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vtx</text:p>
          </table:table-cell>
          <table:table-cell office:value-type="float" office:value="1.14136" calcext:value-type="float">
            <text:p>1.14136</text:p>
          </table:table-cell>
          <table:table-cell office:value-type="float" office:value="1.24069" calcext:value-type="float">
            <text:p>1.24069</text:p>
          </table:table-cell>
          <table:table-cell office:value-type="float" office:value="1.32765" calcext:value-type="float">
            <text:p>1.32765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1.23738" calcext:value-type="float">
            <text:p>1.23738</text:p>
          </table:table-cell>
          <table:table-cell office:value-type="float" office:value="1.34512" calcext:value-type="float">
            <text:p>1.34512</text:p>
          </table:table-cell>
          <table:table-cell office:value-type="float" office:value="1.46843" calcext:value-type="float">
            <text:p>1.46843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1.18675" calcext:value-type="float">
            <text:p>1.18675</text:p>
          </table:table-cell>
          <table:table-cell office:value-type="float" office:value="1.27154" calcext:value-type="float">
            <text:p>1.27154</text:p>
          </table:table-cell>
          <table:table-cell office:value-type="float" office:value="1.3757" calcext:value-type="float">
            <text:p>1.3757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.15211" calcext:value-type="float">
            <text:p>1.15211</text:p>
          </table:table-cell>
          <table:table-cell office:value-type="float" office:value="1.22254" calcext:value-type="float">
            <text:p>1.22254</text:p>
          </table:table-cell>
          <table:table-cell office:value-type="float" office:value="1.31199" calcext:value-type="float">
            <text:p>1.31199</text:p>
          </table:table-cell>
          <table:table-cell/>
        </table:table-row>
        <table:table-row table:style-name="ro1">
          <table:table-cell office:value-type="string" calcext:value-type="string">
            <text:p>omega3p_pu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imbalanc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vtx</text:p>
          </table:table-cell>
          <table:table-cell office:value-type="float" office:value="1.13704" calcext:value-type="float">
            <text:p>1.13704</text:p>
          </table:table-cell>
          <table:table-cell office:value-type="float" office:value="1.14311" calcext:value-type="float">
            <text:p>1.14311</text:p>
          </table:table-cell>
          <table:table-cell office:value-type="float" office:value="1.13668" calcext:value-type="float">
            <text:p>1.13668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1.15676" calcext:value-type="float">
            <text:p>1.15676</text:p>
          </table:table-cell>
          <table:table-cell office:value-type="float" office:value="1.18567" calcext:value-type="float">
            <text:p>1.18567</text:p>
          </table:table-cell>
          <table:table-cell office:value-type="float" office:value="1.17498" calcext:value-type="float">
            <text:p>1.17498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1.11243" calcext:value-type="float">
            <text:p>1.11243</text:p>
          </table:table-cell>
          <table:table-cell office:value-type="float" office:value="1.11605" calcext:value-type="float">
            <text:p>1.11605</text:p>
          </table:table-cell>
          <table:table-cell office:value-type="float" office:value="1.10551" calcext:value-type="float">
            <text:p>1.10551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.09222" calcext:value-type="float">
            <text:p>1.09222</text:p>
          </table:table-cell>
          <table:table-cell office:value-type="float" office:value="1.08468" calcext:value-type="float">
            <text:p>1.08468</text:p>
          </table:table-cell>
          <table:table-cell office:value-type="float" office:value="1.08843" calcext:value-type="float">
            <text:p>1.08843</text:p>
          </table:table-cell>
          <table:table-cell/>
        </table:table-row>
      </table:table>
      <table:table table:name="pillbox-imb" table:style-name="ta1">
        <table:shapes>
          <draw:frame draw:z-index="0" draw:style-name="gr1" draw:text-style-name="P1" svg:width="878.83pt" svg:height="577.79pt" svg:x="1047.8pt" svg:y="20.44pt">
            <loext:p draw:notify-on-update-of-ranges="'pillbox-imb'.M11:'pillbox-imb'.O11 'pillbox-imb'.L12:'pillbox-imb'.L12 'pillbox-imb'.M12:'pillbox-imb'.O12 'pillbox-imb'.L25:'pillbox-imb'.L25 'pillbox-imb'.M25:'pillbox-imb'.O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78.83pt" svg:height="577.79pt" svg:x="1963.64pt" svg:y="20.32pt">
            <loext:p draw:notify-on-update-of-ranges="'pillbox-imb'.M24:'pillbox-imb'.O24 'pillbox-imb'.L13:'pillbox-imb'.L13 'pillbox-imb'.M13:'pillbox-imb'.O13 'pillbox-imb'.L26:'pillbox-imb'.L26 'pillbox-imb'.M26:'pillbox-imb'.O2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878.83pt" svg:height="577.79pt" svg:x="1962.03pt" svg:y="625.18pt">
            <loext:p draw:notify-on-update-of-ranges="'pillbox-imb'.M18:'pillbox-imb'.O18 'cav17-imb'.A6:'cav17-imb'.A6 'pillbox-imb'.M7:'pillbox-imb'.O7 'cav17-imb'.A7:'cav17-imb'.A7 'pillbox-imb'.M20:'pillbox-imb'.O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878.83pt" svg:height="577.79pt" svg:x="1050.52pt" svg:y="619.06pt">
            <loext:p draw:notify-on-update-of-ranges="'pillbox-imb'.M18:'pillbox-imb'.O18 'cav17-imb'.A2:'cav17-imb'.A2 'pillbox-imb'.M6:'pillbox-imb'.O6 'pillbox-imb'.L19:'pillbox-imb'.L19 'pillbox-imb'.M19:'pillbox-imb'.O1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879.11pt" svg:height="577.45pt" svg:x="15.68pt" svg:y="635.33pt">
            <loext:p draw:notify-on-update-of-ranges="'cav17-mem'.B1:'cav17-mem'.D1 'cav17-mem'.A2:'cav17-mem'.A2 'cav17-mem'.B2:'cav17-mem'.D2 'cav17-mem'.A3:'cav17-mem'.A3 'cav17-mem'.B3:'cav17-mem'.D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/global/cscratch1/sd/cwsmith/cws/pillbox/2M.n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slurm-2331855.out <text:s/>slurm-2336337.out 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181.56640625" calcext:value-type="float">
            <text:p>181.56640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ity_count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364862" calcext:value-type="float">
            <text:p>364862</text:p>
          </table:table-cell>
          <table:table-cell office:value-type="float" office:value="3729026" calcext:value-type="float">
            <text:p>3729026</text:p>
          </table:table-cell>
          <table:table-cell office:value-type="float" office:value="5995252" calcext:value-type="float">
            <text:p>5995252</text:p>
          </table:table-cell>
          <table:table-cell office:value-type="float" office:value="2877035" calcext:value-type="float">
            <text:p>2877035</text:p>
          </table:table-cell>
          <table:table-cell/>
          <table:table-cell office:value-type="string" calcext:value-type="string">
            <text:p>imbalance</text:p>
          </table:table-cell>
          <table:table-cell office:value-type="string" calcext:value-type="string">
            <text:p>Omega3p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ntity_imbalance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1.34153" calcext:value-type="float">
            <text:p>1.34153</text:p>
          </table:table-cell>
          <table:table-cell office:value-type="float" office:value="1.56221" calcext:value-type="float">
            <text:p>1.56221</text:p>
          </table:table-cell>
          <table:table-cell office:value-type="float" office:value="1.45515" calcext:value-type="float">
            <text:p>1.45515</text:p>
          </table:table-cell>
          <table:table-cell office:value-type="float" office:value="1.37946" calcext:value-type="float">
            <text:p>1.37946</text:p>
          </table:table-cell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Omega3p</text:p>
          </table:table-cell>
          <table:table-cell office:value-type="float" office:value="1.56221" calcext:value-type="float">
            <text:p>1.56221</text:p>
          </table:table-cell>
          <table:table-cell office:value-type="float" office:value="1.7165" calcext:value-type="float">
            <text:p>1.7165</text:p>
          </table:table-cell>
          <table:table-cell office:value-type="float" office:value="1.79555" calcext:value-type="float">
            <text:p>1.79555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6022.65" calcext:value-type="float">
            <text:p>6022.65</text:p>
          </table:table-cell>
          <table:table-cell table:number-columns-repeated="4"/>
          <table:table-cell office:value-type="string" calcext:value-type="string">
            <text:p>face</text:p>
          </table:table-cell>
          <table:table-cell office:value-type="string" calcext:value-type="string">
            <text:p>Omega3p</text:p>
          </table:table-cell>
          <table:table-cell office:value-type="float" office:value="1.45515" calcext:value-type="float">
            <text:p>1.45515</text:p>
          </table:table-cell>
          <table:table-cell office:value-type="float" office:value="1.57623" calcext:value-type="float">
            <text:p>1.57623</text:p>
          </table:table-cell>
          <table:table-cell office:value-type="float" office:value="1.65862" calcext:value-type="float">
            <text:p>1.65862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egion</text:p>
          </table:table-cell>
          <table:table-cell office:value-type="string" calcext:value-type="string">
            <text:p>Omega3p</text:p>
          </table:table-cell>
          <table:table-cell office:value-type="float" office:value="1.37946" calcext:value-type="float">
            <text:p>1.37946</text:p>
          </table:table-cell>
          <table:table-cell office:value-type="float" office:value="1.47887" calcext:value-type="float">
            <text:p>1.47887</text:p>
          </table:table-cell>
          <table:table-cell office:value-type="float" office:value="1.56401" calcext:value-type="float">
            <text:p>1.56401</text:p>
          </table:table-cell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226.4453125" calcext:value-type="float">
            <text:p>226.4453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ity_count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383925" calcext:value-type="float">
            <text:p>383925</text:p>
          </table:table-cell>
          <table:table-cell office:value-type="float" office:value="4333719" calcext:value-type="float">
            <text:p>4333719</text:p>
          </table:table-cell>
          <table:table-cell office:value-type="float" office:value="6810947" calcext:value-type="float">
            <text:p>6810947</text:p>
          </table:table-cell>
          <table:table-cell office:value-type="float" office:value="3213873" calcext:value-type="float">
            <text:p>32138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ity_imbalance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1.41494" calcext:value-type="float">
            <text:p>1.41494</text:p>
          </table:table-cell>
          <table:table-cell office:value-type="float" office:value="1.7165" calcext:value-type="float">
            <text:p>1.7165</text:p>
          </table:table-cell>
          <table:table-cell office:value-type="float" office:value="1.57623" calcext:value-type="float">
            <text:p>1.57623</text:p>
          </table:table-cell>
          <table:table-cell office:value-type="float" office:value="1.47887" calcext:value-type="float">
            <text:p>1.47887</text:p>
          </table:table-cell>
          <table:table-cell/>
          <table:table-cell office:value-type="string" calcext:value-type="string">
            <text:p>entity count</text:p>
          </table:table-cell>
          <table:table-cell office:value-type="string" calcext:value-type="string">
            <text:p>Omega3p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6121.82" calcext:value-type="float">
            <text:p>6121.82</text:p>
          </table:table-cell>
          <table:table-cell table:number-columns-repeated="4"/>
          <table:table-cell office:value-type="string" calcext:value-type="string">
            <text:p>edge</text:p>
          </table:table-cell>
          <table:table-cell office:value-type="string" calcext:value-type="string">
            <text:p>Omega3p</text:p>
          </table:table-cell>
          <table:table-cell office:value-type="float" office:value="3729026" calcext:value-type="float">
            <text:p>3729026</text:p>
          </table:table-cell>
          <table:table-cell office:value-type="float" office:value="4333719" calcext:value-type="float">
            <text:p>4333719</text:p>
          </table:table-cell>
          <table:table-cell office:value-type="float" office:value="5193139" calcext:value-type="float">
            <text:p>5193139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ce</text:p>
          </table:table-cell>
          <table:table-cell office:value-type="string" calcext:value-type="string">
            <text:p>Omega3p</text:p>
          </table:table-cell>
          <table:table-cell office:value-type="float" office:value="5995252" calcext:value-type="float">
            <text:p>5995252</text:p>
          </table:table-cell>
          <table:table-cell office:value-type="float" office:value="6810947" calcext:value-type="float">
            <text:p>6810947</text:p>
          </table:table-cell>
          <table:table-cell office:value-type="float" office:value="7970990" calcext:value-type="float">
            <text:p>7970990</text:p>
          </table:table-cell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335.36328125" calcext:value-type="float">
            <text:p>335.36328125</text:p>
          </table:table-cell>
          <table:table-cell table:number-columns-repeated="4"/>
          <table:table-cell office:value-type="string" calcext:value-type="string">
            <text:p>region</text:p>
          </table:table-cell>
          <table:table-cell office:value-type="string" calcext:value-type="string">
            <text:p>Omega3p</text:p>
          </table:table-cell>
          <table:table-cell office:value-type="float" office:value="2877035" calcext:value-type="float">
            <text:p>2877035</text:p>
          </table:table-cell>
          <table:table-cell office:value-type="float" office:value="3213873" calcext:value-type="float">
            <text:p>3213873</text:p>
          </table:table-cell>
          <table:table-cell office:value-type="float" office:value="3693964" calcext:value-type="float">
            <text:p>3693964</text:p>
          </table:table-cell>
        </table:table-row>
        <table:table-row table:style-name="ro1">
          <table:table-cell office:value-type="string" calcext:value-type="string">
            <text:p>entity_count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410345" calcext:value-type="float">
            <text:p>410345</text:p>
          </table:table-cell>
          <table:table-cell office:value-type="float" office:value="5193139" calcext:value-type="float">
            <text:p>5193139</text:p>
          </table:table-cell>
          <table:table-cell office:value-type="float" office:value="7970990" calcext:value-type="float">
            <text:p>7970990</text:p>
          </table:table-cell>
          <table:table-cell office:value-type="float" office:value="3693964" calcext:value-type="float">
            <text:p>3693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ity_imbalance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1.43239" calcext:value-type="float">
            <text:p>1.43239</text:p>
          </table:table-cell>
          <table:table-cell office:value-type="float" office:value="1.79555" calcext:value-type="float">
            <text:p>1.79555</text:p>
          </table:table-cell>
          <table:table-cell office:value-type="float" office:value="1.65862" calcext:value-type="float">
            <text:p>1.65862</text:p>
          </table:table-cell>
          <table:table-cell office:value-type="float" office:value="1.56401" calcext:value-type="float">
            <text:p>1.56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ega3p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6541.22" calcext:value-type="float">
            <text:p>6541.22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imbalance</text:p>
          </table:table-cell>
          <table:table-cell office:value-type="string" calcext:value-type="string">
            <text:p>Omega3p+PUMI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slurm-2333661.out <text:s/>slurm-2338997.out <text:s/></text:p>
          </table:table-cell>
          <table:table-cell table:number-columns-repeated="8"/>
          <table:table-cell office:value-type="string" calcext:value-type="string">
            <text:p>edge</text:p>
          </table:table-cell>
          <table:table-cell office:value-type="string" calcext:value-type="string">
            <text:p>Omega3p+PUMI</text:p>
          </table:table-cell>
          <table:table-cell office:value-type="float" office:value="1.26101" calcext:value-type="float">
            <text:p>1.26101</text:p>
          </table:table-cell>
          <table:table-cell office:value-type="float" office:value="1.24519" calcext:value-type="float">
            <text:p>1.24519</text:p>
          </table:table-cell>
          <table:table-cell office:value-type="float" office:value="1.2433" calcext:value-type="float">
            <text:p>1.2433</text:p>
          </table:table-cell>
        </table:table-row>
        <table:table-row table:style-name="ro1">
          <table:table-cell office:value-type="string" calcext:value-type="string">
            <text:p>omega3p_pumi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face</text:p>
          </table:table-cell>
          <table:table-cell office:value-type="string" calcext:value-type="string">
            <text:p>Omega3p+PUMI</text:p>
          </table:table-cell>
          <table:table-cell office:value-type="float" office:value="1.18872" calcext:value-type="float">
            <text:p>1.18872</text:p>
          </table:table-cell>
          <table:table-cell office:value-type="float" office:value="1.17474" calcext:value-type="float">
            <text:p>1.17474</text:p>
          </table:table-cell>
          <table:table-cell office:value-type="float" office:value="1.17443" calcext:value-type="float">
            <text:p>1.17443</text:p>
          </table:table-cell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442.9375" calcext:value-type="float">
            <text:p>442.9375</text:p>
          </table:table-cell>
          <table:table-cell table:number-columns-repeated="4"/>
          <table:table-cell office:value-type="string" calcext:value-type="string">
            <text:p>region</text:p>
          </table:table-cell>
          <table:table-cell office:value-type="string" calcext:value-type="string">
            <text:p>Omega3p+PUMI</text:p>
          </table:table-cell>
          <table:table-cell office:value-type="float" office:value="1.1387" calcext:value-type="float">
            <text:p>1.1387</text:p>
          </table:table-cell>
          <table:table-cell office:value-type="float" office:value="1.12662" calcext:value-type="float">
            <text:p>1.12662</text:p>
          </table:table-cell>
          <table:table-cell office:value-type="float" office:value="1.12502" calcext:value-type="float">
            <text:p>1.12502</text:p>
          </table:table-cell>
        </table:table-row>
        <table:table-row table:style-name="ro1">
          <table:table-cell office:value-type="string" calcext:value-type="string">
            <text:p>entity_count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366158" calcext:value-type="float">
            <text:p>366158</text:p>
          </table:table-cell>
          <table:table-cell office:value-type="float" office:value="3759972" calcext:value-type="float">
            <text:p>3759972</text:p>
          </table:table-cell>
          <table:table-cell office:value-type="float" office:value="6040585" calcext:value-type="float">
            <text:p>6040585</text:p>
          </table:table-cell>
          <table:table-cell office:value-type="float" office:value="2897014" calcext:value-type="float">
            <text:p>2897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ity_imbalance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1.31091" calcext:value-type="float">
            <text:p>1.31091</text:p>
          </table:table-cell>
          <table:table-cell office:value-type="float" office:value="1.26101" calcext:value-type="float">
            <text:p>1.26101</text:p>
          </table:table-cell>
          <table:table-cell office:value-type="float" office:value="1.18872" calcext:value-type="float">
            <text:p>1.18872</text:p>
          </table:table-cell>
          <table:table-cell office:value-type="float" office:value="1.1387" calcext:value-type="float">
            <text:p>1.1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ega3p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5849.29" calcext:value-type="float">
            <text:p>5849.29</text:p>
          </table:table-cell>
          <table:table-cell office:value-type="float" office:value="1.26101" calcext:value-type="float">
            <text:p>1.26101</text:p>
          </table:table-cell>
          <table:table-cell office:value-type="float" office:value="1.18872" calcext:value-type="float">
            <text:p>1.18872</text:p>
          </table:table-cell>
          <table:table-cell office:value-type="float" office:value="1.1387" calcext:value-type="float">
            <text:p>1.1387</text:p>
          </table:table-cell>
          <table:table-cell/>
          <table:table-cell office:value-type="string" calcext:value-type="string">
            <text:p>entity count</text:p>
          </table:table-cell>
          <table:table-cell office:value-type="string" calcext:value-type="string">
            <text:p>Omega3p+PUMI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omega3p_pumi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5849.29" calcext:value-type="float">
            <text:p>5849.29</text:p>
          </table:table-cell>
          <table:table-cell table:number-columns-repeated="4"/>
          <table:table-cell office:value-type="string" calcext:value-type="string">
            <text:p>edge</text:p>
          </table:table-cell>
          <table:table-cell office:value-type="string" calcext:value-type="string">
            <text:p>Omega3p+PUMI</text:p>
          </table:table-cell>
          <table:table-cell office:value-type="float" office:value="3759972" calcext:value-type="float">
            <text:p>3759972</text:p>
          </table:table-cell>
          <table:table-cell office:value-type="float" office:value="4373328" calcext:value-type="float">
            <text:p>4373328</text:p>
          </table:table-cell>
          <table:table-cell office:value-type="float" office:value="5253008" calcext:value-type="float">
            <text:p>5253008</text:p>
          </table:table-cell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535.2890625" calcext:value-type="float">
            <text:p>535.2890625</text:p>
          </table:table-cell>
          <table:table-cell table:number-columns-repeated="4"/>
          <table:table-cell office:value-type="string" calcext:value-type="string">
            <text:p>face</text:p>
          </table:table-cell>
          <table:table-cell office:value-type="string" calcext:value-type="string">
            <text:p>Omega3p+PUMI</text:p>
          </table:table-cell>
          <table:table-cell office:value-type="float" office:value="6040585" calcext:value-type="float">
            <text:p>6040585</text:p>
          </table:table-cell>
          <table:table-cell office:value-type="float" office:value="6868834" calcext:value-type="float">
            <text:p>6868834</text:p>
          </table:table-cell>
          <table:table-cell office:value-type="float" office:value="8054750" calcext:value-type="float">
            <text:p>8054750</text:p>
          </table:table-cell>
        </table:table-row>
        <table:table-row table:style-name="ro1">
          <table:table-cell office:value-type="string" calcext:value-type="string">
            <text:p>entity_count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385633" calcext:value-type="float">
            <text:p>385633</text:p>
          </table:table-cell>
          <table:table-cell office:value-type="float" office:value="4373328" calcext:value-type="float">
            <text:p>4373328</text:p>
          </table:table-cell>
          <table:table-cell office:value-type="float" office:value="6868834" calcext:value-type="float">
            <text:p>6868834</text:p>
          </table:table-cell>
          <table:table-cell office:value-type="float" office:value="3239373" calcext:value-type="float">
            <text:p>3239373</text:p>
          </table:table-cell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Omega3p+PUMI</text:p>
          </table:table-cell>
          <table:table-cell office:value-type="float" office:value="2897014" calcext:value-type="float">
            <text:p>2897014</text:p>
          </table:table-cell>
          <table:table-cell office:value-type="float" office:value="3239373" calcext:value-type="float">
            <text:p>3239373</text:p>
          </table:table-cell>
          <table:table-cell office:value-type="float" office:value="3730039" calcext:value-type="float">
            <text:p>3730039</text:p>
          </table:table-cell>
        </table:table-row>
        <table:table-row table:style-name="ro1">
          <table:table-cell office:value-type="string" calcext:value-type="string">
            <text:p>entity_imbalance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1.32636" calcext:value-type="float">
            <text:p>1.32636</text:p>
          </table:table-cell>
          <table:table-cell office:value-type="float" office:value="1.24519" calcext:value-type="float">
            <text:p>1.24519</text:p>
          </table:table-cell>
          <table:table-cell office:value-type="float" office:value="1.17474" calcext:value-type="float">
            <text:p>1.17474</text:p>
          </table:table-cell>
          <table:table-cell office:value-type="float" office:value="1.12662" calcext:value-type="float">
            <text:p>1.12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ega3p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6056.79" calcext:value-type="float">
            <text:p>6056.79</text:p>
          </table:table-cell>
          <table:table-cell table:number-columns-repeated="5"/>
          <table:table-cell office:value-type="string" calcext:value-type="string">
            <text:p>(Omega3p+PUMI/Omega3p-1)*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ga3p_pumi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Ratio count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647.0703125" calcext:value-type="float">
            <text:p>647.0703125</text:p>
          </table:table-cell>
          <table:table-cell table:number-columns-repeated="5"/>
          <table:table-cell office:value-type="string" calcext:value-type="string">
            <text:p>edge</text:p>
          </table:table-cell>
          <table:table-cell table:style-name="ce3" table:formula="of:=(['pillbox-imb'.M25]/['pillbox-imb'.M12]-1)*100" office:value-type="float" office:value="0.829868174692261" calcext:value-type="float">
            <text:p>0.830</text:p>
          </table:table-cell>
          <table:table-cell table:style-name="ce3" table:formula="of:=(['pillbox-imb'.N25]/['pillbox-imb'.N12]-1)*100" office:value-type="float" office:value="0.913972502601124" calcext:value-type="float">
            <text:p>0.914</text:p>
          </table:table-cell>
          <table:table-cell table:style-name="ce3" table:formula="of:=(['pillbox-imb'.O25]/['pillbox-imb'.O12]-1)*100" office:value-type="float" office:value="1.1528480173552" calcext:value-type="float">
            <text:p>1.153</text:p>
          </table:table-cell>
        </table:table-row>
        <table:table-row table:style-name="ro1">
          <table:table-cell office:value-type="string" calcext:value-type="string">
            <text:p>entity_imbalance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1.38409" calcext:value-type="float">
            <text:p>1.38409</text:p>
          </table:table-cell>
          <table:table-cell office:value-type="float" office:value="1.2433" calcext:value-type="float">
            <text:p>1.2433</text:p>
          </table:table-cell>
          <table:table-cell office:value-type="float" office:value="1.17443" calcext:value-type="float">
            <text:p>1.17443</text:p>
          </table:table-cell>
          <table:table-cell office:value-type="float" office:value="1.12502" calcext:value-type="float">
            <text:p>1.12502</text:p>
          </table:table-cell>
          <table:table-cell table:number-columns-repeated="2"/>
          <table:table-cell office:value-type="string" calcext:value-type="string">
            <text:p>face</text:p>
          </table:table-cell>
          <table:table-cell table:style-name="ce3" table:formula="of:=(['pillbox-imb'.M26]/['pillbox-imb'.M13]-1)*100" office:value-type="float" office:value="0.756148365406495" calcext:value-type="float">
            <text:p>0.756</text:p>
          </table:table-cell>
          <table:table-cell table:style-name="ce3" table:formula="of:=(['pillbox-imb'.N26]/['pillbox-imb'.N13]-1)*100" office:value-type="float" office:value="0.849911179752239" calcext:value-type="float">
            <text:p>0.850</text:p>
          </table:table-cell>
          <table:table-cell table:style-name="ce3" table:formula="of:=(['pillbox-imb'.O26]/['pillbox-imb'.O13]-1)*100" office:value-type="float" office:value="1.05081050158136" calcext:value-type="float">
            <text:p>1.051</text:p>
          </table:table-cell>
        </table:table-row>
        <table:table-row table:style-name="ro1">
          <table:table-cell office:value-type="string" calcext:value-type="string">
            <text:p>entity_count</text:p>
          </table:table-cell>
          <table:table-cell office:value-type="string" calcext:value-type="string">
            <text:p>&lt;vt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gion&gt;</text:p>
          </table:table-cell>
          <table:table-cell office:value-type="float" office:value="412828" calcext:value-type="float">
            <text:p>412828</text:p>
          </table:table-cell>
          <table:table-cell office:value-type="float" office:value="5253008" calcext:value-type="float">
            <text:p>5253008</text:p>
          </table:table-cell>
          <table:table-cell office:value-type="float" office:value="8054750" calcext:value-type="float">
            <text:p>8054750</text:p>
          </table:table-cell>
          <table:table-cell office:value-type="float" office:value="3730039" calcext:value-type="float">
            <text:p>3730039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 table:style-name="ce3" table:formula="of:=(['pillbox-imb'.M27]/['pillbox-imb'.M14]-1)*100" office:value-type="float" office:value="0.694430203316965" calcext:value-type="float">
            <text:p>0.694</text:p>
          </table:table-cell>
          <table:table-cell table:style-name="ce3" table:formula="of:=(['pillbox-imb'.N27]/['pillbox-imb'.N14]-1)*100" office:value-type="float" office:value="0.793435210414351" calcext:value-type="float">
            <text:p>0.793</text:p>
          </table:table-cell>
          <table:table-cell table:style-name="ce3" table:formula="of:=(['pillbox-imb'.O27]/['pillbox-imb'.O14]-1)*100" office:value-type="float" office:value="0.976593166582029" calcext:value-type="float">
            <text:p>0.977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(MB)</text:p>
          </table:table-cell>
          <table:table-cell office:value-type="float" office:value="6483.8" calcext:value-type="float">
            <text:p>6483.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string" calcext:value-type="string">
            <text:p>Omega3p-Omega3p+PUMI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Delta imbalance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dge</text:p>
          </table:table-cell>
          <table:table-cell table:style-name="ce2" table:formula="of:=(['pillbox-imb'.M6]-['pillbox-imb'.M19])*100" office:value-type="float" office:value="30.12" calcext:value-type="float">
            <text:p>30</text:p>
          </table:table-cell>
          <table:table-cell table:style-name="ce2" table:formula="of:=(['pillbox-imb'.N6]-['pillbox-imb'.N19])*100" office:value-type="float" office:value="47.131" calcext:value-type="float">
            <text:p>47</text:p>
          </table:table-cell>
          <table:table-cell table:style-name="ce2" table:formula="of:=(['pillbox-imb'.O6]-['pillbox-imb'.O19])*100" office:value-type="float" office:value="55.225" calcext:value-type="float">
            <text:p>5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ce</text:p>
          </table:table-cell>
          <table:table-cell table:style-name="ce2" table:formula="of:=(['pillbox-imb'.M7]-['pillbox-imb'.M20])*100" office:value-type="float" office:value="26.643" calcext:value-type="float">
            <text:p>27</text:p>
          </table:table-cell>
          <table:table-cell table:style-name="ce2" table:formula="of:=(['pillbox-imb'.N7]-['pillbox-imb'.N20])*100" office:value-type="float" office:value="40.149" calcext:value-type="float">
            <text:p>40</text:p>
          </table:table-cell>
          <table:table-cell table:style-name="ce2" table:formula="of:=(['pillbox-imb'.O7]-['pillbox-imb'.O20])*100" office:value-type="float" office:value="48.419" calcext:value-type="float">
            <text:p>4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egion</text:p>
          </table:table-cell>
          <table:table-cell table:style-name="ce2" table:formula="of:=(['pillbox-imb'.M8]-['pillbox-imb'.M21])*100" office:value-type="float" office:value="24.076" calcext:value-type="float">
            <text:p>24</text:p>
          </table:table-cell>
          <table:table-cell table:style-name="ce2" table:formula="of:=(['pillbox-imb'.N8]-['pillbox-imb'.N21])*100" office:value-type="float" office:value="35.225" calcext:value-type="float">
            <text:p>35</text:p>
          </table:table-cell>
          <table:table-cell table:style-name="ce2" table:formula="of:=(['pillbox-imb'.O8]-['pillbox-imb'.O21])*100" office:value-type="float" office:value="43.899" calcext:value-type="float">
            <text:p>44</text:p>
          </table:table-cell>
        </table:table-row>
      </table:table>
      <table:table table:name="pillbox-mem" table:style-name="ta1">
        <table:shapes>
          <draw:frame draw:z-index="0" draw:style-name="gr1" draw:text-style-name="P1" svg:width="879.11pt" svg:height="577.45pt" svg:x="270.57pt" svg:y="6.77pt">
            <loext:p draw:notify-on-update-of-ranges="'pillbox-mem'.B1:'pillbox-mem'.D1 'cav17-mem'.A2:'cav17-mem'.A2 'pillbox-mem'.B2:'pillbox-mem'.D2 'cav17-mem'.A3:'cav17-mem'.A3 'pillbox-mem'.B3:'pillbox-mem'.D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total (MB)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6022.65" calcext:value-type="float">
            <text:p>6022.65</text:p>
          </table:table-cell>
          <table:table-cell office:value-type="float" office:value="6121.82" calcext:value-type="float">
            <text:p>6121.82</text:p>
          </table:table-cell>
          <table:table-cell office:value-type="float" office:value="6541.22" calcext:value-type="float">
            <text:p>6541.22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5849.29" calcext:value-type="float">
            <text:p>5849.29</text:p>
          </table:table-cell>
          <table:table-cell office:value-type="float" office:value="6056.79" calcext:value-type="float">
            <text:p>6056.79</text:p>
          </table:table-cell>
          <table:table-cell office:value-type="float" office:value="6483.8" calcext:value-type="float">
            <text:p>6483.8</text:p>
          </table:table-cell>
        </table:table-row>
        <table:table-row table:style-name="ro1">
          <table:table-cell/>
          <table:table-cell table:style-name="ce13" table:formula="of:=(1-[.B3]/[.B2])*100" office:value-type="float" office:value="2.8784671199555" calcext:value-type="float">
            <text:p>2.8785</text:p>
          </table:table-cell>
          <table:table-cell table:style-name="ce13" table:formula="of:=(1-[.C3]/[.C2])*100" office:value-type="float" office:value="1.06226579677285" calcext:value-type="float">
            <text:p>1.0623</text:p>
          </table:table-cell>
          <table:table-cell table:style-name="ce13" table:formula="of:=(1-[.D3]/[.D2])*100" office:value-type="float" office:value="0.877817899413258" calcext:value-type="float">
            <text:p>0.8778</text:p>
          </table:table-cell>
        </table:table-row>
        <table:table-row table:style-name="ro1">
          <table:table-cell/>
          <table:table-cell table:style-name="ce3" table:formula="of:=[.B3]/[.B2]" office:value-type="float" office:value="0.971215328800445" calcext:value-type="float">
            <text:p>0.971</text:p>
          </table:table-cell>
          <table:table-cell table:style-name="ce3" table:formula="of:=[.C3]/[.C2]" office:value-type="float" office:value="0.989377342032272" calcext:value-type="float">
            <text:p>0.989</text:p>
          </table:table-cell>
          <table:table-cell table:style-name="ce3" table:formula="of:=[.D3]/[.D2]" office:value-type="float" office:value="0.991221821005867" calcext:value-type="float">
            <text:p>0.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06:29:41.694483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7T06:29:52.274114122</dc:date>
    <meta:editing-duration>PT3H50M20S</meta:editing-duration>
    <meta:editing-cycles>28</meta:editing-cycles>
    <meta:generator>LibreOffice/5.1.2.2.0$Linux_X86_64 LibreOffice_project/10m0$Build-2</meta:generator>
    <meta:document-statistic meta:table-count="6" meta:cell-count="155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1.014cm" svg:height="20.372cm" xlink:href=".." xlink:type="simple" chart:class="chart:bar" chart:style-name="ch1">
        <chart:title svg:x="10.116cm" svg:y="0.543cm" chart:style-name="ch2">
          <text:p>cav17 Peak Memory Usage</text:p>
        </chart:title>
        <chart:legend svg:x="23.451cm" svg:y="0.185cm" style:legend-expansion="custom" chartooo:width="7.33cm" chartooo:height="3.247cm" style:legend-expansion-aspect-ratio="2.25746843239914" chart:style-name="ch3"/>
        <chart:plot-area chart:style-name="ch4" table:cell-range-address="'cav17-mem'.A1:'cav17-mem'.D3" chart:data-source-has-labels="both" svg:x="2.437cm" svg:y="2.649cm" svg:width="27.957cm" svg:height="15.344cm">
          <chartooo:coordinate-region svg:x="4.937cm" svg:y="3.1cm" svg:width="25.457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'cav17-mem'.B1:'cav17-mem'.D1"/>
          </chart:axis>
          <chart:axis chart:dimension="y" chart:name="primary-y" chart:style-name="ch7">
            <chart:title svg:x="0.451cm" svg:y="13.028cm" chart:style-name="ch8">
              <text:p>Memory (MB)</text:p>
            </chart:title>
            <chart:grid chart:style-name="ch9" chart:class="major"/>
          </chart:axis>
          <chart:series chart:style-name="ch10" chart:values-cell-range-address="'cav17-mem'.B2:'cav17-mem'.D2" chart:label-cell-address="'cav17-mem'.A2:'cav17-mem'.A2" chart:class="chart:bar">
            <chart:data-point chart:repeated="3"/>
          </chart:series>
          <chart:series chart:style-name="ch11" chart:values-cell-range-address="'cav17-mem'.B3:'cav17-mem'.D3" chart:label-cell-address="'cav17-mem'.A3:'cav17-mem'.A3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3.81cm" svg:height="0.864cm" svg:x="16.299cm" svg:y="5.003cm">
          <draw:image xlink:href="Pictures/2000000F000008D3000001FBDAB7A99526FD63C7.svm" xlink:type="simple" xlink:show="embed" xlink:actuate="onLoad">
            <text:p/>
          </draw:image>
        </draw:frame>
        <draw:frame draw:style-name="gr1" draw:text-style-name="P1" svg:width="3.81cm" svg:height="0.864cm" svg:x="24.707cm" svg:y="4.516cm">
          <draw:image xlink:href="Pictures/2000000F000008D3000001FBCB6FD892D0FDA7E9.svm" xlink:type="simple" xlink:show="embed" xlink:actuate="onLoad">
            <text:p/>
          </draw:image>
        </draw:frame>
        <draw:frame draw:style-name="gr1" draw:text-style-name="P1" svg:width="3.81cm" svg:height="0.864cm" svg:x="7.831cm" svg:y="4cm">
          <draw:image xlink:href="Pictures/2000000F000008D3000001FB4E348922FCF4C60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'cav17-mem'.B1:'cav17-mem'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cav17-mem'.A2:'cav17-mem'.A2</svg:desc>
                </draw:g>
              </table:table-cell>
              <table:table-cell office:value-type="float" office:value="3434.16666666667">
                <text:p>3434.16666666667</text:p>
                <draw:g>
                  <svg:desc>'cav17-mem'.B2:'cav17-mem'.D2</svg:desc>
                </draw:g>
              </table:table-cell>
              <table:table-cell office:value-type="float" office:value="3194.215">
                <text:p>3194.215</text:p>
              </table:table-cell>
              <table:table-cell office:value-type="float" office:value="3160.50666666667">
                <text:p>3160.50666666667</text:p>
              </table:table-cell>
            </table:table-row>
            <table:table-row>
              <table:table-cell office:value-type="string">
                <text:p>Omega3P+PUMI</text:p>
                <draw:g>
                  <svg:desc>'cav17-mem'.A3:'cav17-mem'.A3</svg:desc>
                </draw:g>
              </table:table-cell>
              <table:table-cell office:value-type="float" office:value="3486.08666666667">
                <text:p>3486.08666666667</text:p>
                <draw:g>
                  <svg:desc>'cav17-mem'.B3:'cav17-mem'.D3</svg:desc>
                </draw:g>
              </table:table-cell>
              <table:table-cell office:value-type="float" office:value="3191.98333333333">
                <text:p>3191.98333333333</text:p>
              </table:table-cell>
              <table:table-cell office:value-type="float" office:value="3335.82333333333">
                <text:p>3335.82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6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0.204cm" svg:y="0.543cm" chart:style-name="ch2">
          <text:p>pillbox-2M Edge Imbalance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'pillbox-imb'.M18:'pillbox-imb'.O19 'cav17-imb'.A2:'cav17-imb'.A2 'pillbox-imb'.M6:'pillbox-imb'.O6 'pillbox-imb'.L19:'pillbox-imb'.L19" chart:data-source-has-labels="both" svg:x="2.437cm" svg:y="2.649cm" svg:width="27.947cm" svg:height="15.356cm">
          <chartooo:coordinate-region svg:x="3.561cm" svg:y="3.1cm" svg:width="26.823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'pillbox-imb'.M18:'pillbox-imb'.O18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'pillbox-imb'.M6:'pillbox-imb'.O6" chart:label-cell-address="'cav17-imb'.A2:'cav17-imb'.A2" chart:class="chart:bar">
            <chart:data-point chart:repeated="3"/>
          </chart:series>
          <chart:series chart:style-name="ch11" chart:values-cell-range-address="'pillbox-imb'.M19:'pillbox-imb'.O19" chart:label-cell-address="'pillbox-imb'.L19:'pillbox-imb'.L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'pillbox-imb'.M18:'pillbox-imb'.O18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cav17-imb'.A2:'cav17-imb'.A2</svg:desc>
                </draw:g>
              </table:table-cell>
              <table:table-cell office:value-type="float" office:value="1.56221">
                <text:p>1.56221</text:p>
                <draw:g>
                  <svg:desc>'pillbox-imb'.M6:'pillbox-imb'.O6</svg:desc>
                </draw:g>
              </table:table-cell>
              <table:table-cell office:value-type="float" office:value="1.7165">
                <text:p>1.7165</text:p>
              </table:table-cell>
              <table:table-cell office:value-type="float" office:value="1.79555">
                <text:p>1.79555</text:p>
              </table:table-cell>
            </table:table-row>
            <table:table-row>
              <table:table-cell office:value-type="string">
                <text:p>Omega3p+PUMI</text:p>
                <draw:g>
                  <svg:desc>'pillbox-imb'.L19:'pillbox-imb'.L19</svg:desc>
                </draw:g>
              </table:table-cell>
              <table:table-cell office:value-type="float" office:value="1.26101">
                <text:p>1.26101</text:p>
                <draw:g>
                  <svg:desc>'pillbox-imb'.M19:'pillbox-imb'.O19</svg:desc>
                </draw:g>
              </table:table-cell>
              <table:table-cell office:value-type="float" office:value="1.24519">
                <text:p>1.24519</text:p>
              </table:table-cell>
              <table:table-cell office:value-type="float" office:value="1.2433">
                <text:p>1.24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1.014cm" svg:height="20.372cm" xlink:href=".." xlink:type="simple" chart:class="chart:bar" chart:style-name="ch1">
        <chart:title svg:x="11.373cm" svg:y="0.543cm" chart:style-name="ch2">
          <text:p>Peak Memory Usage</text:p>
        </chart:title>
        <chart:legend svg:x="23.451cm" svg:y="0.185cm" style:legend-expansion="custom" chartooo:width="7.33cm" chartooo:height="3.247cm" style:legend-expansion-aspect-ratio="2.25746843239914" chart:style-name="ch3"/>
        <chart:plot-area chart:style-name="ch4" table:cell-range-address="'cav17-mem'.A1:'cav17-mem'.D3" chart:data-source-has-labels="both" svg:x="2.437cm" svg:y="2.649cm" svg:width="27.957cm" svg:height="15.344cm">
          <chartooo:coordinate-region svg:x="4.937cm" svg:y="3.1cm" svg:width="25.457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'cav17-mem'.B1:'cav17-mem'.D1"/>
          </chart:axis>
          <chart:axis chart:dimension="y" chart:name="primary-y" chart:style-name="ch7">
            <chart:title svg:x="0.451cm" svg:y="13.028cm" chart:style-name="ch8">
              <text:p>Memory (MB)</text:p>
            </chart:title>
            <chart:grid chart:style-name="ch9" chart:class="major"/>
          </chart:axis>
          <chart:series chart:style-name="ch10" chart:values-cell-range-address="'cav17-mem'.B2:'cav17-mem'.D2" chart:label-cell-address="'cav17-mem'.A2:'cav17-mem'.A2" chart:class="chart:bar">
            <chart:data-point chart:repeated="3"/>
          </chart:series>
          <chart:series chart:style-name="ch11" chart:values-cell-range-address="'cav17-mem'.B3:'cav17-mem'.D3" chart:label-cell-address="'cav17-mem'.A3:'cav17-mem'.A3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3.81cm" svg:height="0.864cm" svg:x="16.299cm" svg:y="5.003cm">
          <draw:image xlink:href="Pictures/2000000F000008D3000001FBDAB7A99526FD63C7.svm" xlink:type="simple" xlink:show="embed" xlink:actuate="onLoad">
            <text:p/>
          </draw:image>
        </draw:frame>
        <draw:frame draw:style-name="gr1" draw:text-style-name="P1" svg:width="3.81cm" svg:height="0.864cm" svg:x="24.707cm" svg:y="4.516cm">
          <draw:image xlink:href="Pictures/2000000F000008D3000001FBCB6FD892D0FDA7E9.svm" xlink:type="simple" xlink:show="embed" xlink:actuate="onLoad">
            <text:p/>
          </draw:image>
        </draw:frame>
        <draw:frame draw:style-name="gr1" draw:text-style-name="P1" svg:width="3.81cm" svg:height="0.864cm" svg:x="7.831cm" svg:y="4cm">
          <draw:image xlink:href="Pictures/2000000F000008D3000001FB4E348922FCF4C60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'cav17-mem'.B1:'cav17-mem'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cav17-mem'.A2:'cav17-mem'.A2</svg:desc>
                </draw:g>
              </table:table-cell>
              <table:table-cell office:value-type="float" office:value="3434.16666666667">
                <text:p>3434.16666666667</text:p>
                <draw:g>
                  <svg:desc>'cav17-mem'.B2:'cav17-mem'.D2</svg:desc>
                </draw:g>
              </table:table-cell>
              <table:table-cell office:value-type="float" office:value="3194.215">
                <text:p>3194.215</text:p>
              </table:table-cell>
              <table:table-cell office:value-type="float" office:value="3160.50666666667">
                <text:p>3160.50666666667</text:p>
              </table:table-cell>
            </table:table-row>
            <table:table-row>
              <table:table-cell office:value-type="string">
                <text:p>Omega3P+PUMI</text:p>
                <draw:g>
                  <svg:desc>'cav17-mem'.A3:'cav17-mem'.A3</svg:desc>
                </draw:g>
              </table:table-cell>
              <table:table-cell office:value-type="float" office:value="3486.08666666667">
                <text:p>3486.08666666667</text:p>
                <draw:g>
                  <svg:desc>'cav17-mem'.B3:'cav17-mem'.D3</svg:desc>
                </draw:g>
              </table:table-cell>
              <table:table-cell office:value-type="float" office:value="3191.98333333333">
                <text:p>3191.98333333333</text:p>
              </table:table-cell>
              <table:table-cell office:value-type="float" office:value="3335.82333333333">
                <text:p>3335.82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952cm"/>
    </style:style>
    <style:style style:name="P1" style:family="paragraph">
      <loext:graphic-properties draw:fill="none" draw:fill-color="#ffffff"/>
      <style:text-properties fo:font-size="16pt" style:font-size-asian="24pt" style:font-size-complex="24pt"/>
    </style:style>
    <style:style style:name="T1" style:family="text">
      <style:text-properties fo:font-size="16pt" style:font-size-asian="24pt" style:font-size-complex="24pt"/>
    </style:style>
  </office:automatic-styles>
  <office:body>
    <office:chart>
      <chart:chart svg:width="31.014cm" svg:height="20.372cm" xlink:href=".." xlink:type="simple" chart:class="chart:bar" chart:style-name="ch1">
        <chart:title svg:x="9.309cm" svg:y="0.543cm" chart:style-name="ch2">
          <text:p>pillbox-2M Peak Memory Usage</text:p>
        </chart:title>
        <chart:legend svg:x="23.451cm" svg:y="0.185cm" style:legend-expansion="custom" chartooo:width="7.33cm" chartooo:height="3.247cm" style:legend-expansion-aspect-ratio="2.25746843239914" chart:style-name="ch3"/>
        <chart:plot-area chart:style-name="ch4" table:cell-range-address="'pillbox-mem'.B1:'pillbox-mem'.D3 'cav17-mem'.A2:'cav17-mem'.A3" chart:data-source-has-labels="both" svg:x="2.437cm" svg:y="2.649cm" svg:width="27.957cm" svg:height="15.344cm">
          <chartooo:coordinate-region svg:x="4.064cm" svg:y="3.1cm" svg:width="26.33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'pillbox-mem'.B1:'pillbox-mem'.D1"/>
          </chart:axis>
          <chart:axis chart:dimension="y" chart:name="primary-y" chart:style-name="ch7">
            <chart:title svg:x="0.451cm" svg:y="13.028cm" chart:style-name="ch8">
              <text:p>Memory (MB)</text:p>
            </chart:title>
            <chart:grid chart:style-name="ch9" chart:class="major"/>
          </chart:axis>
          <chart:series chart:style-name="ch10" chart:values-cell-range-address="'pillbox-mem'.B2:'pillbox-mem'.D2" chart:label-cell-address="'cav17-mem'.A2:'cav17-mem'.A2" chart:class="chart:bar">
            <chart:data-point chart:repeated="3"/>
          </chart:series>
          <chart:series chart:style-name="ch11" chart:values-cell-range-address="'pillbox-mem'.B3:'pillbox-mem'.D3" chart:label-cell-address="'cav17-mem'.A3:'cav17-mem'.A3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2.045cm" svg:height="0.952cm" svg:x="9.332cm" svg:y="4.406cm">
          <draw:text-box>
            <text:p><text:span text:style-name="T1">0.971</text:span></text:p>
          </draw:text-box>
        </draw:frame>
        <draw:frame draw:style-name="gr1" draw:text-style-name="P1" svg:width="2.045cm" svg:height="0.952cm" svg:x="18.109cm" svg:y="3.998cm">
          <draw:text-box>
            <text:p><text:span text:style-name="T1">0.989</text:span></text:p>
          </draw:text-box>
        </draw:frame>
        <draw:frame draw:style-name="gr1" draw:text-style-name="P1" svg:width="2.045cm" svg:height="0.952cm" svg:x="26.886cm" svg:y="3.16cm">
          <draw:text-box>
            <text:p><text:span text:style-name="T1">0.99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'pillbox-mem'.B1:'pillbox-mem'.D1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cav17-mem'.A2:'cav17-mem'.A2</svg:desc>
                </draw:g>
              </table:table-cell>
              <table:table-cell office:value-type="float" office:value="6022.65">
                <text:p>6022.65</text:p>
                <draw:g>
                  <svg:desc>'pillbox-mem'.B2:'pillbox-mem'.D2</svg:desc>
                </draw:g>
              </table:table-cell>
              <table:table-cell office:value-type="float" office:value="6121.82">
                <text:p>6121.82</text:p>
              </table:table-cell>
              <table:table-cell office:value-type="float" office:value="6541.22">
                <text:p>6541.22</text:p>
              </table:table-cell>
            </table:table-row>
            <table:table-row>
              <table:table-cell office:value-type="string">
                <text:p>Omega3P+PUMI</text:p>
                <draw:g>
                  <svg:desc>'cav17-mem'.A3:'cav17-mem'.A3</svg:desc>
                </draw:g>
              </table:table-cell>
              <table:table-cell office:value-type="float" office:value="5849.29">
                <text:p>5849.29</text:p>
                <draw:g>
                  <svg:desc>'pillbox-mem'.B3:'pillbox-mem'.D3</svg:desc>
                </draw:g>
              </table:table-cell>
              <table:table-cell office:value-type="float" office:value="6056.79">
                <text:p>6056.79</text:p>
              </table:table-cell>
              <table:table-cell office:value-type="float" office:value="6483.8">
                <text:p>6483.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95cm"/>
    </style:style>
    <style:style style:name="P1" style:family="paragraph">
      <loext:graphic-properties draw:fill="none" draw:fill-color="#ffffff"/>
      <style:text-properties fo:font-size="16pt" style:font-size-asian="24pt" style:font-size-complex="24pt"/>
    </style:style>
    <style:style style:name="T1" style:family="text">
      <style:text-properties fo:font-size="16pt" style:font-size-asian="24pt" style:font-size-complex="24pt"/>
    </style:style>
  </office:automatic-styles>
  <office:body>
    <office:chart>
      <chart:chart svg:width="31.004cm" svg:height="20.384cm" xlink:href=".." xlink:type="simple" chart:class="chart:bar" chart:style-name="ch1">
        <chart:title svg:x="13.114cm" svg:y="0.543cm" chart:style-name="ch2">
          <text:p>Total Faces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'cav17-imb'.C30:'cav17-imb'.E30 'cav17-imb'.B27:'cav17-imb'.E27 'cav17-imb'.B33:'cav17-imb'.E33" chart:data-source-has-labels="both" svg:x="2.437cm" svg:y="2.649cm" svg:width="27.947cm" svg:height="15.356cm">
          <chartooo:coordinate-region svg:x="5.096cm" svg:y="3.1cm" svg:width="25.288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'cav17-imb'.C30:'cav17-imb'.E30"/>
          </chart:axis>
          <chart:axis chart:dimension="y" chart:name="primary-y" chart:style-name="ch7">
            <chart:title svg:x="0.451cm" svg:y="11.539cm" chart:style-name="ch8">
              <text:p>Faces</text:p>
            </chart:title>
            <chart:grid chart:style-name="ch9" chart:class="major"/>
          </chart:axis>
          <chart:series chart:style-name="ch10" chart:values-cell-range-address="'cav17-imb'.C27:'cav17-imb'.E27" chart:label-cell-address="'cav17-imb'.B27:'cav17-imb'.B27" chart:class="chart:bar">
            <chart:data-point chart:repeated="3"/>
          </chart:series>
          <chart:series chart:style-name="ch11" chart:values-cell-range-address="'cav17-imb'.C33:'cav17-imb'.E33" chart:label-cell-address="'cav17-imb'.B33:'cav17-imb'.B33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2.038cm" svg:height="0.795cm" svg:x="10.082cm" svg:y="7.708cm">
          <draw:text-box>
            <text:p><text:span text:style-name="T1">0.988</text:span></text:p>
          </draw:text-box>
        </draw:frame>
        <draw:frame draw:style-name="gr1" draw:text-style-name="P1" svg:width="2.038cm" svg:height="0.795cm" svg:x="18.511cm" svg:y="6.374cm">
          <draw:text-box>
            <text:p><text:span text:style-name="T1">1.002</text:span></text:p>
          </draw:text-box>
        </draw:frame>
        <draw:frame draw:style-name="gr1" draw:text-style-name="P1" svg:width="2.038cm" svg:height="0.795cm" svg:x="26.941cm" svg:y="4.637cm">
          <draw:text-box>
            <text:p><text:span text:style-name="T1">1.00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'cav17-imb'.C30:'cav17-imb'.E3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cav17-imb'.B27:'cav17-imb'.B27</svg:desc>
                </draw:g>
              </table:table-cell>
              <table:table-cell office:value-type="float" office:value="860005">
                <text:p>860005</text:p>
                <draw:g>
                  <svg:desc>'cav17-imb'.C27:'cav17-imb'.E27</svg:desc>
                </draw:g>
              </table:table-cell>
              <table:table-cell office:value-type="float" office:value="983655">
                <text:p>983655</text:p>
              </table:table-cell>
              <table:table-cell office:value-type="float" office:value="1161371">
                <text:p>1161371</text:p>
              </table:table-cell>
            </table:table-row>
            <table:table-row>
              <table:table-cell office:value-type="string">
                <text:p>Omega3P+PUMI</text:p>
                <draw:g>
                  <svg:desc>'cav17-imb'.B33:'cav17-imb'.B33</svg:desc>
                </draw:g>
              </table:table-cell>
              <table:table-cell office:value-type="float" office:value="849972">
                <text:p>849972</text:p>
                <draw:g>
                  <svg:desc>'cav17-imb'.C33:'cav17-imb'.E33</svg:desc>
                </draw:g>
              </table:table-cell>
              <table:table-cell office:value-type="float" office:value="985649">
                <text:p>985649</text:p>
              </table:table-cell>
              <table:table-cell office:value-type="float" office:value="1162467">
                <text:p>1162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166cm"/>
    </style:style>
    <style:style style:name="gr2" style:family="graphic">
      <style:graphic-properties draw:stroke="none" svg:stroke-color="#000000" draw:fill="none" draw:fill-color="#ffffff" fo:min-height="0.7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6pt" style:font-size-asian="24pt" style:font-size-complex="24pt"/>
    </style:style>
    <style:style style:name="T1" style:family="text">
      <style:text-properties fo:font-size="16pt" style:font-size-asian="24pt" style:font-size-complex="24pt"/>
    </style:style>
  </office:automatic-styles>
  <office:body>
    <office:chart>
      <chart:chart svg:width="31.004cm" svg:height="20.384cm" xlink:href=".." xlink:type="simple" chart:class="chart:bar" chart:style-name="ch1">
        <chart:title svg:x="13.074cm" svg:y="0.543cm" chart:style-name="ch2">
          <text:p>Total Edges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'pillbox-imb'.M11:'pillbox-imb'.O12 'pillbox-imb'.L11:'pillbox-imb'.L12 'pillbox-imb'.L25:'pillbox-imb'.O25" chart:data-source-has-labels="both" svg:x="2.437cm" svg:y="2.649cm" svg:width="27.947cm" svg:height="15.356cm">
          <chartooo:coordinate-region svg:x="5.096cm" svg:y="3.101cm" svg:width="25.288cm" svg:height="13.754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'pillbox-imb'.M11:'pillbox-imb'.O11"/>
          </chart:axis>
          <chart:axis chart:dimension="y" chart:name="primary-y" chart:style-name="ch7">
            <chart:title svg:x="0.451cm" svg:y="11.618cm" chart:style-name="ch8">
              <text:p>Edges</text:p>
            </chart:title>
            <chart:grid chart:style-name="ch9" chart:class="major"/>
          </chart:axis>
          <chart:series chart:style-name="ch10" chart:values-cell-range-address="'pillbox-imb'.M12:'pillbox-imb'.O12" chart:label-cell-address="'pillbox-imb'.L12:'pillbox-imb'.L12" chart:class="chart:bar">
            <chart:data-point chart:repeated="3"/>
          </chart:series>
          <chart:series chart:style-name="ch11" chart:values-cell-range-address="'pillbox-imb'.M25:'pillbox-imb'.O25" chart:label-cell-address="'pillbox-imb'.L25:'pillbox-imb'.L25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2.147cm" svg:height="1.166cm" svg:x="9.425cm" svg:y="7.071cm">
          <draw:text-box>
            <text:p/>
          </draw:text-box>
        </draw:frame>
        <draw:frame draw:style-name="gr2" draw:text-style-name="P2" svg:width="2.038cm" svg:height="0.795cm" svg:x="10.082cm" svg:y="7.439cm">
          <draw:text-box>
            <text:p><text:span text:style-name="T1">1.008</text:span></text:p>
          </draw:text-box>
        </draw:frame>
        <draw:frame draw:style-name="gr2" draw:text-style-name="P2" svg:width="2.038cm" svg:height="0.795cm" svg:x="18.511cm" svg:y="6.033cm">
          <draw:text-box>
            <text:p><text:span text:style-name="T1">1.009</text:span></text:p>
          </draw:text-box>
        </draw:frame>
        <draw:frame draw:style-name="gr2" draw:text-style-name="P2" svg:width="2.038cm" svg:height="0.795cm" svg:x="26.941cm" svg:y="4.017cm">
          <draw:text-box>
            <text:p><text:span text:style-name="T1">1.012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'pillbox-imb'.M11:'pillbox-imb'.O11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pillbox-imb'.L12:'pillbox-imb'.L12</svg:desc>
                </draw:g>
              </table:table-cell>
              <table:table-cell office:value-type="float" office:value="3729026">
                <text:p>3729026</text:p>
                <draw:g>
                  <svg:desc>'pillbox-imb'.M12:'pillbox-imb'.O12</svg:desc>
                </draw:g>
              </table:table-cell>
              <table:table-cell office:value-type="float" office:value="4333719">
                <text:p>4333719</text:p>
              </table:table-cell>
              <table:table-cell office:value-type="float" office:value="5193139">
                <text:p>5193139</text:p>
              </table:table-cell>
            </table:table-row>
            <table:table-row>
              <table:table-cell office:value-type="string">
                <text:p>Omega3p+PUMI</text:p>
                <draw:g>
                  <svg:desc>'pillbox-imb'.L25:'pillbox-imb'.L25</svg:desc>
                </draw:g>
              </table:table-cell>
              <table:table-cell office:value-type="float" office:value="3759972">
                <text:p>3759972</text:p>
                <draw:g>
                  <svg:desc>'pillbox-imb'.M25:'pillbox-imb'.O25</svg:desc>
                </draw:g>
              </table:table-cell>
              <table:table-cell office:value-type="float" office:value="4373328">
                <text:p>4373328</text:p>
              </table:table-cell>
              <table:table-cell office:value-type="float" office:value="5253008">
                <text:p>5253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6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1.05cm" svg:y="0.543cm" chart:style-name="ch2">
          <text:p>cav17 Face Imbalance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'cav17-imb'.B47:'cav17-imb'.D47 'cav17-imb'.A6:'cav17-imb'.A7 'cav17-imb'.B44:'cav17-imb'.D44 'cav17-imb'.B50:'cav17-imb'.D50" chart:data-source-has-labels="both" svg:x="2.437cm" svg:y="2.649cm" svg:width="27.947cm" svg:height="15.356cm">
          <chartooo:coordinate-region svg:x="3.561cm" svg:y="3.1cm" svg:width="26.823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'cav17-imb'.B47:'cav17-imb'.D47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'cav17-imb'.B44:'cav17-imb'.D44" chart:label-cell-address="'cav17-imb'.A6:'cav17-imb'.A6" chart:class="chart:bar">
            <chart:data-point chart:repeated="3"/>
          </chart:series>
          <chart:series chart:style-name="ch11" chart:values-cell-range-address="'cav17-imb'.B50:'cav17-imb'.D50" chart:label-cell-address="'cav17-imb'.A7:'cav17-imb'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'cav17-imb'.B47:'cav17-imb'.D4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cav17-imb'.A6:'cav17-imb'.A6</svg:desc>
                </draw:g>
              </table:table-cell>
              <table:table-cell office:value-type="float" office:value="1.18675">
                <text:p>1.18675</text:p>
                <draw:g>
                  <svg:desc>'cav17-imb'.B44:'cav17-imb'.D44</svg:desc>
                </draw:g>
              </table:table-cell>
              <table:table-cell office:value-type="float" office:value="1.27154">
                <text:p>1.27154</text:p>
              </table:table-cell>
              <table:table-cell office:value-type="float" office:value="1.3757">
                <text:p>1.3757</text:p>
              </table:table-cell>
            </table:table-row>
            <table:table-row>
              <table:table-cell office:value-type="string">
                <text:p>Omega3P+PUMI</text:p>
                <draw:g>
                  <svg:desc>'cav17-imb'.A7:'cav17-imb'.A7</svg:desc>
                </draw:g>
              </table:table-cell>
              <table:table-cell office:value-type="float" office:value="1.11243">
                <text:p>1.11243</text:p>
                <draw:g>
                  <svg:desc>'cav17-imb'.B50:'cav17-imb'.D50</svg:desc>
                </draw:g>
              </table:table-cell>
              <table:table-cell office:value-type="float" office:value="1.11605">
                <text:p>1.11605</text:p>
              </table:table-cell>
              <table:table-cell office:value-type="float" office:value="1.10551">
                <text:p>1.105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6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1.011cm" svg:y="0.543cm" chart:style-name="ch2">
          <text:p>cav17 Edge Imbalance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'cav17-imb'.B1:'cav17-imb'.D1 'cav17-imb'.A2:'cav17-imb'.A3 'cav17-imb'.B43:'cav17-imb'.D43 'cav17-imb'.B49:'cav17-imb'.D49" chart:data-source-has-labels="both" svg:x="2.437cm" svg:y="2.649cm" svg:width="27.947cm" svg:height="15.356cm">
          <chartooo:coordinate-region svg:x="3.561cm" svg:y="3.1cm" svg:width="26.823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'cav17-imb'.B1:'cav17-imb'.D1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'cav17-imb'.B43:'cav17-imb'.D43" chart:label-cell-address="'cav17-imb'.A2:'cav17-imb'.A2" chart:class="chart:bar">
            <chart:data-point chart:repeated="3"/>
          </chart:series>
          <chart:series chart:style-name="ch11" chart:values-cell-range-address="'cav17-imb'.B49:'cav17-imb'.D49" chart:label-cell-address="'cav17-imb'.A3:'cav17-imb'.A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'cav17-imb'.B1:'cav17-imb'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cav17-imb'.A2:'cav17-imb'.A2</svg:desc>
                </draw:g>
              </table:table-cell>
              <table:table-cell office:value-type="float" office:value="1.23738">
                <text:p>1.23738</text:p>
                <draw:g>
                  <svg:desc>'cav17-imb'.B43:'cav17-imb'.D43</svg:desc>
                </draw:g>
              </table:table-cell>
              <table:table-cell office:value-type="float" office:value="1.34512">
                <text:p>1.34512</text:p>
              </table:table-cell>
              <table:table-cell office:value-type="float" office:value="1.46843">
                <text:p>1.46843</text:p>
              </table:table-cell>
            </table:table-row>
            <table:table-row>
              <table:table-cell office:value-type="string">
                <text:p>Omega3P+PUMI</text:p>
                <draw:g>
                  <svg:desc>'cav17-imb'.A3:'cav17-imb'.A3</svg:desc>
                </draw:g>
              </table:table-cell>
              <table:table-cell office:value-type="float" office:value="1.15676">
                <text:p>1.15676</text:p>
                <draw:g>
                  <svg:desc>'cav17-imb'.B49:'cav17-imb'.D49</svg:desc>
                </draw:g>
              </table:table-cell>
              <table:table-cell office:value-type="float" office:value="1.18567">
                <text:p>1.18567</text:p>
              </table:table-cell>
              <table:table-cell office:value-type="float" office:value="1.17498">
                <text:p>1.174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31.014cm" svg:height="20.372cm" xlink:href=".." xlink:type="simple" chart:class="chart:bar" chart:style-name="ch1">
        <chart:title svg:x="13.331cm" svg:y="0.543cm" chart:style-name="ch2">
          <text:p>Total Time</text:p>
        </chart:title>
        <chart:legend svg:x="23.451cm" svg:y="0.185cm" style:legend-expansion="custom" chartooo:width="7.33cm" chartooo:height="3.247cm" style:legend-expansion-aspect-ratio="2.25746843239914" chart:style-name="ch3"/>
        <chart:plot-area chart:style-name="ch4" table:cell-range-address="time.B1:time.D1 time.A3:time.D3 time.A5:time.D5" chart:data-source-has-labels="both" svg:x="2.437cm" svg:y="2.649cm" svg:width="27.957cm" svg:height="15.344cm">
          <chartooo:coordinate-region svg:x="4.249cm" svg:y="3.1cm" svg:width="26.145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time.B1:time.D1"/>
          </chart:axis>
          <chart:axis chart:dimension="y" chart:name="primary-y" chart:style-name="ch7">
            <chart:title svg:x="0.451cm" svg:y="12.009cm" chart:style-name="ch8">
              <text:p>Time (s)</text:p>
            </chart:title>
            <chart:grid chart:style-name="ch9" chart:class="major"/>
          </chart:axis>
          <chart:series chart:style-name="ch10" chart:values-cell-range-address="time.B3:time.D3" chart:label-cell-address="time.A3:time.A3" chart:class="chart:bar">
            <chart:data-point chart:repeated="3"/>
          </chart:series>
          <chart:series chart:style-name="ch11" chart:values-cell-range-address="time.B5:time.D5" chart:label-cell-address="time.A5:time.A5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4.099cm" svg:height="1.012cm" svg:x="6.626cm" svg:y="3.061cm">
          <draw:image xlink:href="Pictures/2000000F00000C20000001FBB71C4D73AC10BAB5.svm" xlink:type="simple" xlink:show="embed" xlink:actuate="onLoad">
            <text:p/>
          </draw:image>
        </draw:frame>
        <draw:frame draw:style-name="gr1" draw:text-style-name="P1" svg:width="3.81cm" svg:height="0.864cm" svg:x="15.815cm" svg:y="6.332cm">
          <draw:image xlink:href="Pictures/2000000F000008D3000001FB75FCC9DA5D33A0BF.svm" xlink:type="simple" xlink:show="embed" xlink:actuate="onLoad">
            <text:p/>
          </draw:image>
        </draw:frame>
        <draw:frame draw:style-name="gr1" draw:text-style-name="P2" svg:width="4.099cm" svg:height="1.012cm" svg:x="23.944cm" svg:y="7.224cm">
          <draw:image xlink:href="Pictures/2000000F00000C20000001FBB71C4D73AC10BAB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e.B1:time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time.A3:time.A3</svg:desc>
                </draw:g>
              </table:table-cell>
              <table:table-cell office:value-type="float" office:value="44.5543493333333">
                <text:p>44.5543493333333</text:p>
                <draw:g>
                  <svg:desc>time.B3:time.D3</svg:desc>
                </draw:g>
              </table:table-cell>
              <table:table-cell office:value-type="float" office:value="39.354691">
                <text:p>39.354691</text:p>
              </table:table-cell>
              <table:table-cell office:value-type="float" office:value="30.0367756666667">
                <text:p>30.0367756666667</text:p>
              </table:table-cell>
            </table:table-row>
            <table:table-row>
              <table:table-cell office:value-type="string">
                <text:p>Omega3P+PUMI</text:p>
                <draw:g>
                  <svg:desc>time.A5:time.A5</svg:desc>
                </draw:g>
              </table:table-cell>
              <table:table-cell office:value-type="float" office:value="46.455563">
                <text:p>46.455563</text:p>
                <draw:g>
                  <svg:desc>time.B5:time.D5</svg:desc>
                </draw:g>
              </table:table-cell>
              <table:table-cell office:value-type="float" office:value="35.0936083333333">
                <text:p>35.0936083333333</text:p>
              </table:table-cell>
              <table:table-cell office:value-type="float" office:value="31.3089413333333">
                <text:p>31.308941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166cm"/>
    </style:style>
    <style:style style:name="gr2" style:family="graphic">
      <style:graphic-properties draw:stroke="none" svg:stroke-color="#000000" draw:fill="none" draw:fill-color="#ffffff" fo:min-height="0.7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6pt" style:font-size-asian="24pt" style:font-size-complex="24pt"/>
    </style:style>
    <style:style style:name="T1" style:family="text">
      <style:text-properties fo:font-size="16pt" style:font-size-asian="24pt" style:font-size-complex="24pt"/>
    </style:style>
  </office:automatic-styles>
  <office:body>
    <office:chart>
      <chart:chart svg:width="31.004cm" svg:height="20.384cm" xlink:href=".." xlink:type="simple" chart:class="chart:bar" chart:style-name="ch1">
        <chart:title svg:x="13.074cm" svg:y="0.543cm" chart:style-name="ch2">
          <text:p>Total Edges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'cav17-imb'.C24:'cav17-imb'.E24 'cav17-imb'.B26:'cav17-imb'.E26 'cav17-imb'.B32:'cav17-imb'.E32" chart:data-source-has-labels="both" svg:x="2.437cm" svg:y="2.649cm" svg:width="27.947cm" svg:height="15.356cm">
          <chartooo:coordinate-region svg:x="4.752cm" svg:y="3.1cm" svg:width="25.6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'cav17-imb'.C24:'cav17-imb'.E24"/>
          </chart:axis>
          <chart:axis chart:dimension="y" chart:name="primary-y" chart:style-name="ch7">
            <chart:title svg:x="0.451cm" svg:y="11.618cm" chart:style-name="ch8">
              <text:p>Edges</text:p>
            </chart:title>
            <chart:grid chart:style-name="ch9" chart:class="major"/>
          </chart:axis>
          <chart:series chart:style-name="ch10" chart:values-cell-range-address="'cav17-imb'.C26:'cav17-imb'.E26" chart:label-cell-address="'cav17-imb'.B26:'cav17-imb'.B26" chart:class="chart:bar">
            <chart:data-point chart:repeated="3"/>
          </chart:series>
          <chart:series chart:style-name="ch11" chart:values-cell-range-address="'cav17-imb'.C32:'cav17-imb'.E32" chart:label-cell-address="'cav17-imb'.B32:'cav17-imb'.B32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2.147cm" svg:height="1.166cm" svg:x="9.425cm" svg:y="7.071cm">
          <draw:text-box>
            <text:p/>
          </draw:text-box>
        </draw:frame>
        <draw:frame draw:style-name="gr2" draw:text-style-name="P2" svg:width="2.038cm" svg:height="0.795cm" svg:x="9.834cm" svg:y="7.17cm">
          <draw:text-box>
            <text:p><text:span text:style-name="T1">0.985</text:span></text:p>
          </draw:text-box>
        </draw:frame>
        <draw:frame draw:style-name="gr2" draw:text-style-name="P2" svg:width="2.038cm" svg:height="0.795cm" svg:x="18.377cm" svg:y="5.447cm">
          <draw:text-box>
            <text:p><text:span text:style-name="T1">1.002</text:span></text:p>
          </draw:text-box>
        </draw:frame>
        <draw:frame draw:style-name="gr2" draw:text-style-name="P2" svg:width="2.038cm" svg:height="0.795cm" svg:x="26.921cm" svg:y="3.198cm">
          <draw:text-box>
            <text:p><text:span text:style-name="T1">1.000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'cav17-imb'.C24:'cav17-imb'.E2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cav17-imb'.B26:'cav17-imb'.B26</svg:desc>
                </draw:g>
              </table:table-cell>
              <table:table-cell office:value-type="float" office:value="524669">
                <text:p>524669</text:p>
                <draw:g>
                  <svg:desc>'cav17-imb'.C26:'cav17-imb'.E26</svg:desc>
                </draw:g>
              </table:table-cell>
              <table:table-cell office:value-type="float" office:value="615965">
                <text:p>615965</text:p>
              </table:table-cell>
              <table:table-cell office:value-type="float" office:value="747726">
                <text:p>747726</text:p>
              </table:table-cell>
            </table:table-row>
            <table:table-row>
              <table:table-cell office:value-type="string">
                <text:p>Omega3P+PUMI</text:p>
                <draw:g>
                  <svg:desc>'cav17-imb'.B32:'cav17-imb'.B32</svg:desc>
                </draw:g>
              </table:table-cell>
              <table:table-cell office:value-type="float" office:value="516975">
                <text:p>516975</text:p>
                <draw:g>
                  <svg:desc>'cav17-imb'.C32:'cav17-imb'.E32</svg:desc>
                </draw:g>
              </table:table-cell>
              <table:table-cell office:value-type="float" office:value="617183">
                <text:p>617183</text:p>
              </table:table-cell>
              <table:table-cell office:value-type="float" office:value="747971">
                <text:p>7479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95cm"/>
    </style:style>
    <style:style style:name="P1" style:family="paragraph">
      <loext:graphic-properties draw:fill="none" draw:fill-color="#ffffff"/>
      <style:text-properties fo:font-size="16pt" style:font-size-asian="24pt" style:font-size-complex="24pt"/>
    </style:style>
    <style:style style:name="T1" style:family="text">
      <style:text-properties fo:font-size="16pt" style:font-size-asian="24pt" style:font-size-complex="24pt"/>
    </style:style>
  </office:automatic-styles>
  <office:body>
    <office:chart>
      <chart:chart svg:width="31.004cm" svg:height="20.384cm" xlink:href=".." xlink:type="simple" chart:class="chart:bar" chart:style-name="ch1">
        <chart:title svg:x="13.114cm" svg:y="0.543cm" chart:style-name="ch2">
          <text:p>Total Faces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'pillbox-imb'.M24:'pillbox-imb'.O24 'pillbox-imb'.L13:'pillbox-imb'.O13 'pillbox-imb'.L26:'pillbox-imb'.O26" chart:data-source-has-labels="both" svg:x="2.437cm" svg:y="2.649cm" svg:width="27.947cm" svg:height="15.356cm">
          <chartooo:coordinate-region svg:x="5.096cm" svg:y="3.101cm" svg:width="25.288cm" svg:height="13.754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'pillbox-imb'.M24:'pillbox-imb'.O24"/>
          </chart:axis>
          <chart:axis chart:dimension="y" chart:name="primary-y" chart:style-name="ch7">
            <chart:title svg:x="0.451cm" svg:y="11.539cm" chart:style-name="ch8">
              <text:p>Faces</text:p>
            </chart:title>
            <chart:grid chart:style-name="ch9" chart:class="major"/>
          </chart:axis>
          <chart:series chart:style-name="ch10" chart:values-cell-range-address="'pillbox-imb'.M13:'pillbox-imb'.O13" chart:label-cell-address="'pillbox-imb'.L13:'pillbox-imb'.L13" chart:class="chart:bar">
            <chart:data-point chart:repeated="3"/>
          </chart:series>
          <chart:series chart:style-name="ch11" chart:values-cell-range-address="'pillbox-imb'.M26:'pillbox-imb'.O26" chart:label-cell-address="'pillbox-imb'.L26:'pillbox-imb'.L26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2.038cm" svg:height="0.795cm" svg:x="10.04cm" svg:y="6.823cm">
          <draw:text-box>
            <text:p><text:span text:style-name="T1">1.008</text:span></text:p>
          </draw:text-box>
        </draw:frame>
        <draw:frame draw:style-name="gr1" draw:text-style-name="P1" svg:width="2.038cm" svg:height="0.795cm" svg:x="18.511cm" svg:y="5.579cm">
          <draw:text-box>
            <text:p><text:span text:style-name="T1">1.008</text:span></text:p>
          </draw:text-box>
        </draw:frame>
        <draw:frame draw:style-name="gr1" draw:text-style-name="P1" svg:width="2.038cm" svg:height="0.795cm" svg:x="26.941cm" svg:y="3.749cm">
          <draw:text-box>
            <text:p><text:span text:style-name="T1">1.01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'pillbox-imb'.M24:'pillbox-imb'.O24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pillbox-imb'.L13:'pillbox-imb'.L13</svg:desc>
                </draw:g>
              </table:table-cell>
              <table:table-cell office:value-type="float" office:value="5995252">
                <text:p>5995252</text:p>
                <draw:g>
                  <svg:desc>'pillbox-imb'.M13:'pillbox-imb'.O13</svg:desc>
                </draw:g>
              </table:table-cell>
              <table:table-cell office:value-type="float" office:value="6810947">
                <text:p>6810947</text:p>
              </table:table-cell>
              <table:table-cell office:value-type="float" office:value="7970990">
                <text:p>7970990</text:p>
              </table:table-cell>
            </table:table-row>
            <table:table-row>
              <table:table-cell office:value-type="string">
                <text:p>Omega3p+PUMI</text:p>
                <draw:g>
                  <svg:desc>'pillbox-imb'.L26:'pillbox-imb'.L26</svg:desc>
                </draw:g>
              </table:table-cell>
              <table:table-cell office:value-type="float" office:value="6040585">
                <text:p>6040585</text:p>
                <draw:g>
                  <svg:desc>'pillbox-imb'.M26:'pillbox-imb'.O26</svg:desc>
                </draw:g>
              </table:table-cell>
              <table:table-cell office:value-type="float" office:value="6868834">
                <text:p>6868834</text:p>
              </table:table-cell>
              <table:table-cell office:value-type="float" office:value="8054750">
                <text:p>80547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6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0.243cm" svg:y="0.543cm" chart:style-name="ch2">
          <text:p>pillbox-2M Face Imbalance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'pillbox-imb'.M18:'pillbox-imb'.O18 'cav17-imb'.A6:'cav17-imb'.A7 'pillbox-imb'.M7:'pillbox-imb'.O7 'pillbox-imb'.M20:'pillbox-imb'.O20" chart:data-source-has-labels="both" svg:x="2.437cm" svg:y="2.649cm" svg:width="27.947cm" svg:height="15.356cm">
          <chartooo:coordinate-region svg:x="3.561cm" svg:y="3.1cm" svg:width="26.823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'pillbox-imb'.M18:'pillbox-imb'.O18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'pillbox-imb'.M7:'pillbox-imb'.O7" chart:label-cell-address="'cav17-imb'.A6:'cav17-imb'.A6" chart:class="chart:bar">
            <chart:data-point chart:repeated="3"/>
          </chart:series>
          <chart:series chart:style-name="ch11" chart:values-cell-range-address="'pillbox-imb'.M20:'pillbox-imb'.O20" chart:label-cell-address="'cav17-imb'.A7:'cav17-imb'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'pillbox-imb'.M18:'pillbox-imb'.O18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'cav17-imb'.A6:'cav17-imb'.A6</svg:desc>
                </draw:g>
              </table:table-cell>
              <table:table-cell office:value-type="float" office:value="1.45515">
                <text:p>1.45515</text:p>
                <draw:g>
                  <svg:desc>'pillbox-imb'.M7:'pillbox-imb'.O7</svg:desc>
                </draw:g>
              </table:table-cell>
              <table:table-cell office:value-type="float" office:value="1.57623">
                <text:p>1.57623</text:p>
              </table:table-cell>
              <table:table-cell office:value-type="float" office:value="1.65862">
                <text:p>1.65862</text:p>
              </table:table-cell>
            </table:table-row>
            <table:table-row>
              <table:table-cell office:value-type="string">
                <text:p>Omega3P+PUMI</text:p>
                <draw:g>
                  <svg:desc>'cav17-imb'.A7:'cav17-imb'.A7</svg:desc>
                </draw:g>
              </table:table-cell>
              <table:table-cell office:value-type="float" office:value="1.18872">
                <text:p>1.18872</text:p>
                <draw:g>
                  <svg:desc>'pillbox-imb'.M20:'pillbox-imb'.O20</svg:desc>
                </draw:g>
              </table:table-cell>
              <table:table-cell office:value-type="float" office:value="1.17474">
                <text:p>1.17474</text:p>
              </table:table-cell>
              <table:table-cell office:value-type="float" office:value="1.17443">
                <text:p>1.174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